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0.20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5252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3.5165in"/>
    </style:style>
    <style:style style:name="co19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en" number:country="GB">
      <number:number number:decimal-places="2" loext:min-decimal-places="2" number:min-integer-digits="1" number:grouping="true"/>
    </number:number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dd58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05" style:family="table-cell" style:parent-style-name="Default" style:data-style-name="N112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7" style:family="table-cell" style:parent-style-name="Default" style:data-style-name="N2000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23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03" style:family="table-cell" style:parent-style-name="Default" style:data-style-name="N100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85" style:family="table-cell" style:parent-style-name="Accent_20_1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000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2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44" style:family="table-cell" style:parent-style-name="Default" style:data-style-name="N112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08" style:family="table-cell" style:parent-style-name="Default" style:data-style-name="N114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14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14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114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14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4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1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52" style:family="table-cell" style:parent-style-name="Default" style:data-style-name="N114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5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333333"/>
    </style:style>
    <style:style style:name="ce164" style:family="table-cell" style:parent-style-name="Default">
      <style:table-cell-properties fo:background-color="#000000"/>
    </style:style>
    <style:style style:name="ce18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3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88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9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9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202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20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208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20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21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213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5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 table:refresh-delay="PT00H04M00S"/>
            <text:p>v1.0.4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 OR           ([.D14]&gt;[.D13])           OR  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0.3213in" svg:height="0.3236in" svg:x="6.9528in" svg:y="2.6402in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0.3213in" svg:height="0.3236in" svg:x="6.9528in" svg:y="3.4937in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" table:number-columns-repeated="53" table:default-cell-style-name="ce8"/>
        <table:table-row table:style-name="ro2">
          <table:table-cell table:style-name="ce5" office:value-type="string" calcext:value-type="string" table:number-columns-spanned="1" table:number-rows-spanned="7">
            <text:p>Initial Setup</text:p>
          </table:table-cell>
          <table:table-cell table:style-name="ce9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10" office:value-type="string" calcext:value-type="string">
            <text:p>Start date</text:p>
          </table:table-cell>
          <table:table-cell table:style-name="ce19" office:value-type="date" office:date-value="2019-01-01" calcext:value-type="date">
            <text:p>1. Jan. 2019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1" office:value-type="string" calcext:value-type="string">
            <text:p>Initial Account</text:p>
          </table:table-cell>
          <table:table-cell table:style-name="ce20" office:value-type="float" office:value="10000" calcext:value-type="float">
            <text:p>10,00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%)</text:p>
          </table:table-cell>
          <table:table-cell table:style-name="ce21" office:value-type="percentage" office:value="0.006" calcext:value-type="percentage">
            <text:p>0.60%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$)</text:p>
          </table:table-cell>
          <table:table-cell table:style-name="ce22" table:formula="of:=[.C3]*[.C4]" office:value-type="float" office:value="60" calcext:value-type="float">
            <text:p>6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3" office:value-type="string" calcext:value-type="string">
            <text:p>Desired R ratio</text:p>
          </table:table-cell>
          <table:table-cell table:style-name="ce23" office:value-type="float" office:value="2" calcext:value-type="float">
            <text:p>2:1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4" table:number-columns-repeated="2"/>
          <table:table-cell table:style-name="ce9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7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Number of trades</text:p>
          </table:table-cell>
          <table:table-cell table:style-name="ce30" table:formula="of:=COUNT([$Log.H3:$Log.H502])" office:value-type="float" office:value="0" calcext:value-type="float">
            <text:p>0</text:p>
          </table:table-cell>
          <table:table-cell table:style-name="ce33" office:value-type="percentage" office:value="1" calcext:value-type="percentage">
            <text:p>100.00%</text:p>
          </table:table-cell>
          <table:table-cell table:number-columns-repeated="2"/>
          <table:table-cell table:style-name="ce39" table:formula="of:=INDEX([$Log.C3:$Log.C502]; MATCH(0; COUNTIF([.K$9:.$K9]; [$Log.C3:$Log.C502]); 0))" office:value-type="float" office:value="0" calcext:value-type="float">
            <text:p>0</text:p>
          </table:table-cell>
          <table:table-cell table:style-name="ce31" table:formula="of:=COUNTIFS([Log.$C$3:.$C$502]; [.K10]; [Log.$Q$3:.$Q$502]; &quot;=Win&quot;)" office:value-type="float" office:value="0" calcext:value-type="float">
            <text:p>0</text:p>
          </table:table-cell>
          <table:table-cell table:style-name="ce31" table:formula="of:=COUNTIFS([$Log.C3:$Log.C502]; [.K10]; [$Log.Q3:$Log.Q502]; &quot;=Loss&quot;)" office:value-type="float" office:value="0" calcext:value-type="float">
            <text:p>0</text:p>
          </table:table-cell>
          <table:table-cell table:style-name="ce46" table:formula="of:=IF(ISNUMBER([.L10]+[.M10]); IF(([.L10]+[.M10])&gt;0;[.L10]/([.L10]+[.M10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ng trades</text:p>
          </table:table-cell>
          <table:table-cell table:style-name="ce31" table:formula="of:=COUNTIF([$Log.E3:$Log.E502]; &quot;Long&quot;)" office:value-type="float" office:value="0" calcext:value-type="float">
            <text:p>0</text:p>
          </table:table-cell>
          <table:table-cell table:style-name="ce34" table:formula="of:=[.G11]/[.G10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4:$Log.C503]; MATCH(0; COUNTIF([.K$9:.$K10]; [$Log.C4:$Log.C503]); 0))" office:value-type="string" office:string-value="" calcext:value-type="error">
            <text:p>#N/A</text:p>
          </table:table-cell>
          <table:table-cell table:style-name="ce31" table:formula="of:=COUNTIFS([Log.$C$3:.$C$502]; [.K11]; [Log.$Q$3:.$Q$502]; &quot;=Win&quot;)" office:value-type="string" office:string-value="" calcext:value-type="error">
            <text:p>#N/A</text:p>
          </table:table-cell>
          <table:table-cell table:style-name="ce31" table:formula="of:=COUNTIFS([$Log.C4:$Log.C503]; [.K11]; [$Log.Q4:$Log.Q503]; &quot;=Loss&quot;)" office:value-type="string" office:string-value="" calcext:value-type="error">
            <text:p>#N/A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18" office:value-type="string" calcext:value-type="string">
            <text:p>Short trades</text:p>
          </table:table-cell>
          <table:table-cell table:style-name="ce32" table:formula="of:=COUNTIF([$Log.E3:$Log.E502]; &quot;Short&quot;)" office:value-type="float" office:value="0" calcext:value-type="float">
            <text:p>0</text:p>
          </table:table-cell>
          <table:table-cell table:style-name="ce35" table:formula="of:=[.G12]/[.G10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5:$Log.C504]; MATCH(0; COUNTIF([.K$9:.$K11]; [$Log.C5:$Log.C504]); 0))" office:value-type="string" office:string-value="" calcext:value-type="error">
            <text:p>#N/A</text:p>
          </table:table-cell>
          <table:table-cell table:style-name="ce31" table:formula="of:=COUNTIFS([Log.$C$3:.$C$502]; [.K12]; [Log.$Q$3:.$Q$502]; &quot;=Win&quot;)" office:value-type="string" office:string-value="" calcext:value-type="error">
            <text:p>#N/A</text:p>
          </table:table-cell>
          <table:table-cell table:style-name="ce31" table:formula="of:=COUNTIFS([$Log.C5:$Log.C504]; [.K12]; [$Log.Q5:$Log.Q504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7"/>
          <table:table-cell table:style-name="ce39" table:formula="of:=INDEX([$Log.C6:$Log.C505]; MATCH(0; COUNTIF([.K$9:.$K12]; [$Log.C6:$Log.C505]); 0))" office:value-type="string" office:string-value="" calcext:value-type="error">
            <text:p>#N/A</text:p>
          </table:table-cell>
          <table:table-cell table:style-name="ce31" table:formula="of:=COUNTIFS([Log.$C$3:.$C$502]; [.K13]; [Log.$Q$3:.$Q$502]; &quot;=Win&quot;)" office:value-type="string" office:string-value="" calcext:value-type="error">
            <text:p>#N/A</text:p>
          </table:table-cell>
          <table:table-cell table:style-name="ce31" table:formula="of:=COUNTIFS([$Log.C6:$Log.C505]; [.K13]; [$Log.Q6:$Log.Q505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10" office:value-type="string" calcext:value-type="string">
            <text:p>Winning trades</text:p>
          </table:table-cell>
          <table:table-cell table:style-name="ce30" table:formula="of:=COUNTIF([$Log.Q3:$Log.Q502];&quot;Win&quot;)" office:value-type="float" office:value="0" calcext:value-type="float">
            <text:p>0</text:p>
          </table:table-cell>
          <table:table-cell table:style-name="ce33" table:formula="of:=[.G14]/[.G10]" office:value-type="string" office:string-value="" calcext:value-type="error">
            <text:p>#DIV/0!</text:p>
          </table:table-cell>
          <table:table-cell table:style-name="ce36" table:formula="of:=SUMIF([$Log.Q3:$Log.Q502];&quot;Win&quot;;[$Log.P3:$Log.P502])" office:value-type="float" office:value="0" calcext:value-type="float">
            <text:p>0</text:p>
          </table:table-cell>
          <table:table-cell/>
          <table:table-cell table:style-name="ce39" table:formula="of:=INDEX([$Log.C7:$Log.C506]; MATCH(0; COUNTIF([.K$9:.$K13]; [$Log.C7:$Log.C506]); 0))" office:value-type="string" office:string-value="" calcext:value-type="error">
            <text:p>#N/A</text:p>
          </table:table-cell>
          <table:table-cell table:style-name="ce31" table:formula="of:=COUNTIFS([Log.$C$3:.$C$502]; [.K14]; [Log.$Q$3:.$Q$502]; &quot;=Win&quot;)" office:value-type="string" office:string-value="" calcext:value-type="error">
            <text:p>#N/A</text:p>
          </table:table-cell>
          <table:table-cell table:style-name="ce31" table:formula="of:=COUNTIFS([$Log.C7:$Log.C506]; [.K14]; [$Log.Q7:$Log.Q506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2"/>
          <table:table-cell table:style-name="ce11" office:value-type="string" calcext:value-type="string">
            <text:p>Winning longs</text:p>
          </table:table-cell>
          <table:table-cell table:style-name="ce31" table:formula="of:=DCOUNTA([$Log.A2:$Log.U502]; [$Log.E2]; [$Misc.A2:$Misc.B3])" office:value-type="float" office:value="0" calcext:value-type="float">
            <text:p>0</text:p>
          </table:table-cell>
          <table:table-cell table:style-name="ce34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8:$Log.C507]; MATCH(0; COUNTIF([.K$9:.$K14]; [$Log.C8:$Log.C507]); 0))" office:value-type="string" office:string-value="" calcext:value-type="error">
            <text:p>#N/A</text:p>
          </table:table-cell>
          <table:table-cell table:style-name="ce31" table:formula="of:=COUNTIFS([Log.$C$3:.$C$502]; [.K15]; [Log.$Q$3:.$Q$502]; &quot;=Win&quot;)" office:value-type="string" office:string-value="" calcext:value-type="error">
            <text:p>#N/A</text:p>
          </table:table-cell>
          <table:table-cell table:style-name="ce31" table:formula="of:=COUNTIFS([$Log.C8:$Log.C507]; [.K15]; [$Log.Q8:$Log.Q507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8" office:value-type="string" calcext:value-type="string">
            <text:p>Winning shorts</text:p>
          </table:table-cell>
          <table:table-cell table:style-name="ce32" table:formula="of:=DCOUNTA([$Log.A2:$Log.U502]; [$Log.E2]; [$Misc.A6:$Misc.B7])" office:value-type="float" office:value="0" calcext:value-type="float">
            <text:p>0</text:p>
          </table:table-cell>
          <table:table-cell table:style-name="ce35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9:$Log.C508]; MATCH(0; COUNTIF([.K$9:.$K15]; [$Log.C9:$Log.C508]); 0))" office:value-type="string" office:string-value="" calcext:value-type="error">
            <text:p>#N/A</text:p>
          </table:table-cell>
          <table:table-cell table:style-name="ce31" table:formula="of:=COUNTIFS([Log.$C$3:.$C$502]; [.K16]; [Log.$Q$3:.$Q$502]; &quot;=Win&quot;)" office:value-type="string" office:string-value="" calcext:value-type="error">
            <text:p>#N/A</text:p>
          </table:table-cell>
          <table:table-cell table:style-name="ce31" table:formula="of:=COUNTIFS([$Log.C9:$Log.C508]; [.K16]; [$Log.Q9:$Log.Q508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style-name="ce65"/>
          <table:covered-table-cell table:style-name="ce73"/>
          <table:table-cell table:number-columns-repeated="7"/>
          <table:table-cell table:style-name="ce39" table:formula="of:=INDEX([$Log.C10:$Log.C509]; MATCH(0; COUNTIF([.K$9:.$K16]; [$Log.C10:$Log.C509]); 0))" office:value-type="string" office:string-value="" calcext:value-type="error">
            <text:p>#N/A</text:p>
          </table:table-cell>
          <table:table-cell table:style-name="ce31" table:formula="of:=COUNTIFS([Log.$C$3:.$C$502]; [.K17]; [Log.$Q$3:.$Q$502]; &quot;=Win&quot;)" office:value-type="string" office:string-value="" calcext:value-type="error">
            <text:p>#N/A</text:p>
          </table:table-cell>
          <table:table-cell table:style-name="ce31" table:formula="of:=COUNTIFS([$Log.C10:$Log.C509]; [.K17]; [$Log.Q10:$Log.Q509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Losing trades</text:p>
          </table:table-cell>
          <table:table-cell table:style-name="ce30" table:formula="of:=COUNTIF([$Log.Q3:$Log.Q502]; &quot;Long&quot;)" office:value-type="float" office:value="0" calcext:value-type="float">
            <text:p>0</text:p>
          </table:table-cell>
          <table:table-cell table:style-name="ce30" table:formula="of:=[.G18]/[.G10]" office:value-type="string" office:string-value="" calcext:value-type="error">
            <text:p>#DIV/0!</text:p>
          </table:table-cell>
          <table:table-cell table:style-name="ce36" table:formula="of:=SUMIF([$Log.Q7:$Log.Q506];&quot;Loss&quot;;[$Log.P7:$Log.P506])" office:value-type="float" office:value="0" calcext:value-type="float">
            <text:p>0</text:p>
          </table:table-cell>
          <table:table-cell/>
          <table:table-cell table:style-name="ce39" table:formula="of:=INDEX([$Log.C11:$Log.C510]; MATCH(0; COUNTIF([.K$9:.$K17]; [$Log.C11:$Log.C510]); 0))" office:value-type="string" office:string-value="" calcext:value-type="error">
            <text:p>#N/A</text:p>
          </table:table-cell>
          <table:table-cell table:style-name="ce31" table:formula="of:=COUNTIFS([Log.$C$3:.$C$502]; [.K18]; [Log.$Q$3:.$Q$502]; &quot;=Win&quot;)" office:value-type="string" office:string-value="" calcext:value-type="error">
            <text:p>#N/A</text:p>
          </table:table-cell>
          <table:table-cell table:style-name="ce31" table:formula="of:=COUNTIFS([$Log.C11:$Log.C510]; [.K18]; [$Log.Q11:$Log.Q510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sing longs</text:p>
          </table:table-cell>
          <table:table-cell table:style-name="ce31" table:formula="of:=DCOUNTA([$Log.A2:$Log.U502]; [$Log.E2]; [$Misc.A4:$Misc.B5])" office:value-type="float" office:value="0" calcext:value-type="float">
            <text:p>0</text:p>
          </table:table-cell>
          <table:table-cell table:style-name="ce31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12:$Log.C511]; MATCH(0; COUNTIF([.K$9:.$K18]; [$Log.C12:$Log.C511]); 0))" office:value-type="string" office:string-value="" calcext:value-type="error">
            <text:p>#N/A</text:p>
          </table:table-cell>
          <table:table-cell table:style-name="ce31" table:formula="of:=COUNTIFS([Log.$C$3:.$C$502]; [.K19]; [Log.$Q$3:.$Q$502]; &quot;=Win&quot;)" office:value-type="string" office:string-value="" calcext:value-type="error">
            <text:p>#N/A</text:p>
          </table:table-cell>
          <table:table-cell table:style-name="ce31" table:formula="of:=COUNTIFS([$Log.C12:$Log.C511]; [.K19]; [$Log.Q12:$Log.Q511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8" office:value-type="string" calcext:value-type="string">
            <text:p>Losing shorts</text:p>
          </table:table-cell>
          <table:table-cell table:style-name="ce32" table:formula="of:=DCOUNTA([$Log.A2:$Log.U502]; [$Log.E2]; [$Misc.A8:$Misc.B9])" office:value-type="float" office:value="0" calcext:value-type="float">
            <text:p>0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2">
          <table:table-cell/>
          <table:table-cell table:style-name="ce10" office:value-type="string" calcext:value-type="string">
            <text:p>Average R ratio</text:p>
          </table:table-cell>
          <table:table-cell table:style-name="ce27" table:formula="of:=AVERAGE([$Log.O3:$Log.O502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>
          <table:table-cell/>
          <table:table-cell table:style-name="ce18" office:value-type="string" calcext:value-type="string">
            <text:p>Sharpe ratio</text:p>
          </table:table-cell>
          <table:table-cell table:style-name="ce28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11" table:default-cell-style-name="ce71"/>
        <table:table-column table:style-name="co1" table:default-cell-style-name="ce190"/>
        <table:table-column table:style-name="co1" table:default-cell-style-name="ce81"/>
        <table:table-column table:style-name="co1" table:default-cell-style-name="ce201"/>
        <table:table-column table:style-name="co12" table:default-cell-style-name="ce89"/>
        <table:table-column table:style-name="co1" table:number-columns-repeated="2" table:default-cell-style-name="ce190"/>
        <table:table-column table:style-name="co1" table:default-cell-style-name="ce81"/>
        <table:table-column table:style-name="co13" table:default-cell-style-name="ce96"/>
        <table:table-column table:style-name="co14" table:default-cell-style-name="ce113"/>
        <table:table-column table:style-name="co1" table:default-cell-style-name="ce118"/>
        <table:table-column table:style-name="co15" table:default-cell-style-name="ce214"/>
        <table:table-column table:style-name="co16" table:default-cell-style-name="ce214"/>
        <table:table-column table:style-name="co16" table:default-cell-style-name="ce107"/>
        <table:table-column table:style-name="co17" table:default-cell-style-name="ce190"/>
        <table:table-column table:style-name="co18" table:default-cell-style-name="ce201"/>
        <table:table-column table:style-name="co1" table:number-columns-repeated="1003" table:default-cell-style-name="ce180"/>
        <table:table-row table:style-name="ro3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78"/>
          <table:covered-table-cell table:style-name="ce199"/>
          <table:table-cell table:style-name="ce85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00"/>
          <table:covered-table-cell table:style-name="ce94"/>
          <table:table-cell table:style-name="ce108" office:value-type="string" calcext:value-type="string" table:number-columns-spanned="4" table:number-rows-spanned="1">
            <text:p>RESULTS</text:p>
          </table:table-cell>
          <table:covered-table-cell table:style-name="ce116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1.1413in" svg:height="1.3232in" svg:x="3.213in" svg:y="0.1311in" draw:caption-point-x="-0.2402in" draw:caption-point-y="0.2122in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1.1413in" svg:height="0.3902in" svg:x="5.2917in" svg:y="0.1311in" draw:caption-point-x="-0.2402in" draw:caption-point-y="0.2122in">
              <dc:creator>ca</dc:creator>
              <dc:date>2019-12-28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79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88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01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1.1413in" svg:height="0.3902in" svg:x="12.9508in" svg:y="0.1311in" draw:caption-point-x="-0.2402in" draw:caption-point-y="0.2122in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11" office:value-type="string" calcext:value-type="string">
            <text:p>R</text:p>
          </table:table-cell>
          <table:table-cell table:style-name="ce117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1.1413in" svg:height="0.3902in" svg:x="16.9157in" svg:y="0.1311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formula="of:=ABS([.I3]-[.H3])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IF(OR(ISBLANK([.L3]); ISBLANK([.M3])); &quot;&quot;; IF([.E3]=&quot;Long&quot;; [.G3]*([.M3]-[.H3]); IF([.E3]=&quot;Short&quot;; [.G3]*([.H3]-[.M3]); &quot;&quot;)))">
            <text:p/>
          </table:table-cell>
          <table:table-cell table:formula="of:=IF(ISNUMBER([.P3]); IF([.P3]&gt;0; &quot;Win&quot;; &quot;Loss&quot;); &quot;&quot;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ABS([.I4]-[.H4])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IF(OR(ISBLANK([.L4]); ISBLANK([.M4])); &quot;&quot;; IF([.E4]=&quot;Long&quot;; [.G4]*([.M4]-[.H4]); IF([.E4]=&quot;Short&quot;; [.G4]*([.H4]-[.M4]); &quot;&quot;)))">
            <text:p/>
          </table:table-cell>
          <table:table-cell table:formula="of:=IF(ISNUMBER([.P4]); IF([.P4]&gt;0; &quot;Win&quot;; &quot;Loss&quot;); &quot;&quot;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ABS([.I5]-[.H5])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IF(OR(ISBLANK([.L5]); ISBLANK([.M5])); &quot;&quot;; IF([.E5]=&quot;Long&quot;; [.G5]*([.M5]-[.H5]); IF([.E5]=&quot;Short&quot;; [.G5]*([.H5]-[.M5]); &quot;&quot;)))">
            <text:p/>
          </table:table-cell>
          <table:table-cell table:formula="of:=IF(ISNUMBER([.P5]); IF([.P5]&gt;0; &quot;Win&quot;; &quot;Loss&quot;); &quot;&quot;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ABS([.I6]-[.H6])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IF(OR(ISBLANK([.L6]); ISBLANK([.M6])); &quot;&quot;; IF([.E6]=&quot;Long&quot;; [.G6]*([.M6]-[.H6]); IF([.E6]=&quot;Short&quot;; [.G6]*([.H6]-[.M6]); &quot;&quot;)))">
            <text:p/>
          </table:table-cell>
          <table:table-cell table:formula="of:=IF(ISNUMBER([.P6]); IF([.P6]&gt;0; &quot;Win&quot;; &quot;Loss&quot;); &quot;&quot;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table:style-name="ce97"/>
          <table:table-cell table:style-name="ce103"/>
          <table:table-cell table:formula="of:=ABS([.I7]-[.H7])*[.G7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7]=0; &quot;&quot;; [.P7]/[.J7])">
            <text:p/>
          </table:table-cell>
          <table:table-cell table:formula="of:=IF(OR(ISBLANK([.L7]); ISBLANK([.M7])); &quot;&quot;; IF([.E7]=&quot;Long&quot;; [.G7]*([.M7]-[.H7]); IF([.E7]=&quot;Short&quot;; [.G7]*([.H7]-[.M7]); &quot;&quot;)))">
            <text:p/>
          </table:table-cell>
          <table:table-cell table:formula="of:=IF(ISNUMBER([.P7]); IF([.P7]&gt;0; &quot;Win&quot;; &quot;Loss&quot;); &quot;&quot;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97"/>
          <table:table-cell table:style-name="ce103"/>
          <table:table-cell table:formula="of:=ABS([.I8]-[.H8])*[.G8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8]=0; &quot;&quot;; [.P8]/[.J8])">
            <text:p/>
          </table:table-cell>
          <table:table-cell table:formula="of:=IF(OR(ISBLANK([.L8]); ISBLANK([.M8])); &quot;&quot;; IF([.E8]=&quot;Long&quot;; [.G8]*([.M8]-[.H8]); IF([.E8]=&quot;Short&quot;; [.G8]*([.H8]-[.M8]); &quot;&quot;)))">
            <text:p/>
          </table:table-cell>
          <table:table-cell table:formula="of:=IF(ISNUMBER([.P8]); IF([.P8]&gt;0; &quot;Win&quot;; &quot;Loss&quot;); &quot;&quot;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97"/>
          <table:table-cell table:style-name="ce103"/>
          <table:table-cell table:formula="of:=ABS([.I9]-[.H9])*[.G9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9]=0; &quot;&quot;; [.P9]/[.J9])">
            <text:p/>
          </table:table-cell>
          <table:table-cell table:formula="of:=IF(OR(ISBLANK([.L9]); ISBLANK([.M9])); &quot;&quot;; IF([.E9]=&quot;Long&quot;; [.G9]*([.M9]-[.H9]); IF([.E9]=&quot;Short&quot;; [.G9]*([.H9]-[.M9]); &quot;&quot;)))">
            <text:p/>
          </table:table-cell>
          <table:table-cell table:formula="of:=IF(ISNUMBER([.P9]); IF([.P9]&gt;0; &quot;Win&quot;; &quot;Loss&quot;); &quot;&quot;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table:style-name="ce97"/>
          <table:table-cell table:style-name="ce103"/>
          <table:table-cell table:formula="of:=ABS([.I10]-[.H10])*[.G10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0]=0; &quot;&quot;; [.P10]/[.J10])">
            <text:p/>
          </table:table-cell>
          <table:table-cell table:formula="of:=IF(OR(ISBLANK([.L10]); ISBLANK([.M10])); &quot;&quot;; IF([.E10]=&quot;Long&quot;; [.G10]*([.M10]-[.H10]); IF([.E10]=&quot;Short&quot;; [.G10]*([.H10]-[.M10]); &quot;&quot;)))">
            <text:p/>
          </table:table-cell>
          <table:table-cell table:formula="of:=IF(ISNUMBER([.P10]); IF([.P10]&gt;0; &quot;Win&quot;; &quot;Loss&quot;); &quot;&quot;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97"/>
          <table:table-cell table:style-name="ce103"/>
          <table:table-cell table:formula="of:=ABS([.I11]-[.H11])*[.G11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1]=0; &quot;&quot;; [.P11]/[.J11])">
            <text:p/>
          </table:table-cell>
          <table:table-cell table:formula="of:=IF(OR(ISBLANK([.L11]); ISBLANK([.M11])); &quot;&quot;; IF([.E11]=&quot;Long&quot;; [.G11]*([.M11]-[.H11]); IF([.E11]=&quot;Short&quot;; [.G11]*([.H11]-[.M11]); &quot;&quot;)))">
            <text:p/>
          </table:table-cell>
          <table:table-cell table:formula="of:=IF(ISNUMBER([.P11]); IF([.P11]&gt;0; &quot;Win&quot;; &quot;Loss&quot;); &quot;&quot;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97"/>
          <table:table-cell table:style-name="ce103"/>
          <table:table-cell table:formula="of:=ABS([.I12]-[.H12])*[.G12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2]=0; &quot;&quot;; [.P12]/[.J12])">
            <text:p/>
          </table:table-cell>
          <table:table-cell table:formula="of:=IF(OR(ISBLANK([.L12]); ISBLANK([.M12])); &quot;&quot;; IF([.E12]=&quot;Long&quot;; [.G12]*([.M12]-[.H12]); IF([.E12]=&quot;Short&quot;; [.G12]*([.H12]-[.M12]); &quot;&quot;)))">
            <text:p/>
          </table:table-cell>
          <table:table-cell table:formula="of:=IF(ISNUMBER([.P12]); IF([.P12]&gt;0; &quot;Win&quot;; &quot;Loss&quot;); &quot;&quot;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97"/>
          <table:table-cell table:style-name="ce103"/>
          <table:table-cell table:formula="of:=ABS([.I13]-[.H13])*[.G13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3]=0; &quot;&quot;; [.P13]/[.J13])">
            <text:p/>
          </table:table-cell>
          <table:table-cell table:formula="of:=IF(OR(ISBLANK([.L13]); ISBLANK([.M13])); &quot;&quot;; IF([.E13]=&quot;Long&quot;; [.G13]*([.M13]-[.H13]); IF([.E13]=&quot;Short&quot;; [.G13]*([.H13]-[.M13]); &quot;&quot;)))">
            <text:p/>
          </table:table-cell>
          <table:table-cell table:formula="of:=IF(ISNUMBER([.P13]); IF([.P13]&gt;0; &quot;Win&quot;; &quot;Loss&quot;); &quot;&quot;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97"/>
          <table:table-cell table:style-name="ce103"/>
          <table:table-cell table:formula="of:=ABS([.I14]-[.H14])*[.G14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4]=0; &quot;&quot;; [.P14]/[.J14])">
            <text:p/>
          </table:table-cell>
          <table:table-cell table:formula="of:=IF(OR(ISBLANK([.L14]); ISBLANK([.M14])); &quot;&quot;; IF([.E14]=&quot;Long&quot;; [.G14]*([.M14]-[.H14]); IF([.E14]=&quot;Short&quot;; [.G14]*([.H14]-[.M14]); &quot;&quot;)))">
            <text:p/>
          </table:table-cell>
          <table:table-cell table:formula="of:=IF(ISNUMBER([.P14]); IF([.P14]&gt;0; &quot;Win&quot;; &quot;Loss&quot;); &quot;&quot;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IF(OR(ISBLANK([.L15]); ISBLANK([.M15])); &quot;&quot;; IF([.E15]=&quot;Long&quot;; [.G15]*([.M15]-[.H15]); IF([.E15]=&quot;Short&quot;; [.G15]*([.H15]-[.M15]); &quot;&quot;)))">
            <text:p/>
          </table:table-cell>
          <table:table-cell table:formula="of:=IF(ISNUMBER([.P15]); IF([.P15]&gt;0; &quot;Win&quot;; &quot;Loss&quot;); &quot;&quot;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IF(OR(ISBLANK([.L16]); ISBLANK([.M16])); &quot;&quot;; IF([.E16]=&quot;Long&quot;; [.G16]*([.M16]-[.H16]); IF([.E16]=&quot;Short&quot;; [.G16]*([.H16]-[.M16]); &quot;&quot;)))">
            <text:p/>
          </table:table-cell>
          <table:table-cell table:formula="of:=IF(ISNUMBER([.P16]); IF([.P16]&gt;0; &quot;Win&quot;; &quot;Loss&quot;); &quot;&quot;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IF(OR(ISBLANK([.L17]); ISBLANK([.M17])); &quot;&quot;; IF([.E17]=&quot;Long&quot;; [.G17]*([.M17]-[.H17]); IF([.E17]=&quot;Short&quot;; [.G17]*([.H17]-[.M17]); &quot;&quot;)))">
            <text:p/>
          </table:table-cell>
          <table:table-cell table:formula="of:=IF(ISNUMBER([.P17]); IF([.P17]&gt;0; &quot;Win&quot;; &quot;Loss&quot;); &quot;&quot;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IF(OR(ISBLANK([.L18]); ISBLANK([.M18])); &quot;&quot;; IF([.E18]=&quot;Long&quot;; [.G18]*([.M18]-[.H18]); IF([.E18]=&quot;Short&quot;; [.G18]*([.H18]-[.M18]); &quot;&quot;)))">
            <text:p/>
          </table:table-cell>
          <table:table-cell table:formula="of:=IF(ISNUMBER([.P18]); IF([.P18]&gt;0; &quot;Win&quot;; &quot;Loss&quot;); &quot;&quot;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IF(OR(ISBLANK([.L19]); ISBLANK([.M19])); &quot;&quot;; IF([.E19]=&quot;Long&quot;; [.G19]*([.M19]-[.H19]); IF([.E19]=&quot;Short&quot;; [.G19]*([.H19]-[.M19]); &quot;&quot;)))">
            <text:p/>
          </table:table-cell>
          <table:table-cell table:formula="of:=IF(ISNUMBER([.P19]); IF([.P19]&gt;0; &quot;Win&quot;; &quot;Loss&quot;); &quot;&quot;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IF(OR(ISBLANK([.L20]); ISBLANK([.M20])); &quot;&quot;; IF([.E20]=&quot;Long&quot;; [.G20]*([.M20]-[.H20]); IF([.E20]=&quot;Short&quot;; [.G20]*([.H20]-[.M20]); &quot;&quot;)))">
            <text:p/>
          </table:table-cell>
          <table:table-cell table:formula="of:=IF(ISNUMBER([.P20]); IF([.P20]&gt;0; &quot;Win&quot;; &quot;Loss&quot;); &quot;&quot;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IF(OR(ISBLANK([.L21]); ISBLANK([.M21])); &quot;&quot;; IF([.E21]=&quot;Long&quot;; [.G21]*([.M21]-[.H21]); IF([.E21]=&quot;Short&quot;; [.G21]*([.H21]-[.M21]); &quot;&quot;)))">
            <text:p/>
          </table:table-cell>
          <table:table-cell table:formula="of:=IF(ISNUMBER([.P21]); IF([.P21]&gt;0; &quot;Win&quot;; &quot;Loss&quot;); &quot;&quot;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IF(OR(ISBLANK([.L22]); ISBLANK([.M22])); &quot;&quot;; IF([.E22]=&quot;Long&quot;; [.G22]*([.M22]-[.H22]); IF([.E22]=&quot;Short&quot;; [.G22]*([.H22]-[.M22]); &quot;&quot;)))">
            <text:p/>
          </table:table-cell>
          <table:table-cell table:formula="of:=IF(ISNUMBER([.P22]); IF([.P22]&gt;0; &quot;Win&quot;; &quot;Loss&quot;); &quot;&quot;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IF(OR(ISBLANK([.L23]); ISBLANK([.M23])); &quot;&quot;; IF([.E23]=&quot;Long&quot;; [.G23]*([.M23]-[.H23]); IF([.E23]=&quot;Short&quot;; [.G23]*([.H23]-[.M23]); &quot;&quot;)))">
            <text:p/>
          </table:table-cell>
          <table:table-cell table:formula="of:=IF(ISNUMBER([.P23]); IF([.P23]&gt;0; &quot;Win&quot;; &quot;Loss&quot;); &quot;&quot;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IF(OR(ISBLANK([.L24]); ISBLANK([.M24])); &quot;&quot;; IF([.E24]=&quot;Long&quot;; [.G24]*([.M24]-[.H24]); IF([.E24]=&quot;Short&quot;; [.G24]*([.H24]-[.M24]); &quot;&quot;)))">
            <text:p/>
          </table:table-cell>
          <table:table-cell table:formula="of:=IF(ISNUMBER([.P24]); IF([.P24]&gt;0; &quot;Win&quot;; &quot;Loss&quot;); &quot;&quot;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IF(OR(ISBLANK([.L25]); ISBLANK([.M25])); &quot;&quot;; IF([.E25]=&quot;Long&quot;; [.G25]*([.M25]-[.H25]); IF([.E25]=&quot;Short&quot;; [.G25]*([.H25]-[.M25]); &quot;&quot;)))">
            <text:p/>
          </table:table-cell>
          <table:table-cell table:formula="of:=IF(ISNUMBER([.P25]); IF([.P25]&gt;0; &quot;Win&quot;; &quot;Loss&quot;); &quot;&quot;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IF(OR(ISBLANK([.L26]); ISBLANK([.M26])); &quot;&quot;; IF([.E26]=&quot;Long&quot;; [.G26]*([.M26]-[.H26]); IF([.E26]=&quot;Short&quot;; [.G26]*([.H26]-[.M26]); &quot;&quot;)))">
            <text:p/>
          </table:table-cell>
          <table:table-cell table:formula="of:=IF(ISNUMBER([.P26]); IF([.P26]&gt;0; &quot;Win&quot;; &quot;Loss&quot;); &quot;&quot;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IF(OR(ISBLANK([.L27]); ISBLANK([.M27])); &quot;&quot;; IF([.E27]=&quot;Long&quot;; [.G27]*([.M27]-[.H27]); IF([.E27]=&quot;Short&quot;; [.G27]*([.H27]-[.M27]); &quot;&quot;)))">
            <text:p/>
          </table:table-cell>
          <table:table-cell table:formula="of:=IF(ISNUMBER([.P27]); IF([.P27]&gt;0; &quot;Win&quot;; &quot;Loss&quot;); &quot;&quot;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IF(OR(ISBLANK([.L28]); ISBLANK([.M28])); &quot;&quot;; IF([.E28]=&quot;Long&quot;; [.G28]*([.M28]-[.H28]); IF([.E28]=&quot;Short&quot;; [.G28]*([.H28]-[.M28]); &quot;&quot;)))">
            <text:p/>
          </table:table-cell>
          <table:table-cell table:formula="of:=IF(ISNUMBER([.P28]); IF([.P28]&gt;0; &quot;Win&quot;; &quot;Loss&quot;); &quot;&quot;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IF(OR(ISBLANK([.L29]); ISBLANK([.M29])); &quot;&quot;; IF([.E29]=&quot;Long&quot;; [.G29]*([.M29]-[.H29]); IF([.E29]=&quot;Short&quot;; [.G29]*([.H29]-[.M29]); &quot;&quot;)))">
            <text:p/>
          </table:table-cell>
          <table:table-cell table:formula="of:=IF(ISNUMBER([.P29]); IF([.P29]&gt;0; &quot;Win&quot;; &quot;Loss&quot;); &quot;&quot;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IF(OR(ISBLANK([.L30]); ISBLANK([.M30])); &quot;&quot;; IF([.E30]=&quot;Long&quot;; [.G30]*([.M30]-[.H30]); IF([.E30]=&quot;Short&quot;; [.G30]*([.H30]-[.M30]); &quot;&quot;)))">
            <text:p/>
          </table:table-cell>
          <table:table-cell table:formula="of:=IF(ISNUMBER([.P30]); IF([.P30]&gt;0; &quot;Win&quot;; &quot;Loss&quot;); &quot;&quot;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IF(OR(ISBLANK([.L31]); ISBLANK([.M31])); &quot;&quot;; IF([.E31]=&quot;Long&quot;; [.G31]*([.M31]-[.H31]); IF([.E31]=&quot;Short&quot;; [.G31]*([.H31]-[.M31]); &quot;&quot;)))">
            <text:p/>
          </table:table-cell>
          <table:table-cell table:formula="of:=IF(ISNUMBER([.P31]); IF([.P31]&gt;0; &quot;Win&quot;; &quot;Loss&quot;); &quot;&quot;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IF(OR(ISBLANK([.L32]); ISBLANK([.M32])); &quot;&quot;; IF([.E32]=&quot;Long&quot;; [.G32]*([.M32]-[.H32]); IF([.E32]=&quot;Short&quot;; [.G32]*([.H32]-[.M32]); &quot;&quot;)))">
            <text:p/>
          </table:table-cell>
          <table:table-cell table:formula="of:=IF(ISNUMBER([.P32]); IF([.P32]&gt;0; &quot;Win&quot;; &quot;Loss&quot;); &quot;&quot;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IF(OR(ISBLANK([.L33]); ISBLANK([.M33])); &quot;&quot;; IF([.E33]=&quot;Long&quot;; [.G33]*([.M33]-[.H33]); IF([.E33]=&quot;Short&quot;; [.G33]*([.H33]-[.M33]); &quot;&quot;)))">
            <text:p/>
          </table:table-cell>
          <table:table-cell table:formula="of:=IF(ISNUMBER([.P33]); IF([.P33]&gt;0; &quot;Win&quot;; &quot;Loss&quot;); &quot;&quot;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IF(OR(ISBLANK([.L34]); ISBLANK([.M34])); &quot;&quot;; IF([.E34]=&quot;Long&quot;; [.G34]*([.M34]-[.H34]); IF([.E34]=&quot;Short&quot;; [.G34]*([.H34]-[.M34]); &quot;&quot;)))">
            <text:p/>
          </table:table-cell>
          <table:table-cell table:formula="of:=IF(ISNUMBER([.P34]); IF([.P34]&gt;0; &quot;Win&quot;; &quot;Loss&quot;); &quot;&quot;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IF(OR(ISBLANK([.L35]); ISBLANK([.M35])); &quot;&quot;; IF([.E35]=&quot;Long&quot;; [.G35]*([.M35]-[.H35]); IF([.E35]=&quot;Short&quot;; [.G35]*([.H35]-[.M35]); &quot;&quot;)))">
            <text:p/>
          </table:table-cell>
          <table:table-cell table:formula="of:=IF(ISNUMBER([.P35]); IF([.P35]&gt;0; &quot;Win&quot;; &quot;Loss&quot;); &quot;&quot;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IF(OR(ISBLANK([.L36]); ISBLANK([.M36])); &quot;&quot;; IF([.E36]=&quot;Long&quot;; [.G36]*([.M36]-[.H36]); IF([.E36]=&quot;Short&quot;; [.G36]*([.H36]-[.M36]); &quot;&quot;)))">
            <text:p/>
          </table:table-cell>
          <table:table-cell table:formula="of:=IF(ISNUMBER([.P36]); IF([.P36]&gt;0; &quot;Win&quot;; &quot;Loss&quot;); &quot;&quot;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IF(OR(ISBLANK([.L37]); ISBLANK([.M37])); &quot;&quot;; IF([.E37]=&quot;Long&quot;; [.G37]*([.M37]-[.H37]); IF([.E37]=&quot;Short&quot;; [.G37]*([.H37]-[.M37]); &quot;&quot;)))">
            <text:p/>
          </table:table-cell>
          <table:table-cell table:formula="of:=IF(ISNUMBER([.P37]); IF([.P37]&gt;0; &quot;Win&quot;; &quot;Loss&quot;); &quot;&quot;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IF(OR(ISBLANK([.L38]); ISBLANK([.M38])); &quot;&quot;; IF([.E38]=&quot;Long&quot;; [.G38]*([.M38]-[.H38]); IF([.E38]=&quot;Short&quot;; [.G38]*([.H38]-[.M38]); &quot;&quot;)))">
            <text:p/>
          </table:table-cell>
          <table:table-cell table:formula="of:=IF(ISNUMBER([.P38]); IF([.P38]&gt;0; &quot;Win&quot;; &quot;Loss&quot;); &quot;&quot;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IF(OR(ISBLANK([.L39]); ISBLANK([.M39])); &quot;&quot;; IF([.E39]=&quot;Long&quot;; [.G39]*([.M39]-[.H39]); IF([.E39]=&quot;Short&quot;; [.G39]*([.H39]-[.M39]); &quot;&quot;)))">
            <text:p/>
          </table:table-cell>
          <table:table-cell table:formula="of:=IF(ISNUMBER([.P39]); IF([.P39]&gt;0; &quot;Win&quot;; &quot;Loss&quot;); &quot;&quot;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IF(OR(ISBLANK([.L40]); ISBLANK([.M40])); &quot;&quot;; IF([.E40]=&quot;Long&quot;; [.G40]*([.M40]-[.H40]); IF([.E40]=&quot;Short&quot;; [.G40]*([.H40]-[.M40]); &quot;&quot;)))">
            <text:p/>
          </table:table-cell>
          <table:table-cell table:formula="of:=IF(ISNUMBER([.P40]); IF([.P40]&gt;0; &quot;Win&quot;; &quot;Loss&quot;); &quot;&quot;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IF(OR(ISBLANK([.L41]); ISBLANK([.M41])); &quot;&quot;; IF([.E41]=&quot;Long&quot;; [.G41]*([.M41]-[.H41]); IF([.E41]=&quot;Short&quot;; [.G41]*([.H41]-[.M41]); &quot;&quot;)))">
            <text:p/>
          </table:table-cell>
          <table:table-cell table:formula="of:=IF(ISNUMBER([.P41]); IF([.P41]&gt;0; &quot;Win&quot;; &quot;Loss&quot;); &quot;&quot;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IF(OR(ISBLANK([.L42]); ISBLANK([.M42])); &quot;&quot;; IF([.E42]=&quot;Long&quot;; [.G42]*([.M42]-[.H42]); IF([.E42]=&quot;Short&quot;; [.G42]*([.H42]-[.M42]); &quot;&quot;)))">
            <text:p/>
          </table:table-cell>
          <table:table-cell table:formula="of:=IF(ISNUMBER([.P42]); IF([.P42]&gt;0; &quot;Win&quot;; &quot;Loss&quot;); &quot;&quot;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IF(OR(ISBLANK([.L43]); ISBLANK([.M43])); &quot;&quot;; IF([.E43]=&quot;Long&quot;; [.G43]*([.M43]-[.H43]); IF([.E43]=&quot;Short&quot;; [.G43]*([.H43]-[.M43]); &quot;&quot;)))">
            <text:p/>
          </table:table-cell>
          <table:table-cell table:formula="of:=IF(ISNUMBER([.P43]); IF([.P43]&gt;0; &quot;Win&quot;; &quot;Loss&quot;); &quot;&quot;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IF(OR(ISBLANK([.L44]); ISBLANK([.M44])); &quot;&quot;; IF([.E44]=&quot;Long&quot;; [.G44]*([.M44]-[.H44]); IF([.E44]=&quot;Short&quot;; [.G44]*([.H44]-[.M44]); &quot;&quot;)))">
            <text:p/>
          </table:table-cell>
          <table:table-cell table:formula="of:=IF(ISNUMBER([.P44]); IF([.P44]&gt;0; &quot;Win&quot;; &quot;Loss&quot;); &quot;&quot;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IF(OR(ISBLANK([.L45]); ISBLANK([.M45])); &quot;&quot;; IF([.E45]=&quot;Long&quot;; [.G45]*([.M45]-[.H45]); IF([.E45]=&quot;Short&quot;; [.G45]*([.H45]-[.M45]); &quot;&quot;)))">
            <text:p/>
          </table:table-cell>
          <table:table-cell table:formula="of:=IF(ISNUMBER([.P45]); IF([.P45]&gt;0; &quot;Win&quot;; &quot;Loss&quot;); &quot;&quot;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IF(OR(ISBLANK([.L46]); ISBLANK([.M46])); &quot;&quot;; IF([.E46]=&quot;Long&quot;; [.G46]*([.M46]-[.H46]); IF([.E46]=&quot;Short&quot;; [.G46]*([.H46]-[.M46]); &quot;&quot;)))">
            <text:p/>
          </table:table-cell>
          <table:table-cell table:formula="of:=IF(ISNUMBER([.P46]); IF([.P46]&gt;0; &quot;Win&quot;; &quot;Loss&quot;); &quot;&quot;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IF(OR(ISBLANK([.L47]); ISBLANK([.M47])); &quot;&quot;; IF([.E47]=&quot;Long&quot;; [.G47]*([.M47]-[.H47]); IF([.E47]=&quot;Short&quot;; [.G47]*([.H47]-[.M47]); &quot;&quot;)))">
            <text:p/>
          </table:table-cell>
          <table:table-cell table:formula="of:=IF(ISNUMBER([.P47]); IF([.P47]&gt;0; &quot;Win&quot;; &quot;Loss&quot;); &quot;&quot;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IF(OR(ISBLANK([.L48]); ISBLANK([.M48])); &quot;&quot;; IF([.E48]=&quot;Long&quot;; [.G48]*([.M48]-[.H48]); IF([.E48]=&quot;Short&quot;; [.G48]*([.H48]-[.M48]); &quot;&quot;)))">
            <text:p/>
          </table:table-cell>
          <table:table-cell table:formula="of:=IF(ISNUMBER([.P48]); IF([.P48]&gt;0; &quot;Win&quot;; &quot;Loss&quot;); &quot;&quot;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IF(OR(ISBLANK([.L49]); ISBLANK([.M49])); &quot;&quot;; IF([.E49]=&quot;Long&quot;; [.G49]*([.M49]-[.H49]); IF([.E49]=&quot;Short&quot;; [.G49]*([.H49]-[.M49]); &quot;&quot;)))">
            <text:p/>
          </table:table-cell>
          <table:table-cell table:formula="of:=IF(ISNUMBER([.P49]); IF([.P49]&gt;0; &quot;Win&quot;; &quot;Loss&quot;); &quot;&quot;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IF(OR(ISBLANK([.L50]); ISBLANK([.M50])); &quot;&quot;; IF([.E50]=&quot;Long&quot;; [.G50]*([.M50]-[.H50]); IF([.E50]=&quot;Short&quot;; [.G50]*([.H50]-[.M50]); &quot;&quot;)))">
            <text:p/>
          </table:table-cell>
          <table:table-cell table:formula="of:=IF(ISNUMBER([.P50]); IF([.P50]&gt;0; &quot;Win&quot;; &quot;Loss&quot;); &quot;&quot;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IF(OR(ISBLANK([.L51]); ISBLANK([.M51])); &quot;&quot;; IF([.E51]=&quot;Long&quot;; [.G51]*([.M51]-[.H51]); IF([.E51]=&quot;Short&quot;; [.G51]*([.H51]-[.M51]); &quot;&quot;)))">
            <text:p/>
          </table:table-cell>
          <table:table-cell table:formula="of:=IF(ISNUMBER([.P51]); IF([.P51]&gt;0; &quot;Win&quot;; &quot;Loss&quot;); &quot;&quot;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IF(OR(ISBLANK([.L52]); ISBLANK([.M52])); &quot;&quot;; IF([.E52]=&quot;Long&quot;; [.G52]*([.M52]-[.H52]); IF([.E52]=&quot;Short&quot;; [.G52]*([.H52]-[.M52]); &quot;&quot;)))">
            <text:p/>
          </table:table-cell>
          <table:table-cell table:formula="of:=IF(ISNUMBER([.P52]); IF([.P52]&gt;0; &quot;Win&quot;; &quot;Loss&quot;); &quot;&quot;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IF(OR(ISBLANK([.L53]); ISBLANK([.M53])); &quot;&quot;; IF([.E53]=&quot;Long&quot;; [.G53]*([.M53]-[.H53]); IF([.E53]=&quot;Short&quot;; [.G53]*([.H53]-[.M53]); &quot;&quot;)))">
            <text:p/>
          </table:table-cell>
          <table:table-cell table:formula="of:=IF(ISNUMBER([.P53]); IF([.P53]&gt;0; &quot;Win&quot;; &quot;Loss&quot;); &quot;&quot;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IF(OR(ISBLANK([.L54]); ISBLANK([.M54])); &quot;&quot;; IF([.E54]=&quot;Long&quot;; [.G54]*([.M54]-[.H54]); IF([.E54]=&quot;Short&quot;; [.G54]*([.H54]-[.M54]); &quot;&quot;)))">
            <text:p/>
          </table:table-cell>
          <table:table-cell table:formula="of:=IF(ISNUMBER([.P54]); IF([.P54]&gt;0; &quot;Win&quot;; &quot;Loss&quot;); &quot;&quot;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IF(OR(ISBLANK([.L55]); ISBLANK([.M55])); &quot;&quot;; IF([.E55]=&quot;Long&quot;; [.G55]*([.M55]-[.H55]); IF([.E55]=&quot;Short&quot;; [.G55]*([.H55]-[.M55]); &quot;&quot;)))">
            <text:p/>
          </table:table-cell>
          <table:table-cell table:formula="of:=IF(ISNUMBER([.P55]); IF([.P55]&gt;0; &quot;Win&quot;; &quot;Loss&quot;); &quot;&quot;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IF(OR(ISBLANK([.L56]); ISBLANK([.M56])); &quot;&quot;; IF([.E56]=&quot;Long&quot;; [.G56]*([.M56]-[.H56]); IF([.E56]=&quot;Short&quot;; [.G56]*([.H56]-[.M56]); &quot;&quot;)))">
            <text:p/>
          </table:table-cell>
          <table:table-cell table:formula="of:=IF(ISNUMBER([.P56]); IF([.P56]&gt;0; &quot;Win&quot;; &quot;Loss&quot;); &quot;&quot;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IF(OR(ISBLANK([.L57]); ISBLANK([.M57])); &quot;&quot;; IF([.E57]=&quot;Long&quot;; [.G57]*([.M57]-[.H57]); IF([.E57]=&quot;Short&quot;; [.G57]*([.H57]-[.M57]); &quot;&quot;)))">
            <text:p/>
          </table:table-cell>
          <table:table-cell table:formula="of:=IF(ISNUMBER([.P57]); IF([.P57]&gt;0; &quot;Win&quot;; &quot;Loss&quot;); &quot;&quot;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IF(OR(ISBLANK([.L58]); ISBLANK([.M58])); &quot;&quot;; IF([.E58]=&quot;Long&quot;; [.G58]*([.M58]-[.H58]); IF([.E58]=&quot;Short&quot;; [.G58]*([.H58]-[.M58]); &quot;&quot;)))">
            <text:p/>
          </table:table-cell>
          <table:table-cell table:formula="of:=IF(ISNUMBER([.P58]); IF([.P58]&gt;0; &quot;Win&quot;; &quot;Loss&quot;); &quot;&quot;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IF(OR(ISBLANK([.L59]); ISBLANK([.M59])); &quot;&quot;; IF([.E59]=&quot;Long&quot;; [.G59]*([.M59]-[.H59]); IF([.E59]=&quot;Short&quot;; [.G59]*([.H59]-[.M59]); &quot;&quot;)))">
            <text:p/>
          </table:table-cell>
          <table:table-cell table:formula="of:=IF(ISNUMBER([.P59]); IF([.P59]&gt;0; &quot;Win&quot;; &quot;Loss&quot;); &quot;&quot;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IF(OR(ISBLANK([.L60]); ISBLANK([.M60])); &quot;&quot;; IF([.E60]=&quot;Long&quot;; [.G60]*([.M60]-[.H60]); IF([.E60]=&quot;Short&quot;; [.G60]*([.H60]-[.M60]); &quot;&quot;)))">
            <text:p/>
          </table:table-cell>
          <table:table-cell table:formula="of:=IF(ISNUMBER([.P60]); IF([.P60]&gt;0; &quot;Win&quot;; &quot;Loss&quot;); &quot;&quot;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IF(OR(ISBLANK([.L61]); ISBLANK([.M61])); &quot;&quot;; IF([.E61]=&quot;Long&quot;; [.G61]*([.M61]-[.H61]); IF([.E61]=&quot;Short&quot;; [.G61]*([.H61]-[.M61]); &quot;&quot;)))">
            <text:p/>
          </table:table-cell>
          <table:table-cell table:formula="of:=IF(ISNUMBER([.P61]); IF([.P61]&gt;0; &quot;Win&quot;; &quot;Loss&quot;); &quot;&quot;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IF(OR(ISBLANK([.L62]); ISBLANK([.M62])); &quot;&quot;; IF([.E62]=&quot;Long&quot;; [.G62]*([.M62]-[.H62]); IF([.E62]=&quot;Short&quot;; [.G62]*([.H62]-[.M62]); &quot;&quot;)))">
            <text:p/>
          </table:table-cell>
          <table:table-cell table:formula="of:=IF(ISNUMBER([.P62]); IF([.P62]&gt;0; &quot;Win&quot;; &quot;Loss&quot;); &quot;&quot;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IF(OR(ISBLANK([.L63]); ISBLANK([.M63])); &quot;&quot;; IF([.E63]=&quot;Long&quot;; [.G63]*([.M63]-[.H63]); IF([.E63]=&quot;Short&quot;; [.G63]*([.H63]-[.M63]); &quot;&quot;)))">
            <text:p/>
          </table:table-cell>
          <table:table-cell table:formula="of:=IF(ISNUMBER([.P63]); IF([.P63]&gt;0; &quot;Win&quot;; &quot;Loss&quot;); &quot;&quot;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IF(OR(ISBLANK([.L64]); ISBLANK([.M64])); &quot;&quot;; IF([.E64]=&quot;Long&quot;; [.G64]*([.M64]-[.H64]); IF([.E64]=&quot;Short&quot;; [.G64]*([.H64]-[.M64]); &quot;&quot;)))">
            <text:p/>
          </table:table-cell>
          <table:table-cell table:formula="of:=IF(ISNUMBER([.P64]); IF([.P64]&gt;0; &quot;Win&quot;; &quot;Loss&quot;); &quot;&quot;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IF(OR(ISBLANK([.L65]); ISBLANK([.M65])); &quot;&quot;; IF([.E65]=&quot;Long&quot;; [.G65]*([.M65]-[.H65]); IF([.E65]=&quot;Short&quot;; [.G65]*([.H65]-[.M65]); &quot;&quot;)))">
            <text:p/>
          </table:table-cell>
          <table:table-cell table:formula="of:=IF(ISNUMBER([.P65]); IF([.P65]&gt;0; &quot;Win&quot;; &quot;Loss&quot;); &quot;&quot;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IF(OR(ISBLANK([.L66]); ISBLANK([.M66])); &quot;&quot;; IF([.E66]=&quot;Long&quot;; [.G66]*([.M66]-[.H66]); IF([.E66]=&quot;Short&quot;; [.G66]*([.H66]-[.M66]); &quot;&quot;)))">
            <text:p/>
          </table:table-cell>
          <table:table-cell table:formula="of:=IF(ISNUMBER([.P66]); IF([.P66]&gt;0; &quot;Win&quot;; &quot;Loss&quot;); &quot;&quot;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IF(OR(ISBLANK([.L67]); ISBLANK([.M67])); &quot;&quot;; IF([.E67]=&quot;Long&quot;; [.G67]*([.M67]-[.H67]); IF([.E67]=&quot;Short&quot;; [.G67]*([.H67]-[.M67]); &quot;&quot;)))">
            <text:p/>
          </table:table-cell>
          <table:table-cell table:formula="of:=IF(ISNUMBER([.P67]); IF([.P67]&gt;0; &quot;Win&quot;; &quot;Loss&quot;); &quot;&quot;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IF(OR(ISBLANK([.L68]); ISBLANK([.M68])); &quot;&quot;; IF([.E68]=&quot;Long&quot;; [.G68]*([.M68]-[.H68]); IF([.E68]=&quot;Short&quot;; [.G68]*([.H68]-[.M68]); &quot;&quot;)))">
            <text:p/>
          </table:table-cell>
          <table:table-cell table:formula="of:=IF(ISNUMBER([.P68]); IF([.P68]&gt;0; &quot;Win&quot;; &quot;Loss&quot;); &quot;&quot;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IF(OR(ISBLANK([.L69]); ISBLANK([.M69])); &quot;&quot;; IF([.E69]=&quot;Long&quot;; [.G69]*([.M69]-[.H69]); IF([.E69]=&quot;Short&quot;; [.G69]*([.H69]-[.M69]); &quot;&quot;)))">
            <text:p/>
          </table:table-cell>
          <table:table-cell table:formula="of:=IF(ISNUMBER([.P69]); IF([.P69]&gt;0; &quot;Win&quot;; &quot;Loss&quot;); &quot;&quot;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IF(OR(ISBLANK([.L70]); ISBLANK([.M70])); &quot;&quot;; IF([.E70]=&quot;Long&quot;; [.G70]*([.M70]-[.H70]); IF([.E70]=&quot;Short&quot;; [.G70]*([.H70]-[.M70]); &quot;&quot;)))">
            <text:p/>
          </table:table-cell>
          <table:table-cell table:formula="of:=IF(ISNUMBER([.P70]); IF([.P70]&gt;0; &quot;Win&quot;; &quot;Loss&quot;); &quot;&quot;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IF(OR(ISBLANK([.L71]); ISBLANK([.M71])); &quot;&quot;; IF([.E71]=&quot;Long&quot;; [.G71]*([.M71]-[.H71]); IF([.E71]=&quot;Short&quot;; [.G71]*([.H71]-[.M71]); &quot;&quot;)))">
            <text:p/>
          </table:table-cell>
          <table:table-cell table:formula="of:=IF(ISNUMBER([.P71]); IF([.P71]&gt;0; &quot;Win&quot;; &quot;Loss&quot;); &quot;&quot;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IF(OR(ISBLANK([.L72]); ISBLANK([.M72])); &quot;&quot;; IF([.E72]=&quot;Long&quot;; [.G72]*([.M72]-[.H72]); IF([.E72]=&quot;Short&quot;; [.G72]*([.H72]-[.M72]); &quot;&quot;)))">
            <text:p/>
          </table:table-cell>
          <table:table-cell table:formula="of:=IF(ISNUMBER([.P72]); IF([.P72]&gt;0; &quot;Win&quot;; &quot;Loss&quot;); &quot;&quot;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IF(OR(ISBLANK([.L73]); ISBLANK([.M73])); &quot;&quot;; IF([.E73]=&quot;Long&quot;; [.G73]*([.M73]-[.H73]); IF([.E73]=&quot;Short&quot;; [.G73]*([.H73]-[.M73]); &quot;&quot;)))">
            <text:p/>
          </table:table-cell>
          <table:table-cell table:formula="of:=IF(ISNUMBER([.P73]); IF([.P73]&gt;0; &quot;Win&quot;; &quot;Loss&quot;); &quot;&quot;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IF(OR(ISBLANK([.L74]); ISBLANK([.M74])); &quot;&quot;; IF([.E74]=&quot;Long&quot;; [.G74]*([.M74]-[.H74]); IF([.E74]=&quot;Short&quot;; [.G74]*([.H74]-[.M74]); &quot;&quot;)))">
            <text:p/>
          </table:table-cell>
          <table:table-cell table:formula="of:=IF(ISNUMBER([.P74]); IF([.P74]&gt;0; &quot;Win&quot;; &quot;Loss&quot;); &quot;&quot;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IF(OR(ISBLANK([.L75]); ISBLANK([.M75])); &quot;&quot;; IF([.E75]=&quot;Long&quot;; [.G75]*([.M75]-[.H75]); IF([.E75]=&quot;Short&quot;; [.G75]*([.H75]-[.M75]); &quot;&quot;)))">
            <text:p/>
          </table:table-cell>
          <table:table-cell table:formula="of:=IF(ISNUMBER([.P75]); IF([.P75]&gt;0; &quot;Win&quot;; &quot;Loss&quot;); &quot;&quot;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IF(OR(ISBLANK([.L76]); ISBLANK([.M76])); &quot;&quot;; IF([.E76]=&quot;Long&quot;; [.G76]*([.M76]-[.H76]); IF([.E76]=&quot;Short&quot;; [.G76]*([.H76]-[.M76]); &quot;&quot;)))">
            <text:p/>
          </table:table-cell>
          <table:table-cell table:formula="of:=IF(ISNUMBER([.P76]); IF([.P76]&gt;0; &quot;Win&quot;; &quot;Loss&quot;); &quot;&quot;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IF(OR(ISBLANK([.L77]); ISBLANK([.M77])); &quot;&quot;; IF([.E77]=&quot;Long&quot;; [.G77]*([.M77]-[.H77]); IF([.E77]=&quot;Short&quot;; [.G77]*([.H77]-[.M77]); &quot;&quot;)))">
            <text:p/>
          </table:table-cell>
          <table:table-cell table:formula="of:=IF(ISNUMBER([.P77]); IF([.P77]&gt;0; &quot;Win&quot;; &quot;Loss&quot;); &quot;&quot;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IF(OR(ISBLANK([.L78]); ISBLANK([.M78])); &quot;&quot;; IF([.E78]=&quot;Long&quot;; [.G78]*([.M78]-[.H78]); IF([.E78]=&quot;Short&quot;; [.G78]*([.H78]-[.M78]); &quot;&quot;)))">
            <text:p/>
          </table:table-cell>
          <table:table-cell table:formula="of:=IF(ISNUMBER([.P78]); IF([.P78]&gt;0; &quot;Win&quot;; &quot;Loss&quot;); &quot;&quot;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IF(OR(ISBLANK([.L79]); ISBLANK([.M79])); &quot;&quot;; IF([.E79]=&quot;Long&quot;; [.G79]*([.M79]-[.H79]); IF([.E79]=&quot;Short&quot;; [.G79]*([.H79]-[.M79]); &quot;&quot;)))">
            <text:p/>
          </table:table-cell>
          <table:table-cell table:formula="of:=IF(ISNUMBER([.P79]); IF([.P79]&gt;0; &quot;Win&quot;; &quot;Loss&quot;); &quot;&quot;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IF(OR(ISBLANK([.L80]); ISBLANK([.M80])); &quot;&quot;; IF([.E80]=&quot;Long&quot;; [.G80]*([.M80]-[.H80]); IF([.E80]=&quot;Short&quot;; [.G80]*([.H80]-[.M80]); &quot;&quot;)))">
            <text:p/>
          </table:table-cell>
          <table:table-cell table:formula="of:=IF(ISNUMBER([.P80]); IF([.P80]&gt;0; &quot;Win&quot;; &quot;Loss&quot;); &quot;&quot;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IF(OR(ISBLANK([.L81]); ISBLANK([.M81])); &quot;&quot;; IF([.E81]=&quot;Long&quot;; [.G81]*([.M81]-[.H81]); IF([.E81]=&quot;Short&quot;; [.G81]*([.H81]-[.M81]); &quot;&quot;)))">
            <text:p/>
          </table:table-cell>
          <table:table-cell table:formula="of:=IF(ISNUMBER([.P81]); IF([.P81]&gt;0; &quot;Win&quot;; &quot;Loss&quot;); &quot;&quot;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IF(OR(ISBLANK([.L82]); ISBLANK([.M82])); &quot;&quot;; IF([.E82]=&quot;Long&quot;; [.G82]*([.M82]-[.H82]); IF([.E82]=&quot;Short&quot;; [.G82]*([.H82]-[.M82]); &quot;&quot;)))">
            <text:p/>
          </table:table-cell>
          <table:table-cell table:formula="of:=IF(ISNUMBER([.P82]); IF([.P82]&gt;0; &quot;Win&quot;; &quot;Loss&quot;); &quot;&quot;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IF(OR(ISBLANK([.L83]); ISBLANK([.M83])); &quot;&quot;; IF([.E83]=&quot;Long&quot;; [.G83]*([.M83]-[.H83]); IF([.E83]=&quot;Short&quot;; [.G83]*([.H83]-[.M83]); &quot;&quot;)))">
            <text:p/>
          </table:table-cell>
          <table:table-cell table:formula="of:=IF(ISNUMBER([.P83]); IF([.P83]&gt;0; &quot;Win&quot;; &quot;Loss&quot;); &quot;&quot;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IF(OR(ISBLANK([.L84]); ISBLANK([.M84])); &quot;&quot;; IF([.E84]=&quot;Long&quot;; [.G84]*([.M84]-[.H84]); IF([.E84]=&quot;Short&quot;; [.G84]*([.H84]-[.M84]); &quot;&quot;)))">
            <text:p/>
          </table:table-cell>
          <table:table-cell table:formula="of:=IF(ISNUMBER([.P84]); IF([.P84]&gt;0; &quot;Win&quot;; &quot;Loss&quot;); &quot;&quot;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IF(OR(ISBLANK([.L85]); ISBLANK([.M85])); &quot;&quot;; IF([.E85]=&quot;Long&quot;; [.G85]*([.M85]-[.H85]); IF([.E85]=&quot;Short&quot;; [.G85]*([.H85]-[.M85]); &quot;&quot;)))">
            <text:p/>
          </table:table-cell>
          <table:table-cell table:formula="of:=IF(ISNUMBER([.P85]); IF([.P85]&gt;0; &quot;Win&quot;; &quot;Loss&quot;); &quot;&quot;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IF(OR(ISBLANK([.L86]); ISBLANK([.M86])); &quot;&quot;; IF([.E86]=&quot;Long&quot;; [.G86]*([.M86]-[.H86]); IF([.E86]=&quot;Short&quot;; [.G86]*([.H86]-[.M86]); &quot;&quot;)))">
            <text:p/>
          </table:table-cell>
          <table:table-cell table:formula="of:=IF(ISNUMBER([.P86]); IF([.P86]&gt;0; &quot;Win&quot;; &quot;Loss&quot;); &quot;&quot;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IF(OR(ISBLANK([.L87]); ISBLANK([.M87])); &quot;&quot;; IF([.E87]=&quot;Long&quot;; [.G87]*([.M87]-[.H87]); IF([.E87]=&quot;Short&quot;; [.G87]*([.H87]-[.M87]); &quot;&quot;)))">
            <text:p/>
          </table:table-cell>
          <table:table-cell table:formula="of:=IF(ISNUMBER([.P87]); IF([.P87]&gt;0; &quot;Win&quot;; &quot;Loss&quot;); &quot;&quot;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IF(OR(ISBLANK([.L88]); ISBLANK([.M88])); &quot;&quot;; IF([.E88]=&quot;Long&quot;; [.G88]*([.M88]-[.H88]); IF([.E88]=&quot;Short&quot;; [.G88]*([.H88]-[.M88]); &quot;&quot;)))">
            <text:p/>
          </table:table-cell>
          <table:table-cell table:formula="of:=IF(ISNUMBER([.P88]); IF([.P88]&gt;0; &quot;Win&quot;; &quot;Loss&quot;); &quot;&quot;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IF(OR(ISBLANK([.L89]); ISBLANK([.M89])); &quot;&quot;; IF([.E89]=&quot;Long&quot;; [.G89]*([.M89]-[.H89]); IF([.E89]=&quot;Short&quot;; [.G89]*([.H89]-[.M89]); &quot;&quot;)))">
            <text:p/>
          </table:table-cell>
          <table:table-cell table:formula="of:=IF(ISNUMBER([.P89]); IF([.P89]&gt;0; &quot;Win&quot;; &quot;Loss&quot;); &quot;&quot;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IF(OR(ISBLANK([.L90]); ISBLANK([.M90])); &quot;&quot;; IF([.E90]=&quot;Long&quot;; [.G90]*([.M90]-[.H90]); IF([.E90]=&quot;Short&quot;; [.G90]*([.H90]-[.M90]); &quot;&quot;)))">
            <text:p/>
          </table:table-cell>
          <table:table-cell table:formula="of:=IF(ISNUMBER([.P90]); IF([.P90]&gt;0; &quot;Win&quot;; &quot;Loss&quot;); &quot;&quot;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IF(OR(ISBLANK([.L91]); ISBLANK([.M91])); &quot;&quot;; IF([.E91]=&quot;Long&quot;; [.G91]*([.M91]-[.H91]); IF([.E91]=&quot;Short&quot;; [.G91]*([.H91]-[.M91]); &quot;&quot;)))">
            <text:p/>
          </table:table-cell>
          <table:table-cell table:formula="of:=IF(ISNUMBER([.P91]); IF([.P91]&gt;0; &quot;Win&quot;; &quot;Loss&quot;); &quot;&quot;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IF(OR(ISBLANK([.L92]); ISBLANK([.M92])); &quot;&quot;; IF([.E92]=&quot;Long&quot;; [.G92]*([.M92]-[.H92]); IF([.E92]=&quot;Short&quot;; [.G92]*([.H92]-[.M92]); &quot;&quot;)))">
            <text:p/>
          </table:table-cell>
          <table:table-cell table:formula="of:=IF(ISNUMBER([.P92]); IF([.P92]&gt;0; &quot;Win&quot;; &quot;Loss&quot;); &quot;&quot;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IF(OR(ISBLANK([.L93]); ISBLANK([.M93])); &quot;&quot;; IF([.E93]=&quot;Long&quot;; [.G93]*([.M93]-[.H93]); IF([.E93]=&quot;Short&quot;; [.G93]*([.H93]-[.M93]); &quot;&quot;)))">
            <text:p/>
          </table:table-cell>
          <table:table-cell table:formula="of:=IF(ISNUMBER([.P93]); IF([.P93]&gt;0; &quot;Win&quot;; &quot;Loss&quot;); &quot;&quot;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IF(OR(ISBLANK([.L94]); ISBLANK([.M94])); &quot;&quot;; IF([.E94]=&quot;Long&quot;; [.G94]*([.M94]-[.H94]); IF([.E94]=&quot;Short&quot;; [.G94]*([.H94]-[.M94]); &quot;&quot;)))">
            <text:p/>
          </table:table-cell>
          <table:table-cell table:formula="of:=IF(ISNUMBER([.P94]); IF([.P94]&gt;0; &quot;Win&quot;; &quot;Loss&quot;); &quot;&quot;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IF(OR(ISBLANK([.L95]); ISBLANK([.M95])); &quot;&quot;; IF([.E95]=&quot;Long&quot;; [.G95]*([.M95]-[.H95]); IF([.E95]=&quot;Short&quot;; [.G95]*([.H95]-[.M95]); &quot;&quot;)))">
            <text:p/>
          </table:table-cell>
          <table:table-cell table:formula="of:=IF(ISNUMBER([.P95]); IF([.P95]&gt;0; &quot;Win&quot;; &quot;Loss&quot;); &quot;&quot;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IF(OR(ISBLANK([.L96]); ISBLANK([.M96])); &quot;&quot;; IF([.E96]=&quot;Long&quot;; [.G96]*([.M96]-[.H96]); IF([.E96]=&quot;Short&quot;; [.G96]*([.H96]-[.M96]); &quot;&quot;)))">
            <text:p/>
          </table:table-cell>
          <table:table-cell table:formula="of:=IF(ISNUMBER([.P96]); IF([.P96]&gt;0; &quot;Win&quot;; &quot;Loss&quot;); &quot;&quot;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IF(OR(ISBLANK([.L97]); ISBLANK([.M97])); &quot;&quot;; IF([.E97]=&quot;Long&quot;; [.G97]*([.M97]-[.H97]); IF([.E97]=&quot;Short&quot;; [.G97]*([.H97]-[.M97]); &quot;&quot;)))">
            <text:p/>
          </table:table-cell>
          <table:table-cell table:formula="of:=IF(ISNUMBER([.P97]); IF([.P97]&gt;0; &quot;Win&quot;; &quot;Loss&quot;); &quot;&quot;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IF(OR(ISBLANK([.L98]); ISBLANK([.M98])); &quot;&quot;; IF([.E98]=&quot;Long&quot;; [.G98]*([.M98]-[.H98]); IF([.E98]=&quot;Short&quot;; [.G98]*([.H98]-[.M98]); &quot;&quot;)))">
            <text:p/>
          </table:table-cell>
          <table:table-cell table:formula="of:=IF(ISNUMBER([.P98]); IF([.P98]&gt;0; &quot;Win&quot;; &quot;Loss&quot;); &quot;&quot;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IF(OR(ISBLANK([.L99]); ISBLANK([.M99])); &quot;&quot;; IF([.E99]=&quot;Long&quot;; [.G99]*([.M99]-[.H99]); IF([.E99]=&quot;Short&quot;; [.G99]*([.H99]-[.M99]); &quot;&quot;)))">
            <text:p/>
          </table:table-cell>
          <table:table-cell table:formula="of:=IF(ISNUMBER([.P99]); IF([.P99]&gt;0; &quot;Win&quot;; &quot;Loss&quot;); &quot;&quot;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IF(OR(ISBLANK([.L100]); ISBLANK([.M100])); &quot;&quot;; IF([.E100]=&quot;Long&quot;; [.G100]*([.M100]-[.H100]); IF([.E100]=&quot;Short&quot;; [.G100]*([.H100]-[.M100]); &quot;&quot;)))">
            <text:p/>
          </table:table-cell>
          <table:table-cell table:formula="of:=IF(ISNUMBER([.P100]); IF([.P100]&gt;0; &quot;Win&quot;; &quot;Loss&quot;); &quot;&quot;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IF(OR(ISBLANK([.L101]); ISBLANK([.M101])); &quot;&quot;; IF([.E101]=&quot;Long&quot;; [.G101]*([.M101]-[.H101]); IF([.E101]=&quot;Short&quot;; [.G101]*([.H101]-[.M101]); &quot;&quot;)))">
            <text:p/>
          </table:table-cell>
          <table:table-cell table:formula="of:=IF(ISNUMBER([.P101]); IF([.P101]&gt;0; &quot;Win&quot;; &quot;Loss&quot;); &quot;&quot;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IF(OR(ISBLANK([.L102]); ISBLANK([.M102])); &quot;&quot;; IF([.E102]=&quot;Long&quot;; [.G102]*([.M102]-[.H102]); IF([.E102]=&quot;Short&quot;; [.G102]*([.H102]-[.M102]); &quot;&quot;)))">
            <text:p/>
          </table:table-cell>
          <table:table-cell table:formula="of:=IF(ISNUMBER([.P102]); IF([.P102]&gt;0; &quot;Win&quot;; &quot;Loss&quot;); &quot;&quot;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IF(OR(ISBLANK([.L103]); ISBLANK([.M103])); &quot;&quot;; IF([.E103]=&quot;Long&quot;; [.G103]*([.M103]-[.H103]); IF([.E103]=&quot;Short&quot;; [.G103]*([.H103]-[.M103]); &quot;&quot;)))">
            <text:p/>
          </table:table-cell>
          <table:table-cell table:formula="of:=IF(ISNUMBER([.P103]); IF([.P103]&gt;0; &quot;Win&quot;; &quot;Loss&quot;); &quot;&quot;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IF(OR(ISBLANK([.L104]); ISBLANK([.M104])); &quot;&quot;; IF([.E104]=&quot;Long&quot;; [.G104]*([.M104]-[.H104]); IF([.E104]=&quot;Short&quot;; [.G104]*([.H104]-[.M104]); &quot;&quot;)))">
            <text:p/>
          </table:table-cell>
          <table:table-cell table:formula="of:=IF(ISNUMBER([.P104]); IF([.P104]&gt;0; &quot;Win&quot;; &quot;Loss&quot;); &quot;&quot;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IF(OR(ISBLANK([.L105]); ISBLANK([.M105])); &quot;&quot;; IF([.E105]=&quot;Long&quot;; [.G105]*([.M105]-[.H105]); IF([.E105]=&quot;Short&quot;; [.G105]*([.H105]-[.M105]); &quot;&quot;)))">
            <text:p/>
          </table:table-cell>
          <table:table-cell table:formula="of:=IF(ISNUMBER([.P105]); IF([.P105]&gt;0; &quot;Win&quot;; &quot;Loss&quot;); &quot;&quot;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IF(OR(ISBLANK([.L106]); ISBLANK([.M106])); &quot;&quot;; IF([.E106]=&quot;Long&quot;; [.G106]*([.M106]-[.H106]); IF([.E106]=&quot;Short&quot;; [.G106]*([.H106]-[.M106]); &quot;&quot;)))">
            <text:p/>
          </table:table-cell>
          <table:table-cell table:formula="of:=IF(ISNUMBER([.P106]); IF([.P106]&gt;0; &quot;Win&quot;; &quot;Loss&quot;); &quot;&quot;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IF(OR(ISBLANK([.L107]); ISBLANK([.M107])); &quot;&quot;; IF([.E107]=&quot;Long&quot;; [.G107]*([.M107]-[.H107]); IF([.E107]=&quot;Short&quot;; [.G107]*([.H107]-[.M107]); &quot;&quot;)))">
            <text:p/>
          </table:table-cell>
          <table:table-cell table:formula="of:=IF(ISNUMBER([.P107]); IF([.P107]&gt;0; &quot;Win&quot;; &quot;Loss&quot;); &quot;&quot;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IF(OR(ISBLANK([.L108]); ISBLANK([.M108])); &quot;&quot;; IF([.E108]=&quot;Long&quot;; [.G108]*([.M108]-[.H108]); IF([.E108]=&quot;Short&quot;; [.G108]*([.H108]-[.M108]); &quot;&quot;)))">
            <text:p/>
          </table:table-cell>
          <table:table-cell table:formula="of:=IF(ISNUMBER([.P108]); IF([.P108]&gt;0; &quot;Win&quot;; &quot;Loss&quot;); &quot;&quot;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IF(OR(ISBLANK([.L109]); ISBLANK([.M109])); &quot;&quot;; IF([.E109]=&quot;Long&quot;; [.G109]*([.M109]-[.H109]); IF([.E109]=&quot;Short&quot;; [.G109]*([.H109]-[.M109]); &quot;&quot;)))">
            <text:p/>
          </table:table-cell>
          <table:table-cell table:formula="of:=IF(ISNUMBER([.P109]); IF([.P109]&gt;0; &quot;Win&quot;; &quot;Loss&quot;); &quot;&quot;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IF(OR(ISBLANK([.L110]); ISBLANK([.M110])); &quot;&quot;; IF([.E110]=&quot;Long&quot;; [.G110]*([.M110]-[.H110]); IF([.E110]=&quot;Short&quot;; [.G110]*([.H110]-[.M110]); &quot;&quot;)))">
            <text:p/>
          </table:table-cell>
          <table:table-cell table:formula="of:=IF(ISNUMBER([.P110]); IF([.P110]&gt;0; &quot;Win&quot;; &quot;Loss&quot;); &quot;&quot;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IF(OR(ISBLANK([.L111]); ISBLANK([.M111])); &quot;&quot;; IF([.E111]=&quot;Long&quot;; [.G111]*([.M111]-[.H111]); IF([.E111]=&quot;Short&quot;; [.G111]*([.H111]-[.M111]); &quot;&quot;)))">
            <text:p/>
          </table:table-cell>
          <table:table-cell table:formula="of:=IF(ISNUMBER([.P111]); IF([.P111]&gt;0; &quot;Win&quot;; &quot;Loss&quot;); &quot;&quot;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IF(OR(ISBLANK([.L112]); ISBLANK([.M112])); &quot;&quot;; IF([.E112]=&quot;Long&quot;; [.G112]*([.M112]-[.H112]); IF([.E112]=&quot;Short&quot;; [.G112]*([.H112]-[.M112]); &quot;&quot;)))">
            <text:p/>
          </table:table-cell>
          <table:table-cell table:formula="of:=IF(ISNUMBER([.P112]); IF([.P112]&gt;0; &quot;Win&quot;; &quot;Loss&quot;); &quot;&quot;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IF(OR(ISBLANK([.L113]); ISBLANK([.M113])); &quot;&quot;; IF([.E113]=&quot;Long&quot;; [.G113]*([.M113]-[.H113]); IF([.E113]=&quot;Short&quot;; [.G113]*([.H113]-[.M113]); &quot;&quot;)))">
            <text:p/>
          </table:table-cell>
          <table:table-cell table:formula="of:=IF(ISNUMBER([.P113]); IF([.P113]&gt;0; &quot;Win&quot;; &quot;Loss&quot;); &quot;&quot;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IF(OR(ISBLANK([.L114]); ISBLANK([.M114])); &quot;&quot;; IF([.E114]=&quot;Long&quot;; [.G114]*([.M114]-[.H114]); IF([.E114]=&quot;Short&quot;; [.G114]*([.H114]-[.M114]); &quot;&quot;)))">
            <text:p/>
          </table:table-cell>
          <table:table-cell table:formula="of:=IF(ISNUMBER([.P114]); IF([.P114]&gt;0; &quot;Win&quot;; &quot;Loss&quot;); &quot;&quot;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IF(OR(ISBLANK([.L115]); ISBLANK([.M115])); &quot;&quot;; IF([.E115]=&quot;Long&quot;; [.G115]*([.M115]-[.H115]); IF([.E115]=&quot;Short&quot;; [.G115]*([.H115]-[.M115]); &quot;&quot;)))">
            <text:p/>
          </table:table-cell>
          <table:table-cell table:formula="of:=IF(ISNUMBER([.P115]); IF([.P115]&gt;0; &quot;Win&quot;; &quot;Loss&quot;); &quot;&quot;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IF(OR(ISBLANK([.L116]); ISBLANK([.M116])); &quot;&quot;; IF([.E116]=&quot;Long&quot;; [.G116]*([.M116]-[.H116]); IF([.E116]=&quot;Short&quot;; [.G116]*([.H116]-[.M116]); &quot;&quot;)))">
            <text:p/>
          </table:table-cell>
          <table:table-cell table:formula="of:=IF(ISNUMBER([.P116]); IF([.P116]&gt;0; &quot;Win&quot;; &quot;Loss&quot;); &quot;&quot;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IF(OR(ISBLANK([.L117]); ISBLANK([.M117])); &quot;&quot;; IF([.E117]=&quot;Long&quot;; [.G117]*([.M117]-[.H117]); IF([.E117]=&quot;Short&quot;; [.G117]*([.H117]-[.M117]); &quot;&quot;)))">
            <text:p/>
          </table:table-cell>
          <table:table-cell table:formula="of:=IF(ISNUMBER([.P117]); IF([.P117]&gt;0; &quot;Win&quot;; &quot;Loss&quot;); &quot;&quot;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IF(OR(ISBLANK([.L118]); ISBLANK([.M118])); &quot;&quot;; IF([.E118]=&quot;Long&quot;; [.G118]*([.M118]-[.H118]); IF([.E118]=&quot;Short&quot;; [.G118]*([.H118]-[.M118]); &quot;&quot;)))">
            <text:p/>
          </table:table-cell>
          <table:table-cell table:formula="of:=IF(ISNUMBER([.P118]); IF([.P118]&gt;0; &quot;Win&quot;; &quot;Loss&quot;); &quot;&quot;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IF(OR(ISBLANK([.L119]); ISBLANK([.M119])); &quot;&quot;; IF([.E119]=&quot;Long&quot;; [.G119]*([.M119]-[.H119]); IF([.E119]=&quot;Short&quot;; [.G119]*([.H119]-[.M119]); &quot;&quot;)))">
            <text:p/>
          </table:table-cell>
          <table:table-cell table:formula="of:=IF(ISNUMBER([.P119]); IF([.P119]&gt;0; &quot;Win&quot;; &quot;Loss&quot;); &quot;&quot;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IF(OR(ISBLANK([.L120]); ISBLANK([.M120])); &quot;&quot;; IF([.E120]=&quot;Long&quot;; [.G120]*([.M120]-[.H120]); IF([.E120]=&quot;Short&quot;; [.G120]*([.H120]-[.M120]); &quot;&quot;)))">
            <text:p/>
          </table:table-cell>
          <table:table-cell table:formula="of:=IF(ISNUMBER([.P120]); IF([.P120]&gt;0; &quot;Win&quot;; &quot;Loss&quot;); &quot;&quot;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IF(OR(ISBLANK([.L121]); ISBLANK([.M121])); &quot;&quot;; IF([.E121]=&quot;Long&quot;; [.G121]*([.M121]-[.H121]); IF([.E121]=&quot;Short&quot;; [.G121]*([.H121]-[.M121]); &quot;&quot;)))">
            <text:p/>
          </table:table-cell>
          <table:table-cell table:formula="of:=IF(ISNUMBER([.P121]); IF([.P121]&gt;0; &quot;Win&quot;; &quot;Loss&quot;); &quot;&quot;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IF(OR(ISBLANK([.L122]); ISBLANK([.M122])); &quot;&quot;; IF([.E122]=&quot;Long&quot;; [.G122]*([.M122]-[.H122]); IF([.E122]=&quot;Short&quot;; [.G122]*([.H122]-[.M122]); &quot;&quot;)))">
            <text:p/>
          </table:table-cell>
          <table:table-cell table:formula="of:=IF(ISNUMBER([.P122]); IF([.P122]&gt;0; &quot;Win&quot;; &quot;Loss&quot;); &quot;&quot;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IF(OR(ISBLANK([.L123]); ISBLANK([.M123])); &quot;&quot;; IF([.E123]=&quot;Long&quot;; [.G123]*([.M123]-[.H123]); IF([.E123]=&quot;Short&quot;; [.G123]*([.H123]-[.M123]); &quot;&quot;)))">
            <text:p/>
          </table:table-cell>
          <table:table-cell table:formula="of:=IF(ISNUMBER([.P123]); IF([.P123]&gt;0; &quot;Win&quot;; &quot;Loss&quot;); &quot;&quot;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IF(OR(ISBLANK([.L124]); ISBLANK([.M124])); &quot;&quot;; IF([.E124]=&quot;Long&quot;; [.G124]*([.M124]-[.H124]); IF([.E124]=&quot;Short&quot;; [.G124]*([.H124]-[.M124]); &quot;&quot;)))">
            <text:p/>
          </table:table-cell>
          <table:table-cell table:formula="of:=IF(ISNUMBER([.P124]); IF([.P124]&gt;0; &quot;Win&quot;; &quot;Loss&quot;); &quot;&quot;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IF(OR(ISBLANK([.L125]); ISBLANK([.M125])); &quot;&quot;; IF([.E125]=&quot;Long&quot;; [.G125]*([.M125]-[.H125]); IF([.E125]=&quot;Short&quot;; [.G125]*([.H125]-[.M125]); &quot;&quot;)))">
            <text:p/>
          </table:table-cell>
          <table:table-cell table:formula="of:=IF(ISNUMBER([.P125]); IF([.P125]&gt;0; &quot;Win&quot;; &quot;Loss&quot;); &quot;&quot;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IF(OR(ISBLANK([.L126]); ISBLANK([.M126])); &quot;&quot;; IF([.E126]=&quot;Long&quot;; [.G126]*([.M126]-[.H126]); IF([.E126]=&quot;Short&quot;; [.G126]*([.H126]-[.M126]); &quot;&quot;)))">
            <text:p/>
          </table:table-cell>
          <table:table-cell table:formula="of:=IF(ISNUMBER([.P126]); IF([.P126]&gt;0; &quot;Win&quot;; &quot;Loss&quot;); &quot;&quot;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IF(OR(ISBLANK([.L127]); ISBLANK([.M127])); &quot;&quot;; IF([.E127]=&quot;Long&quot;; [.G127]*([.M127]-[.H127]); IF([.E127]=&quot;Short&quot;; [.G127]*([.H127]-[.M127]); &quot;&quot;)))">
            <text:p/>
          </table:table-cell>
          <table:table-cell table:formula="of:=IF(ISNUMBER([.P127]); IF([.P127]&gt;0; &quot;Win&quot;; &quot;Loss&quot;); &quot;&quot;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IF(OR(ISBLANK([.L128]); ISBLANK([.M128])); &quot;&quot;; IF([.E128]=&quot;Long&quot;; [.G128]*([.M128]-[.H128]); IF([.E128]=&quot;Short&quot;; [.G128]*([.H128]-[.M128]); &quot;&quot;)))">
            <text:p/>
          </table:table-cell>
          <table:table-cell table:formula="of:=IF(ISNUMBER([.P128]); IF([.P128]&gt;0; &quot;Win&quot;; &quot;Loss&quot;); &quot;&quot;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IF(OR(ISBLANK([.L129]); ISBLANK([.M129])); &quot;&quot;; IF([.E129]=&quot;Long&quot;; [.G129]*([.M129]-[.H129]); IF([.E129]=&quot;Short&quot;; [.G129]*([.H129]-[.M129]); &quot;&quot;)))">
            <text:p/>
          </table:table-cell>
          <table:table-cell table:formula="of:=IF(ISNUMBER([.P129]); IF([.P129]&gt;0; &quot;Win&quot;; &quot;Loss&quot;); &quot;&quot;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IF(OR(ISBLANK([.L130]); ISBLANK([.M130])); &quot;&quot;; IF([.E130]=&quot;Long&quot;; [.G130]*([.M130]-[.H130]); IF([.E130]=&quot;Short&quot;; [.G130]*([.H130]-[.M130]); &quot;&quot;)))">
            <text:p/>
          </table:table-cell>
          <table:table-cell table:formula="of:=IF(ISNUMBER([.P130]); IF([.P130]&gt;0; &quot;Win&quot;; &quot;Loss&quot;); &quot;&quot;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IF(OR(ISBLANK([.L131]); ISBLANK([.M131])); &quot;&quot;; IF([.E131]=&quot;Long&quot;; [.G131]*([.M131]-[.H131]); IF([.E131]=&quot;Short&quot;; [.G131]*([.H131]-[.M131]); &quot;&quot;)))">
            <text:p/>
          </table:table-cell>
          <table:table-cell table:formula="of:=IF(ISNUMBER([.P131]); IF([.P131]&gt;0; &quot;Win&quot;; &quot;Loss&quot;); &quot;&quot;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IF(OR(ISBLANK([.L132]); ISBLANK([.M132])); &quot;&quot;; IF([.E132]=&quot;Long&quot;; [.G132]*([.M132]-[.H132]); IF([.E132]=&quot;Short&quot;; [.G132]*([.H132]-[.M132]); &quot;&quot;)))">
            <text:p/>
          </table:table-cell>
          <table:table-cell table:formula="of:=IF(ISNUMBER([.P132]); IF([.P132]&gt;0; &quot;Win&quot;; &quot;Loss&quot;); &quot;&quot;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IF(OR(ISBLANK([.L133]); ISBLANK([.M133])); &quot;&quot;; IF([.E133]=&quot;Long&quot;; [.G133]*([.M133]-[.H133]); IF([.E133]=&quot;Short&quot;; [.G133]*([.H133]-[.M133]); &quot;&quot;)))">
            <text:p/>
          </table:table-cell>
          <table:table-cell table:formula="of:=IF(ISNUMBER([.P133]); IF([.P133]&gt;0; &quot;Win&quot;; &quot;Loss&quot;); &quot;&quot;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IF(OR(ISBLANK([.L134]); ISBLANK([.M134])); &quot;&quot;; IF([.E134]=&quot;Long&quot;; [.G134]*([.M134]-[.H134]); IF([.E134]=&quot;Short&quot;; [.G134]*([.H134]-[.M134]); &quot;&quot;)))">
            <text:p/>
          </table:table-cell>
          <table:table-cell table:formula="of:=IF(ISNUMBER([.P134]); IF([.P134]&gt;0; &quot;Win&quot;; &quot;Loss&quot;); &quot;&quot;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IF(OR(ISBLANK([.L135]); ISBLANK([.M135])); &quot;&quot;; IF([.E135]=&quot;Long&quot;; [.G135]*([.M135]-[.H135]); IF([.E135]=&quot;Short&quot;; [.G135]*([.H135]-[.M135]); &quot;&quot;)))">
            <text:p/>
          </table:table-cell>
          <table:table-cell table:formula="of:=IF(ISNUMBER([.P135]); IF([.P135]&gt;0; &quot;Win&quot;; &quot;Loss&quot;); &quot;&quot;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IF(OR(ISBLANK([.L136]); ISBLANK([.M136])); &quot;&quot;; IF([.E136]=&quot;Long&quot;; [.G136]*([.M136]-[.H136]); IF([.E136]=&quot;Short&quot;; [.G136]*([.H136]-[.M136]); &quot;&quot;)))">
            <text:p/>
          </table:table-cell>
          <table:table-cell table:formula="of:=IF(ISNUMBER([.P136]); IF([.P136]&gt;0; &quot;Win&quot;; &quot;Loss&quot;); &quot;&quot;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IF(OR(ISBLANK([.L137]); ISBLANK([.M137])); &quot;&quot;; IF([.E137]=&quot;Long&quot;; [.G137]*([.M137]-[.H137]); IF([.E137]=&quot;Short&quot;; [.G137]*([.H137]-[.M137]); &quot;&quot;)))">
            <text:p/>
          </table:table-cell>
          <table:table-cell table:formula="of:=IF(ISNUMBER([.P137]); IF([.P137]&gt;0; &quot;Win&quot;; &quot;Loss&quot;); &quot;&quot;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IF(OR(ISBLANK([.L138]); ISBLANK([.M138])); &quot;&quot;; IF([.E138]=&quot;Long&quot;; [.G138]*([.M138]-[.H138]); IF([.E138]=&quot;Short&quot;; [.G138]*([.H138]-[.M138]); &quot;&quot;)))">
            <text:p/>
          </table:table-cell>
          <table:table-cell table:formula="of:=IF(ISNUMBER([.P138]); IF([.P138]&gt;0; &quot;Win&quot;; &quot;Loss&quot;); &quot;&quot;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IF(OR(ISBLANK([.L139]); ISBLANK([.M139])); &quot;&quot;; IF([.E139]=&quot;Long&quot;; [.G139]*([.M139]-[.H139]); IF([.E139]=&quot;Short&quot;; [.G139]*([.H139]-[.M139]); &quot;&quot;)))">
            <text:p/>
          </table:table-cell>
          <table:table-cell table:formula="of:=IF(ISNUMBER([.P139]); IF([.P139]&gt;0; &quot;Win&quot;; &quot;Loss&quot;); &quot;&quot;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IF(OR(ISBLANK([.L140]); ISBLANK([.M140])); &quot;&quot;; IF([.E140]=&quot;Long&quot;; [.G140]*([.M140]-[.H140]); IF([.E140]=&quot;Short&quot;; [.G140]*([.H140]-[.M140]); &quot;&quot;)))">
            <text:p/>
          </table:table-cell>
          <table:table-cell table:formula="of:=IF(ISNUMBER([.P140]); IF([.P140]&gt;0; &quot;Win&quot;; &quot;Loss&quot;); &quot;&quot;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IF(OR(ISBLANK([.L141]); ISBLANK([.M141])); &quot;&quot;; IF([.E141]=&quot;Long&quot;; [.G141]*([.M141]-[.H141]); IF([.E141]=&quot;Short&quot;; [.G141]*([.H141]-[.M141]); &quot;&quot;)))">
            <text:p/>
          </table:table-cell>
          <table:table-cell table:formula="of:=IF(ISNUMBER([.P141]); IF([.P141]&gt;0; &quot;Win&quot;; &quot;Loss&quot;); &quot;&quot;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IF(OR(ISBLANK([.L142]); ISBLANK([.M142])); &quot;&quot;; IF([.E142]=&quot;Long&quot;; [.G142]*([.M142]-[.H142]); IF([.E142]=&quot;Short&quot;; [.G142]*([.H142]-[.M142]); &quot;&quot;)))">
            <text:p/>
          </table:table-cell>
          <table:table-cell table:formula="of:=IF(ISNUMBER([.P142]); IF([.P142]&gt;0; &quot;Win&quot;; &quot;Loss&quot;); &quot;&quot;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IF(OR(ISBLANK([.L143]); ISBLANK([.M143])); &quot;&quot;; IF([.E143]=&quot;Long&quot;; [.G143]*([.M143]-[.H143]); IF([.E143]=&quot;Short&quot;; [.G143]*([.H143]-[.M143]); &quot;&quot;)))">
            <text:p/>
          </table:table-cell>
          <table:table-cell table:formula="of:=IF(ISNUMBER([.P143]); IF([.P143]&gt;0; &quot;Win&quot;; &quot;Loss&quot;); &quot;&quot;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IF(OR(ISBLANK([.L144]); ISBLANK([.M144])); &quot;&quot;; IF([.E144]=&quot;Long&quot;; [.G144]*([.M144]-[.H144]); IF([.E144]=&quot;Short&quot;; [.G144]*([.H144]-[.M144]); &quot;&quot;)))">
            <text:p/>
          </table:table-cell>
          <table:table-cell table:formula="of:=IF(ISNUMBER([.P144]); IF([.P144]&gt;0; &quot;Win&quot;; &quot;Loss&quot;); &quot;&quot;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IF(OR(ISBLANK([.L145]); ISBLANK([.M145])); &quot;&quot;; IF([.E145]=&quot;Long&quot;; [.G145]*([.M145]-[.H145]); IF([.E145]=&quot;Short&quot;; [.G145]*([.H145]-[.M145]); &quot;&quot;)))">
            <text:p/>
          </table:table-cell>
          <table:table-cell table:formula="of:=IF(ISNUMBER([.P145]); IF([.P145]&gt;0; &quot;Win&quot;; &quot;Loss&quot;); &quot;&quot;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IF(OR(ISBLANK([.L146]); ISBLANK([.M146])); &quot;&quot;; IF([.E146]=&quot;Long&quot;; [.G146]*([.M146]-[.H146]); IF([.E146]=&quot;Short&quot;; [.G146]*([.H146]-[.M146]); &quot;&quot;)))">
            <text:p/>
          </table:table-cell>
          <table:table-cell table:formula="of:=IF(ISNUMBER([.P146]); IF([.P146]&gt;0; &quot;Win&quot;; &quot;Loss&quot;); &quot;&quot;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IF(OR(ISBLANK([.L147]); ISBLANK([.M147])); &quot;&quot;; IF([.E147]=&quot;Long&quot;; [.G147]*([.M147]-[.H147]); IF([.E147]=&quot;Short&quot;; [.G147]*([.H147]-[.M147]); &quot;&quot;)))">
            <text:p/>
          </table:table-cell>
          <table:table-cell table:formula="of:=IF(ISNUMBER([.P147]); IF([.P147]&gt;0; &quot;Win&quot;; &quot;Loss&quot;); &quot;&quot;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IF(OR(ISBLANK([.L148]); ISBLANK([.M148])); &quot;&quot;; IF([.E148]=&quot;Long&quot;; [.G148]*([.M148]-[.H148]); IF([.E148]=&quot;Short&quot;; [.G148]*([.H148]-[.M148]); &quot;&quot;)))">
            <text:p/>
          </table:table-cell>
          <table:table-cell table:formula="of:=IF(ISNUMBER([.P148]); IF([.P148]&gt;0; &quot;Win&quot;; &quot;Loss&quot;); &quot;&quot;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IF(OR(ISBLANK([.L149]); ISBLANK([.M149])); &quot;&quot;; IF([.E149]=&quot;Long&quot;; [.G149]*([.M149]-[.H149]); IF([.E149]=&quot;Short&quot;; [.G149]*([.H149]-[.M149]); &quot;&quot;)))">
            <text:p/>
          </table:table-cell>
          <table:table-cell table:formula="of:=IF(ISNUMBER([.P149]); IF([.P149]&gt;0; &quot;Win&quot;; &quot;Loss&quot;); &quot;&quot;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IF(OR(ISBLANK([.L150]); ISBLANK([.M150])); &quot;&quot;; IF([.E150]=&quot;Long&quot;; [.G150]*([.M150]-[.H150]); IF([.E150]=&quot;Short&quot;; [.G150]*([.H150]-[.M150]); &quot;&quot;)))">
            <text:p/>
          </table:table-cell>
          <table:table-cell table:formula="of:=IF(ISNUMBER([.P150]); IF([.P150]&gt;0; &quot;Win&quot;; &quot;Loss&quot;); &quot;&quot;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IF(OR(ISBLANK([.L151]); ISBLANK([.M151])); &quot;&quot;; IF([.E151]=&quot;Long&quot;; [.G151]*([.M151]-[.H151]); IF([.E151]=&quot;Short&quot;; [.G151]*([.H151]-[.M151]); &quot;&quot;)))">
            <text:p/>
          </table:table-cell>
          <table:table-cell table:formula="of:=IF(ISNUMBER([.P151]); IF([.P151]&gt;0; &quot;Win&quot;; &quot;Loss&quot;); &quot;&quot;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IF(OR(ISBLANK([.L152]); ISBLANK([.M152])); &quot;&quot;; IF([.E152]=&quot;Long&quot;; [.G152]*([.M152]-[.H152]); IF([.E152]=&quot;Short&quot;; [.G152]*([.H152]-[.M152]); &quot;&quot;)))">
            <text:p/>
          </table:table-cell>
          <table:table-cell table:formula="of:=IF(ISNUMBER([.P152]); IF([.P152]&gt;0; &quot;Win&quot;; &quot;Loss&quot;); &quot;&quot;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IF(OR(ISBLANK([.L153]); ISBLANK([.M153])); &quot;&quot;; IF([.E153]=&quot;Long&quot;; [.G153]*([.M153]-[.H153]); IF([.E153]=&quot;Short&quot;; [.G153]*([.H153]-[.M153]); &quot;&quot;)))">
            <text:p/>
          </table:table-cell>
          <table:table-cell table:formula="of:=IF(ISNUMBER([.P153]); IF([.P153]&gt;0; &quot;Win&quot;; &quot;Loss&quot;); &quot;&quot;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IF(OR(ISBLANK([.L154]); ISBLANK([.M154])); &quot;&quot;; IF([.E154]=&quot;Long&quot;; [.G154]*([.M154]-[.H154]); IF([.E154]=&quot;Short&quot;; [.G154]*([.H154]-[.M154]); &quot;&quot;)))">
            <text:p/>
          </table:table-cell>
          <table:table-cell table:formula="of:=IF(ISNUMBER([.P154]); IF([.P154]&gt;0; &quot;Win&quot;; &quot;Loss&quot;); &quot;&quot;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IF(OR(ISBLANK([.L155]); ISBLANK([.M155])); &quot;&quot;; IF([.E155]=&quot;Long&quot;; [.G155]*([.M155]-[.H155]); IF([.E155]=&quot;Short&quot;; [.G155]*([.H155]-[.M155]); &quot;&quot;)))">
            <text:p/>
          </table:table-cell>
          <table:table-cell table:formula="of:=IF(ISNUMBER([.P155]); IF([.P155]&gt;0; &quot;Win&quot;; &quot;Loss&quot;); &quot;&quot;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IF(OR(ISBLANK([.L156]); ISBLANK([.M156])); &quot;&quot;; IF([.E156]=&quot;Long&quot;; [.G156]*([.M156]-[.H156]); IF([.E156]=&quot;Short&quot;; [.G156]*([.H156]-[.M156]); &quot;&quot;)))">
            <text:p/>
          </table:table-cell>
          <table:table-cell table:formula="of:=IF(ISNUMBER([.P156]); IF([.P156]&gt;0; &quot;Win&quot;; &quot;Loss&quot;); &quot;&quot;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IF(OR(ISBLANK([.L157]); ISBLANK([.M157])); &quot;&quot;; IF([.E157]=&quot;Long&quot;; [.G157]*([.M157]-[.H157]); IF([.E157]=&quot;Short&quot;; [.G157]*([.H157]-[.M157]); &quot;&quot;)))">
            <text:p/>
          </table:table-cell>
          <table:table-cell table:formula="of:=IF(ISNUMBER([.P157]); IF([.P157]&gt;0; &quot;Win&quot;; &quot;Loss&quot;); &quot;&quot;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IF(OR(ISBLANK([.L158]); ISBLANK([.M158])); &quot;&quot;; IF([.E158]=&quot;Long&quot;; [.G158]*([.M158]-[.H158]); IF([.E158]=&quot;Short&quot;; [.G158]*([.H158]-[.M158]); &quot;&quot;)))">
            <text:p/>
          </table:table-cell>
          <table:table-cell table:formula="of:=IF(ISNUMBER([.P158]); IF([.P158]&gt;0; &quot;Win&quot;; &quot;Loss&quot;); &quot;&quot;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IF(OR(ISBLANK([.L159]); ISBLANK([.M159])); &quot;&quot;; IF([.E159]=&quot;Long&quot;; [.G159]*([.M159]-[.H159]); IF([.E159]=&quot;Short&quot;; [.G159]*([.H159]-[.M159]); &quot;&quot;)))">
            <text:p/>
          </table:table-cell>
          <table:table-cell table:formula="of:=IF(ISNUMBER([.P159]); IF([.P159]&gt;0; &quot;Win&quot;; &quot;Loss&quot;); &quot;&quot;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IF(OR(ISBLANK([.L160]); ISBLANK([.M160])); &quot;&quot;; IF([.E160]=&quot;Long&quot;; [.G160]*([.M160]-[.H160]); IF([.E160]=&quot;Short&quot;; [.G160]*([.H160]-[.M160]); &quot;&quot;)))">
            <text:p/>
          </table:table-cell>
          <table:table-cell table:formula="of:=IF(ISNUMBER([.P160]); IF([.P160]&gt;0; &quot;Win&quot;; &quot;Loss&quot;); &quot;&quot;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IF(OR(ISBLANK([.L161]); ISBLANK([.M161])); &quot;&quot;; IF([.E161]=&quot;Long&quot;; [.G161]*([.M161]-[.H161]); IF([.E161]=&quot;Short&quot;; [.G161]*([.H161]-[.M161]); &quot;&quot;)))">
            <text:p/>
          </table:table-cell>
          <table:table-cell table:formula="of:=IF(ISNUMBER([.P161]); IF([.P161]&gt;0; &quot;Win&quot;; &quot;Loss&quot;); &quot;&quot;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IF(OR(ISBLANK([.L162]); ISBLANK([.M162])); &quot;&quot;; IF([.E162]=&quot;Long&quot;; [.G162]*([.M162]-[.H162]); IF([.E162]=&quot;Short&quot;; [.G162]*([.H162]-[.M162]); &quot;&quot;)))">
            <text:p/>
          </table:table-cell>
          <table:table-cell table:formula="of:=IF(ISNUMBER([.P162]); IF([.P162]&gt;0; &quot;Win&quot;; &quot;Loss&quot;); &quot;&quot;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IF(OR(ISBLANK([.L163]); ISBLANK([.M163])); &quot;&quot;; IF([.E163]=&quot;Long&quot;; [.G163]*([.M163]-[.H163]); IF([.E163]=&quot;Short&quot;; [.G163]*([.H163]-[.M163]); &quot;&quot;)))">
            <text:p/>
          </table:table-cell>
          <table:table-cell table:formula="of:=IF(ISNUMBER([.P163]); IF([.P163]&gt;0; &quot;Win&quot;; &quot;Loss&quot;); &quot;&quot;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IF(OR(ISBLANK([.L164]); ISBLANK([.M164])); &quot;&quot;; IF([.E164]=&quot;Long&quot;; [.G164]*([.M164]-[.H164]); IF([.E164]=&quot;Short&quot;; [.G164]*([.H164]-[.M164]); &quot;&quot;)))">
            <text:p/>
          </table:table-cell>
          <table:table-cell table:formula="of:=IF(ISNUMBER([.P164]); IF([.P164]&gt;0; &quot;Win&quot;; &quot;Loss&quot;); &quot;&quot;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IF(OR(ISBLANK([.L165]); ISBLANK([.M165])); &quot;&quot;; IF([.E165]=&quot;Long&quot;; [.G165]*([.M165]-[.H165]); IF([.E165]=&quot;Short&quot;; [.G165]*([.H165]-[.M165]); &quot;&quot;)))">
            <text:p/>
          </table:table-cell>
          <table:table-cell table:formula="of:=IF(ISNUMBER([.P165]); IF([.P165]&gt;0; &quot;Win&quot;; &quot;Loss&quot;); &quot;&quot;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IF(OR(ISBLANK([.L166]); ISBLANK([.M166])); &quot;&quot;; IF([.E166]=&quot;Long&quot;; [.G166]*([.M166]-[.H166]); IF([.E166]=&quot;Short&quot;; [.G166]*([.H166]-[.M166]); &quot;&quot;)))">
            <text:p/>
          </table:table-cell>
          <table:table-cell table:formula="of:=IF(ISNUMBER([.P166]); IF([.P166]&gt;0; &quot;Win&quot;; &quot;Loss&quot;); &quot;&quot;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IF(OR(ISBLANK([.L167]); ISBLANK([.M167])); &quot;&quot;; IF([.E167]=&quot;Long&quot;; [.G167]*([.M167]-[.H167]); IF([.E167]=&quot;Short&quot;; [.G167]*([.H167]-[.M167]); &quot;&quot;)))">
            <text:p/>
          </table:table-cell>
          <table:table-cell table:formula="of:=IF(ISNUMBER([.P167]); IF([.P167]&gt;0; &quot;Win&quot;; &quot;Loss&quot;); &quot;&quot;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IF(OR(ISBLANK([.L168]); ISBLANK([.M168])); &quot;&quot;; IF([.E168]=&quot;Long&quot;; [.G168]*([.M168]-[.H168]); IF([.E168]=&quot;Short&quot;; [.G168]*([.H168]-[.M168]); &quot;&quot;)))">
            <text:p/>
          </table:table-cell>
          <table:table-cell table:formula="of:=IF(ISNUMBER([.P168]); IF([.P168]&gt;0; &quot;Win&quot;; &quot;Loss&quot;); &quot;&quot;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IF(OR(ISBLANK([.L169]); ISBLANK([.M169])); &quot;&quot;; IF([.E169]=&quot;Long&quot;; [.G169]*([.M169]-[.H169]); IF([.E169]=&quot;Short&quot;; [.G169]*([.H169]-[.M169]); &quot;&quot;)))">
            <text:p/>
          </table:table-cell>
          <table:table-cell table:formula="of:=IF(ISNUMBER([.P169]); IF([.P169]&gt;0; &quot;Win&quot;; &quot;Loss&quot;); &quot;&quot;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IF(OR(ISBLANK([.L170]); ISBLANK([.M170])); &quot;&quot;; IF([.E170]=&quot;Long&quot;; [.G170]*([.M170]-[.H170]); IF([.E170]=&quot;Short&quot;; [.G170]*([.H170]-[.M170]); &quot;&quot;)))">
            <text:p/>
          </table:table-cell>
          <table:table-cell table:formula="of:=IF(ISNUMBER([.P170]); IF([.P170]&gt;0; &quot;Win&quot;; &quot;Loss&quot;); &quot;&quot;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IF(OR(ISBLANK([.L171]); ISBLANK([.M171])); &quot;&quot;; IF([.E171]=&quot;Long&quot;; [.G171]*([.M171]-[.H171]); IF([.E171]=&quot;Short&quot;; [.G171]*([.H171]-[.M171]); &quot;&quot;)))">
            <text:p/>
          </table:table-cell>
          <table:table-cell table:formula="of:=IF(ISNUMBER([.P171]); IF([.P171]&gt;0; &quot;Win&quot;; &quot;Loss&quot;); &quot;&quot;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IF(OR(ISBLANK([.L172]); ISBLANK([.M172])); &quot;&quot;; IF([.E172]=&quot;Long&quot;; [.G172]*([.M172]-[.H172]); IF([.E172]=&quot;Short&quot;; [.G172]*([.H172]-[.M172]); &quot;&quot;)))">
            <text:p/>
          </table:table-cell>
          <table:table-cell table:formula="of:=IF(ISNUMBER([.P172]); IF([.P172]&gt;0; &quot;Win&quot;; &quot;Loss&quot;); &quot;&quot;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IF(OR(ISBLANK([.L173]); ISBLANK([.M173])); &quot;&quot;; IF([.E173]=&quot;Long&quot;; [.G173]*([.M173]-[.H173]); IF([.E173]=&quot;Short&quot;; [.G173]*([.H173]-[.M173]); &quot;&quot;)))">
            <text:p/>
          </table:table-cell>
          <table:table-cell table:formula="of:=IF(ISNUMBER([.P173]); IF([.P173]&gt;0; &quot;Win&quot;; &quot;Loss&quot;); &quot;&quot;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IF(OR(ISBLANK([.L174]); ISBLANK([.M174])); &quot;&quot;; IF([.E174]=&quot;Long&quot;; [.G174]*([.M174]-[.H174]); IF([.E174]=&quot;Short&quot;; [.G174]*([.H174]-[.M174]); &quot;&quot;)))">
            <text:p/>
          </table:table-cell>
          <table:table-cell table:formula="of:=IF(ISNUMBER([.P174]); IF([.P174]&gt;0; &quot;Win&quot;; &quot;Loss&quot;); &quot;&quot;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IF(OR(ISBLANK([.L175]); ISBLANK([.M175])); &quot;&quot;; IF([.E175]=&quot;Long&quot;; [.G175]*([.M175]-[.H175]); IF([.E175]=&quot;Short&quot;; [.G175]*([.H175]-[.M175]); &quot;&quot;)))">
            <text:p/>
          </table:table-cell>
          <table:table-cell table:formula="of:=IF(ISNUMBER([.P175]); IF([.P175]&gt;0; &quot;Win&quot;; &quot;Loss&quot;); &quot;&quot;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IF(OR(ISBLANK([.L176]); ISBLANK([.M176])); &quot;&quot;; IF([.E176]=&quot;Long&quot;; [.G176]*([.M176]-[.H176]); IF([.E176]=&quot;Short&quot;; [.G176]*([.H176]-[.M176]); &quot;&quot;)))">
            <text:p/>
          </table:table-cell>
          <table:table-cell table:formula="of:=IF(ISNUMBER([.P176]); IF([.P176]&gt;0; &quot;Win&quot;; &quot;Loss&quot;); &quot;&quot;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IF(OR(ISBLANK([.L177]); ISBLANK([.M177])); &quot;&quot;; IF([.E177]=&quot;Long&quot;; [.G177]*([.M177]-[.H177]); IF([.E177]=&quot;Short&quot;; [.G177]*([.H177]-[.M177]); &quot;&quot;)))">
            <text:p/>
          </table:table-cell>
          <table:table-cell table:formula="of:=IF(ISNUMBER([.P177]); IF([.P177]&gt;0; &quot;Win&quot;; &quot;Loss&quot;); &quot;&quot;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IF(OR(ISBLANK([.L178]); ISBLANK([.M178])); &quot;&quot;; IF([.E178]=&quot;Long&quot;; [.G178]*([.M178]-[.H178]); IF([.E178]=&quot;Short&quot;; [.G178]*([.H178]-[.M178]); &quot;&quot;)))">
            <text:p/>
          </table:table-cell>
          <table:table-cell table:formula="of:=IF(ISNUMBER([.P178]); IF([.P178]&gt;0; &quot;Win&quot;; &quot;Loss&quot;); &quot;&quot;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IF(OR(ISBLANK([.L179]); ISBLANK([.M179])); &quot;&quot;; IF([.E179]=&quot;Long&quot;; [.G179]*([.M179]-[.H179]); IF([.E179]=&quot;Short&quot;; [.G179]*([.H179]-[.M179]); &quot;&quot;)))">
            <text:p/>
          </table:table-cell>
          <table:table-cell table:formula="of:=IF(ISNUMBER([.P179]); IF([.P179]&gt;0; &quot;Win&quot;; &quot;Loss&quot;); &quot;&quot;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IF(OR(ISBLANK([.L180]); ISBLANK([.M180])); &quot;&quot;; IF([.E180]=&quot;Long&quot;; [.G180]*([.M180]-[.H180]); IF([.E180]=&quot;Short&quot;; [.G180]*([.H180]-[.M180]); &quot;&quot;)))">
            <text:p/>
          </table:table-cell>
          <table:table-cell table:formula="of:=IF(ISNUMBER([.P180]); IF([.P180]&gt;0; &quot;Win&quot;; &quot;Loss&quot;); &quot;&quot;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IF(OR(ISBLANK([.L181]); ISBLANK([.M181])); &quot;&quot;; IF([.E181]=&quot;Long&quot;; [.G181]*([.M181]-[.H181]); IF([.E181]=&quot;Short&quot;; [.G181]*([.H181]-[.M181]); &quot;&quot;)))">
            <text:p/>
          </table:table-cell>
          <table:table-cell table:formula="of:=IF(ISNUMBER([.P181]); IF([.P181]&gt;0; &quot;Win&quot;; &quot;Loss&quot;); &quot;&quot;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IF(OR(ISBLANK([.L182]); ISBLANK([.M182])); &quot;&quot;; IF([.E182]=&quot;Long&quot;; [.G182]*([.M182]-[.H182]); IF([.E182]=&quot;Short&quot;; [.G182]*([.H182]-[.M182]); &quot;&quot;)))">
            <text:p/>
          </table:table-cell>
          <table:table-cell table:formula="of:=IF(ISNUMBER([.P182]); IF([.P182]&gt;0; &quot;Win&quot;; &quot;Loss&quot;); &quot;&quot;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IF(OR(ISBLANK([.L183]); ISBLANK([.M183])); &quot;&quot;; IF([.E183]=&quot;Long&quot;; [.G183]*([.M183]-[.H183]); IF([.E183]=&quot;Short&quot;; [.G183]*([.H183]-[.M183]); &quot;&quot;)))">
            <text:p/>
          </table:table-cell>
          <table:table-cell table:formula="of:=IF(ISNUMBER([.P183]); IF([.P183]&gt;0; &quot;Win&quot;; &quot;Loss&quot;); &quot;&quot;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IF(OR(ISBLANK([.L184]); ISBLANK([.M184])); &quot;&quot;; IF([.E184]=&quot;Long&quot;; [.G184]*([.M184]-[.H184]); IF([.E184]=&quot;Short&quot;; [.G184]*([.H184]-[.M184]); &quot;&quot;)))">
            <text:p/>
          </table:table-cell>
          <table:table-cell table:formula="of:=IF(ISNUMBER([.P184]); IF([.P184]&gt;0; &quot;Win&quot;; &quot;Loss&quot;); &quot;&quot;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IF(OR(ISBLANK([.L185]); ISBLANK([.M185])); &quot;&quot;; IF([.E185]=&quot;Long&quot;; [.G185]*([.M185]-[.H185]); IF([.E185]=&quot;Short&quot;; [.G185]*([.H185]-[.M185]); &quot;&quot;)))">
            <text:p/>
          </table:table-cell>
          <table:table-cell table:formula="of:=IF(ISNUMBER([.P185]); IF([.P185]&gt;0; &quot;Win&quot;; &quot;Loss&quot;); &quot;&quot;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IF(OR(ISBLANK([.L186]); ISBLANK([.M186])); &quot;&quot;; IF([.E186]=&quot;Long&quot;; [.G186]*([.M186]-[.H186]); IF([.E186]=&quot;Short&quot;; [.G186]*([.H186]-[.M186]); &quot;&quot;)))">
            <text:p/>
          </table:table-cell>
          <table:table-cell table:formula="of:=IF(ISNUMBER([.P186]); IF([.P186]&gt;0; &quot;Win&quot;; &quot;Loss&quot;); &quot;&quot;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IF(OR(ISBLANK([.L187]); ISBLANK([.M187])); &quot;&quot;; IF([.E187]=&quot;Long&quot;; [.G187]*([.M187]-[.H187]); IF([.E187]=&quot;Short&quot;; [.G187]*([.H187]-[.M187]); &quot;&quot;)))">
            <text:p/>
          </table:table-cell>
          <table:table-cell table:formula="of:=IF(ISNUMBER([.P187]); IF([.P187]&gt;0; &quot;Win&quot;; &quot;Loss&quot;); &quot;&quot;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IF(OR(ISBLANK([.L188]); ISBLANK([.M188])); &quot;&quot;; IF([.E188]=&quot;Long&quot;; [.G188]*([.M188]-[.H188]); IF([.E188]=&quot;Short&quot;; [.G188]*([.H188]-[.M188]); &quot;&quot;)))">
            <text:p/>
          </table:table-cell>
          <table:table-cell table:formula="of:=IF(ISNUMBER([.P188]); IF([.P188]&gt;0; &quot;Win&quot;; &quot;Loss&quot;); &quot;&quot;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IF(OR(ISBLANK([.L189]); ISBLANK([.M189])); &quot;&quot;; IF([.E189]=&quot;Long&quot;; [.G189]*([.M189]-[.H189]); IF([.E189]=&quot;Short&quot;; [.G189]*([.H189]-[.M189]); &quot;&quot;)))">
            <text:p/>
          </table:table-cell>
          <table:table-cell table:formula="of:=IF(ISNUMBER([.P189]); IF([.P189]&gt;0; &quot;Win&quot;; &quot;Loss&quot;); &quot;&quot;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IF(OR(ISBLANK([.L190]); ISBLANK([.M190])); &quot;&quot;; IF([.E190]=&quot;Long&quot;; [.G190]*([.M190]-[.H190]); IF([.E190]=&quot;Short&quot;; [.G190]*([.H190]-[.M190]); &quot;&quot;)))">
            <text:p/>
          </table:table-cell>
          <table:table-cell table:formula="of:=IF(ISNUMBER([.P190]); IF([.P190]&gt;0; &quot;Win&quot;; &quot;Loss&quot;); &quot;&quot;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IF(OR(ISBLANK([.L191]); ISBLANK([.M191])); &quot;&quot;; IF([.E191]=&quot;Long&quot;; [.G191]*([.M191]-[.H191]); IF([.E191]=&quot;Short&quot;; [.G191]*([.H191]-[.M191]); &quot;&quot;)))">
            <text:p/>
          </table:table-cell>
          <table:table-cell table:formula="of:=IF(ISNUMBER([.P191]); IF([.P191]&gt;0; &quot;Win&quot;; &quot;Loss&quot;); &quot;&quot;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IF(OR(ISBLANK([.L192]); ISBLANK([.M192])); &quot;&quot;; IF([.E192]=&quot;Long&quot;; [.G192]*([.M192]-[.H192]); IF([.E192]=&quot;Short&quot;; [.G192]*([.H192]-[.M192]); &quot;&quot;)))">
            <text:p/>
          </table:table-cell>
          <table:table-cell table:formula="of:=IF(ISNUMBER([.P192]); IF([.P192]&gt;0; &quot;Win&quot;; &quot;Loss&quot;); &quot;&quot;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IF(OR(ISBLANK([.L193]); ISBLANK([.M193])); &quot;&quot;; IF([.E193]=&quot;Long&quot;; [.G193]*([.M193]-[.H193]); IF([.E193]=&quot;Short&quot;; [.G193]*([.H193]-[.M193]); &quot;&quot;)))">
            <text:p/>
          </table:table-cell>
          <table:table-cell table:formula="of:=IF(ISNUMBER([.P193]); IF([.P193]&gt;0; &quot;Win&quot;; &quot;Loss&quot;); &quot;&quot;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IF(OR(ISBLANK([.L194]); ISBLANK([.M194])); &quot;&quot;; IF([.E194]=&quot;Long&quot;; [.G194]*([.M194]-[.H194]); IF([.E194]=&quot;Short&quot;; [.G194]*([.H194]-[.M194]); &quot;&quot;)))">
            <text:p/>
          </table:table-cell>
          <table:table-cell table:formula="of:=IF(ISNUMBER([.P194]); IF([.P194]&gt;0; &quot;Win&quot;; &quot;Loss&quot;); &quot;&quot;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IF(OR(ISBLANK([.L195]); ISBLANK([.M195])); &quot;&quot;; IF([.E195]=&quot;Long&quot;; [.G195]*([.M195]-[.H195]); IF([.E195]=&quot;Short&quot;; [.G195]*([.H195]-[.M195]); &quot;&quot;)))">
            <text:p/>
          </table:table-cell>
          <table:table-cell table:formula="of:=IF(ISNUMBER([.P195]); IF([.P195]&gt;0; &quot;Win&quot;; &quot;Loss&quot;); &quot;&quot;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IF(OR(ISBLANK([.L196]); ISBLANK([.M196])); &quot;&quot;; IF([.E196]=&quot;Long&quot;; [.G196]*([.M196]-[.H196]); IF([.E196]=&quot;Short&quot;; [.G196]*([.H196]-[.M196]); &quot;&quot;)))">
            <text:p/>
          </table:table-cell>
          <table:table-cell table:formula="of:=IF(ISNUMBER([.P196]); IF([.P196]&gt;0; &quot;Win&quot;; &quot;Loss&quot;); &quot;&quot;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IF(OR(ISBLANK([.L197]); ISBLANK([.M197])); &quot;&quot;; IF([.E197]=&quot;Long&quot;; [.G197]*([.M197]-[.H197]); IF([.E197]=&quot;Short&quot;; [.G197]*([.H197]-[.M197]); &quot;&quot;)))">
            <text:p/>
          </table:table-cell>
          <table:table-cell table:formula="of:=IF(ISNUMBER([.P197]); IF([.P197]&gt;0; &quot;Win&quot;; &quot;Loss&quot;); &quot;&quot;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IF(OR(ISBLANK([.L198]); ISBLANK([.M198])); &quot;&quot;; IF([.E198]=&quot;Long&quot;; [.G198]*([.M198]-[.H198]); IF([.E198]=&quot;Short&quot;; [.G198]*([.H198]-[.M198]); &quot;&quot;)))">
            <text:p/>
          </table:table-cell>
          <table:table-cell table:formula="of:=IF(ISNUMBER([.P198]); IF([.P198]&gt;0; &quot;Win&quot;; &quot;Loss&quot;); &quot;&quot;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IF(OR(ISBLANK([.L199]); ISBLANK([.M199])); &quot;&quot;; IF([.E199]=&quot;Long&quot;; [.G199]*([.M199]-[.H199]); IF([.E199]=&quot;Short&quot;; [.G199]*([.H199]-[.M199]); &quot;&quot;)))">
            <text:p/>
          </table:table-cell>
          <table:table-cell table:formula="of:=IF(ISNUMBER([.P199]); IF([.P199]&gt;0; &quot;Win&quot;; &quot;Loss&quot;); &quot;&quot;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IF(OR(ISBLANK([.L200]); ISBLANK([.M200])); &quot;&quot;; IF([.E200]=&quot;Long&quot;; [.G200]*([.M200]-[.H200]); IF([.E200]=&quot;Short&quot;; [.G200]*([.H200]-[.M200]); &quot;&quot;)))">
            <text:p/>
          </table:table-cell>
          <table:table-cell table:formula="of:=IF(ISNUMBER([.P200]); IF([.P200]&gt;0; &quot;Win&quot;; &quot;Loss&quot;); &quot;&quot;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IF(OR(ISBLANK([.L201]); ISBLANK([.M201])); &quot;&quot;; IF([.E201]=&quot;Long&quot;; [.G201]*([.M201]-[.H201]); IF([.E201]=&quot;Short&quot;; [.G201]*([.H201]-[.M201]); &quot;&quot;)))">
            <text:p/>
          </table:table-cell>
          <table:table-cell table:formula="of:=IF(ISNUMBER([.P201]); IF([.P201]&gt;0; &quot;Win&quot;; &quot;Loss&quot;); &quot;&quot;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IF(OR(ISBLANK([.L202]); ISBLANK([.M202])); &quot;&quot;; IF([.E202]=&quot;Long&quot;; [.G202]*([.M202]-[.H202]); IF([.E202]=&quot;Short&quot;; [.G202]*([.H202]-[.M202]); &quot;&quot;)))">
            <text:p/>
          </table:table-cell>
          <table:table-cell table:formula="of:=IF(ISNUMBER([.P202]); IF([.P202]&gt;0; &quot;Win&quot;; &quot;Loss&quot;); &quot;&quot;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IF(OR(ISBLANK([.L203]); ISBLANK([.M203])); &quot;&quot;; IF([.E203]=&quot;Long&quot;; [.G203]*([.M203]-[.H203]); IF([.E203]=&quot;Short&quot;; [.G203]*([.H203]-[.M203]); &quot;&quot;)))">
            <text:p/>
          </table:table-cell>
          <table:table-cell table:formula="of:=IF(ISNUMBER([.P203]); IF([.P203]&gt;0; &quot;Win&quot;; &quot;Loss&quot;); &quot;&quot;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IF(OR(ISBLANK([.L204]); ISBLANK([.M204])); &quot;&quot;; IF([.E204]=&quot;Long&quot;; [.G204]*([.M204]-[.H204]); IF([.E204]=&quot;Short&quot;; [.G204]*([.H204]-[.M204]); &quot;&quot;)))">
            <text:p/>
          </table:table-cell>
          <table:table-cell table:formula="of:=IF(ISNUMBER([.P204]); IF([.P204]&gt;0; &quot;Win&quot;; &quot;Loss&quot;); &quot;&quot;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IF(OR(ISBLANK([.L205]); ISBLANK([.M205])); &quot;&quot;; IF([.E205]=&quot;Long&quot;; [.G205]*([.M205]-[.H205]); IF([.E205]=&quot;Short&quot;; [.G205]*([.H205]-[.M205]); &quot;&quot;)))">
            <text:p/>
          </table:table-cell>
          <table:table-cell table:formula="of:=IF(ISNUMBER([.P205]); IF([.P205]&gt;0; &quot;Win&quot;; &quot;Loss&quot;); &quot;&quot;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IF(OR(ISBLANK([.L206]); ISBLANK([.M206])); &quot;&quot;; IF([.E206]=&quot;Long&quot;; [.G206]*([.M206]-[.H206]); IF([.E206]=&quot;Short&quot;; [.G206]*([.H206]-[.M206]); &quot;&quot;)))">
            <text:p/>
          </table:table-cell>
          <table:table-cell table:formula="of:=IF(ISNUMBER([.P206]); IF([.P206]&gt;0; &quot;Win&quot;; &quot;Loss&quot;); &quot;&quot;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IF(OR(ISBLANK([.L207]); ISBLANK([.M207])); &quot;&quot;; IF([.E207]=&quot;Long&quot;; [.G207]*([.M207]-[.H207]); IF([.E207]=&quot;Short&quot;; [.G207]*([.H207]-[.M207]); &quot;&quot;)))">
            <text:p/>
          </table:table-cell>
          <table:table-cell table:formula="of:=IF(ISNUMBER([.P207]); IF([.P207]&gt;0; &quot;Win&quot;; &quot;Loss&quot;); &quot;&quot;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IF(OR(ISBLANK([.L208]); ISBLANK([.M208])); &quot;&quot;; IF([.E208]=&quot;Long&quot;; [.G208]*([.M208]-[.H208]); IF([.E208]=&quot;Short&quot;; [.G208]*([.H208]-[.M208]); &quot;&quot;)))">
            <text:p/>
          </table:table-cell>
          <table:table-cell table:formula="of:=IF(ISNUMBER([.P208]); IF([.P208]&gt;0; &quot;Win&quot;; &quot;Loss&quot;); &quot;&quot;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IF(OR(ISBLANK([.L209]); ISBLANK([.M209])); &quot;&quot;; IF([.E209]=&quot;Long&quot;; [.G209]*([.M209]-[.H209]); IF([.E209]=&quot;Short&quot;; [.G209]*([.H209]-[.M209]); &quot;&quot;)))">
            <text:p/>
          </table:table-cell>
          <table:table-cell table:formula="of:=IF(ISNUMBER([.P209]); IF([.P209]&gt;0; &quot;Win&quot;; &quot;Loss&quot;); &quot;&quot;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IF(OR(ISBLANK([.L210]); ISBLANK([.M210])); &quot;&quot;; IF([.E210]=&quot;Long&quot;; [.G210]*([.M210]-[.H210]); IF([.E210]=&quot;Short&quot;; [.G210]*([.H210]-[.M210]); &quot;&quot;)))">
            <text:p/>
          </table:table-cell>
          <table:table-cell table:formula="of:=IF(ISNUMBER([.P210]); IF([.P210]&gt;0; &quot;Win&quot;; &quot;Loss&quot;); &quot;&quot;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IF(OR(ISBLANK([.L211]); ISBLANK([.M211])); &quot;&quot;; IF([.E211]=&quot;Long&quot;; [.G211]*([.M211]-[.H211]); IF([.E211]=&quot;Short&quot;; [.G211]*([.H211]-[.M211]); &quot;&quot;)))">
            <text:p/>
          </table:table-cell>
          <table:table-cell table:formula="of:=IF(ISNUMBER([.P211]); IF([.P211]&gt;0; &quot;Win&quot;; &quot;Loss&quot;); &quot;&quot;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IF(OR(ISBLANK([.L212]); ISBLANK([.M212])); &quot;&quot;; IF([.E212]=&quot;Long&quot;; [.G212]*([.M212]-[.H212]); IF([.E212]=&quot;Short&quot;; [.G212]*([.H212]-[.M212]); &quot;&quot;)))">
            <text:p/>
          </table:table-cell>
          <table:table-cell table:formula="of:=IF(ISNUMBER([.P212]); IF([.P212]&gt;0; &quot;Win&quot;; &quot;Loss&quot;); &quot;&quot;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IF(OR(ISBLANK([.L213]); ISBLANK([.M213])); &quot;&quot;; IF([.E213]=&quot;Long&quot;; [.G213]*([.M213]-[.H213]); IF([.E213]=&quot;Short&quot;; [.G213]*([.H213]-[.M213]); &quot;&quot;)))">
            <text:p/>
          </table:table-cell>
          <table:table-cell table:formula="of:=IF(ISNUMBER([.P213]); IF([.P213]&gt;0; &quot;Win&quot;; &quot;Loss&quot;); &quot;&quot;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IF(OR(ISBLANK([.L214]); ISBLANK([.M214])); &quot;&quot;; IF([.E214]=&quot;Long&quot;; [.G214]*([.M214]-[.H214]); IF([.E214]=&quot;Short&quot;; [.G214]*([.H214]-[.M214]); &quot;&quot;)))">
            <text:p/>
          </table:table-cell>
          <table:table-cell table:formula="of:=IF(ISNUMBER([.P214]); IF([.P214]&gt;0; &quot;Win&quot;; &quot;Loss&quot;); &quot;&quot;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IF(OR(ISBLANK([.L215]); ISBLANK([.M215])); &quot;&quot;; IF([.E215]=&quot;Long&quot;; [.G215]*([.M215]-[.H215]); IF([.E215]=&quot;Short&quot;; [.G215]*([.H215]-[.M215]); &quot;&quot;)))">
            <text:p/>
          </table:table-cell>
          <table:table-cell table:formula="of:=IF(ISNUMBER([.P215]); IF([.P215]&gt;0; &quot;Win&quot;; &quot;Loss&quot;); &quot;&quot;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IF(OR(ISBLANK([.L216]); ISBLANK([.M216])); &quot;&quot;; IF([.E216]=&quot;Long&quot;; [.G216]*([.M216]-[.H216]); IF([.E216]=&quot;Short&quot;; [.G216]*([.H216]-[.M216]); &quot;&quot;)))">
            <text:p/>
          </table:table-cell>
          <table:table-cell table:formula="of:=IF(ISNUMBER([.P216]); IF([.P216]&gt;0; &quot;Win&quot;; &quot;Loss&quot;); &quot;&quot;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IF(OR(ISBLANK([.L217]); ISBLANK([.M217])); &quot;&quot;; IF([.E217]=&quot;Long&quot;; [.G217]*([.M217]-[.H217]); IF([.E217]=&quot;Short&quot;; [.G217]*([.H217]-[.M217]); &quot;&quot;)))">
            <text:p/>
          </table:table-cell>
          <table:table-cell table:formula="of:=IF(ISNUMBER([.P217]); IF([.P217]&gt;0; &quot;Win&quot;; &quot;Loss&quot;); &quot;&quot;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IF(OR(ISBLANK([.L218]); ISBLANK([.M218])); &quot;&quot;; IF([.E218]=&quot;Long&quot;; [.G218]*([.M218]-[.H218]); IF([.E218]=&quot;Short&quot;; [.G218]*([.H218]-[.M218]); &quot;&quot;)))">
            <text:p/>
          </table:table-cell>
          <table:table-cell table:formula="of:=IF(ISNUMBER([.P218]); IF([.P218]&gt;0; &quot;Win&quot;; &quot;Loss&quot;); &quot;&quot;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IF(OR(ISBLANK([.L219]); ISBLANK([.M219])); &quot;&quot;; IF([.E219]=&quot;Long&quot;; [.G219]*([.M219]-[.H219]); IF([.E219]=&quot;Short&quot;; [.G219]*([.H219]-[.M219]); &quot;&quot;)))">
            <text:p/>
          </table:table-cell>
          <table:table-cell table:formula="of:=IF(ISNUMBER([.P219]); IF([.P219]&gt;0; &quot;Win&quot;; &quot;Loss&quot;); &quot;&quot;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IF(OR(ISBLANK([.L220]); ISBLANK([.M220])); &quot;&quot;; IF([.E220]=&quot;Long&quot;; [.G220]*([.M220]-[.H220]); IF([.E220]=&quot;Short&quot;; [.G220]*([.H220]-[.M220]); &quot;&quot;)))">
            <text:p/>
          </table:table-cell>
          <table:table-cell table:formula="of:=IF(ISNUMBER([.P220]); IF([.P220]&gt;0; &quot;Win&quot;; &quot;Loss&quot;); &quot;&quot;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IF(OR(ISBLANK([.L221]); ISBLANK([.M221])); &quot;&quot;; IF([.E221]=&quot;Long&quot;; [.G221]*([.M221]-[.H221]); IF([.E221]=&quot;Short&quot;; [.G221]*([.H221]-[.M221]); &quot;&quot;)))">
            <text:p/>
          </table:table-cell>
          <table:table-cell table:formula="of:=IF(ISNUMBER([.P221]); IF([.P221]&gt;0; &quot;Win&quot;; &quot;Loss&quot;); &quot;&quot;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IF(OR(ISBLANK([.L222]); ISBLANK([.M222])); &quot;&quot;; IF([.E222]=&quot;Long&quot;; [.G222]*([.M222]-[.H222]); IF([.E222]=&quot;Short&quot;; [.G222]*([.H222]-[.M222]); &quot;&quot;)))">
            <text:p/>
          </table:table-cell>
          <table:table-cell table:formula="of:=IF(ISNUMBER([.P222]); IF([.P222]&gt;0; &quot;Win&quot;; &quot;Loss&quot;); &quot;&quot;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IF(OR(ISBLANK([.L223]); ISBLANK([.M223])); &quot;&quot;; IF([.E223]=&quot;Long&quot;; [.G223]*([.M223]-[.H223]); IF([.E223]=&quot;Short&quot;; [.G223]*([.H223]-[.M223]); &quot;&quot;)))">
            <text:p/>
          </table:table-cell>
          <table:table-cell table:formula="of:=IF(ISNUMBER([.P223]); IF([.P223]&gt;0; &quot;Win&quot;; &quot;Loss&quot;); &quot;&quot;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IF(OR(ISBLANK([.L224]); ISBLANK([.M224])); &quot;&quot;; IF([.E224]=&quot;Long&quot;; [.G224]*([.M224]-[.H224]); IF([.E224]=&quot;Short&quot;; [.G224]*([.H224]-[.M224]); &quot;&quot;)))">
            <text:p/>
          </table:table-cell>
          <table:table-cell table:formula="of:=IF(ISNUMBER([.P224]); IF([.P224]&gt;0; &quot;Win&quot;; &quot;Loss&quot;); &quot;&quot;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IF(OR(ISBLANK([.L225]); ISBLANK([.M225])); &quot;&quot;; IF([.E225]=&quot;Long&quot;; [.G225]*([.M225]-[.H225]); IF([.E225]=&quot;Short&quot;; [.G225]*([.H225]-[.M225]); &quot;&quot;)))">
            <text:p/>
          </table:table-cell>
          <table:table-cell table:formula="of:=IF(ISNUMBER([.P225]); IF([.P225]&gt;0; &quot;Win&quot;; &quot;Loss&quot;); &quot;&quot;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IF(OR(ISBLANK([.L226]); ISBLANK([.M226])); &quot;&quot;; IF([.E226]=&quot;Long&quot;; [.G226]*([.M226]-[.H226]); IF([.E226]=&quot;Short&quot;; [.G226]*([.H226]-[.M226]); &quot;&quot;)))">
            <text:p/>
          </table:table-cell>
          <table:table-cell table:formula="of:=IF(ISNUMBER([.P226]); IF([.P226]&gt;0; &quot;Win&quot;; &quot;Loss&quot;); &quot;&quot;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IF(OR(ISBLANK([.L227]); ISBLANK([.M227])); &quot;&quot;; IF([.E227]=&quot;Long&quot;; [.G227]*([.M227]-[.H227]); IF([.E227]=&quot;Short&quot;; [.G227]*([.H227]-[.M227]); &quot;&quot;)))">
            <text:p/>
          </table:table-cell>
          <table:table-cell table:formula="of:=IF(ISNUMBER([.P227]); IF([.P227]&gt;0; &quot;Win&quot;; &quot;Loss&quot;); &quot;&quot;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IF(OR(ISBLANK([.L228]); ISBLANK([.M228])); &quot;&quot;; IF([.E228]=&quot;Long&quot;; [.G228]*([.M228]-[.H228]); IF([.E228]=&quot;Short&quot;; [.G228]*([.H228]-[.M228]); &quot;&quot;)))">
            <text:p/>
          </table:table-cell>
          <table:table-cell table:formula="of:=IF(ISNUMBER([.P228]); IF([.P228]&gt;0; &quot;Win&quot;; &quot;Loss&quot;); &quot;&quot;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IF(OR(ISBLANK([.L229]); ISBLANK([.M229])); &quot;&quot;; IF([.E229]=&quot;Long&quot;; [.G229]*([.M229]-[.H229]); IF([.E229]=&quot;Short&quot;; [.G229]*([.H229]-[.M229]); &quot;&quot;)))">
            <text:p/>
          </table:table-cell>
          <table:table-cell table:formula="of:=IF(ISNUMBER([.P229]); IF([.P229]&gt;0; &quot;Win&quot;; &quot;Loss&quot;); &quot;&quot;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IF(OR(ISBLANK([.L230]); ISBLANK([.M230])); &quot;&quot;; IF([.E230]=&quot;Long&quot;; [.G230]*([.M230]-[.H230]); IF([.E230]=&quot;Short&quot;; [.G230]*([.H230]-[.M230]); &quot;&quot;)))">
            <text:p/>
          </table:table-cell>
          <table:table-cell table:formula="of:=IF(ISNUMBER([.P230]); IF([.P230]&gt;0; &quot;Win&quot;; &quot;Loss&quot;); &quot;&quot;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IF(OR(ISBLANK([.L231]); ISBLANK([.M231])); &quot;&quot;; IF([.E231]=&quot;Long&quot;; [.G231]*([.M231]-[.H231]); IF([.E231]=&quot;Short&quot;; [.G231]*([.H231]-[.M231]); &quot;&quot;)))">
            <text:p/>
          </table:table-cell>
          <table:table-cell table:formula="of:=IF(ISNUMBER([.P231]); IF([.P231]&gt;0; &quot;Win&quot;; &quot;Loss&quot;); &quot;&quot;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IF(OR(ISBLANK([.L232]); ISBLANK([.M232])); &quot;&quot;; IF([.E232]=&quot;Long&quot;; [.G232]*([.M232]-[.H232]); IF([.E232]=&quot;Short&quot;; [.G232]*([.H232]-[.M232]); &quot;&quot;)))">
            <text:p/>
          </table:table-cell>
          <table:table-cell table:formula="of:=IF(ISNUMBER([.P232]); IF([.P232]&gt;0; &quot;Win&quot;; &quot;Loss&quot;); &quot;&quot;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IF(OR(ISBLANK([.L233]); ISBLANK([.M233])); &quot;&quot;; IF([.E233]=&quot;Long&quot;; [.G233]*([.M233]-[.H233]); IF([.E233]=&quot;Short&quot;; [.G233]*([.H233]-[.M233]); &quot;&quot;)))">
            <text:p/>
          </table:table-cell>
          <table:table-cell table:formula="of:=IF(ISNUMBER([.P233]); IF([.P233]&gt;0; &quot;Win&quot;; &quot;Loss&quot;); &quot;&quot;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IF(OR(ISBLANK([.L234]); ISBLANK([.M234])); &quot;&quot;; IF([.E234]=&quot;Long&quot;; [.G234]*([.M234]-[.H234]); IF([.E234]=&quot;Short&quot;; [.G234]*([.H234]-[.M234]); &quot;&quot;)))">
            <text:p/>
          </table:table-cell>
          <table:table-cell table:formula="of:=IF(ISNUMBER([.P234]); IF([.P234]&gt;0; &quot;Win&quot;; &quot;Loss&quot;); &quot;&quot;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IF(OR(ISBLANK([.L235]); ISBLANK([.M235])); &quot;&quot;; IF([.E235]=&quot;Long&quot;; [.G235]*([.M235]-[.H235]); IF([.E235]=&quot;Short&quot;; [.G235]*([.H235]-[.M235]); &quot;&quot;)))">
            <text:p/>
          </table:table-cell>
          <table:table-cell table:formula="of:=IF(ISNUMBER([.P235]); IF([.P235]&gt;0; &quot;Win&quot;; &quot;Loss&quot;); &quot;&quot;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IF(OR(ISBLANK([.L236]); ISBLANK([.M236])); &quot;&quot;; IF([.E236]=&quot;Long&quot;; [.G236]*([.M236]-[.H236]); IF([.E236]=&quot;Short&quot;; [.G236]*([.H236]-[.M236]); &quot;&quot;)))">
            <text:p/>
          </table:table-cell>
          <table:table-cell table:formula="of:=IF(ISNUMBER([.P236]); IF([.P236]&gt;0; &quot;Win&quot;; &quot;Loss&quot;); &quot;&quot;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IF(OR(ISBLANK([.L237]); ISBLANK([.M237])); &quot;&quot;; IF([.E237]=&quot;Long&quot;; [.G237]*([.M237]-[.H237]); IF([.E237]=&quot;Short&quot;; [.G237]*([.H237]-[.M237]); &quot;&quot;)))">
            <text:p/>
          </table:table-cell>
          <table:table-cell table:formula="of:=IF(ISNUMBER([.P237]); IF([.P237]&gt;0; &quot;Win&quot;; &quot;Loss&quot;); &quot;&quot;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IF(OR(ISBLANK([.L238]); ISBLANK([.M238])); &quot;&quot;; IF([.E238]=&quot;Long&quot;; [.G238]*([.M238]-[.H238]); IF([.E238]=&quot;Short&quot;; [.G238]*([.H238]-[.M238]); &quot;&quot;)))">
            <text:p/>
          </table:table-cell>
          <table:table-cell table:formula="of:=IF(ISNUMBER([.P238]); IF([.P238]&gt;0; &quot;Win&quot;; &quot;Loss&quot;); &quot;&quot;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IF(OR(ISBLANK([.L239]); ISBLANK([.M239])); &quot;&quot;; IF([.E239]=&quot;Long&quot;; [.G239]*([.M239]-[.H239]); IF([.E239]=&quot;Short&quot;; [.G239]*([.H239]-[.M239]); &quot;&quot;)))">
            <text:p/>
          </table:table-cell>
          <table:table-cell table:formula="of:=IF(ISNUMBER([.P239]); IF([.P239]&gt;0; &quot;Win&quot;; &quot;Loss&quot;); &quot;&quot;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IF(OR(ISBLANK([.L240]); ISBLANK([.M240])); &quot;&quot;; IF([.E240]=&quot;Long&quot;; [.G240]*([.M240]-[.H240]); IF([.E240]=&quot;Short&quot;; [.G240]*([.H240]-[.M240]); &quot;&quot;)))">
            <text:p/>
          </table:table-cell>
          <table:table-cell table:formula="of:=IF(ISNUMBER([.P240]); IF([.P240]&gt;0; &quot;Win&quot;; &quot;Loss&quot;); &quot;&quot;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IF(OR(ISBLANK([.L241]); ISBLANK([.M241])); &quot;&quot;; IF([.E241]=&quot;Long&quot;; [.G241]*([.M241]-[.H241]); IF([.E241]=&quot;Short&quot;; [.G241]*([.H241]-[.M241]); &quot;&quot;)))">
            <text:p/>
          </table:table-cell>
          <table:table-cell table:formula="of:=IF(ISNUMBER([.P241]); IF([.P241]&gt;0; &quot;Win&quot;; &quot;Loss&quot;); &quot;&quot;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IF(OR(ISBLANK([.L242]); ISBLANK([.M242])); &quot;&quot;; IF([.E242]=&quot;Long&quot;; [.G242]*([.M242]-[.H242]); IF([.E242]=&quot;Short&quot;; [.G242]*([.H242]-[.M242]); &quot;&quot;)))">
            <text:p/>
          </table:table-cell>
          <table:table-cell table:formula="of:=IF(ISNUMBER([.P242]); IF([.P242]&gt;0; &quot;Win&quot;; &quot;Loss&quot;); &quot;&quot;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IF(OR(ISBLANK([.L243]); ISBLANK([.M243])); &quot;&quot;; IF([.E243]=&quot;Long&quot;; [.G243]*([.M243]-[.H243]); IF([.E243]=&quot;Short&quot;; [.G243]*([.H243]-[.M243]); &quot;&quot;)))">
            <text:p/>
          </table:table-cell>
          <table:table-cell table:formula="of:=IF(ISNUMBER([.P243]); IF([.P243]&gt;0; &quot;Win&quot;; &quot;Loss&quot;); &quot;&quot;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IF(OR(ISBLANK([.L244]); ISBLANK([.M244])); &quot;&quot;; IF([.E244]=&quot;Long&quot;; [.G244]*([.M244]-[.H244]); IF([.E244]=&quot;Short&quot;; [.G244]*([.H244]-[.M244]); &quot;&quot;)))">
            <text:p/>
          </table:table-cell>
          <table:table-cell table:formula="of:=IF(ISNUMBER([.P244]); IF([.P244]&gt;0; &quot;Win&quot;; &quot;Loss&quot;); &quot;&quot;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IF(OR(ISBLANK([.L245]); ISBLANK([.M245])); &quot;&quot;; IF([.E245]=&quot;Long&quot;; [.G245]*([.M245]-[.H245]); IF([.E245]=&quot;Short&quot;; [.G245]*([.H245]-[.M245]); &quot;&quot;)))">
            <text:p/>
          </table:table-cell>
          <table:table-cell table:formula="of:=IF(ISNUMBER([.P245]); IF([.P245]&gt;0; &quot;Win&quot;; &quot;Loss&quot;); &quot;&quot;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IF(OR(ISBLANK([.L246]); ISBLANK([.M246])); &quot;&quot;; IF([.E246]=&quot;Long&quot;; [.G246]*([.M246]-[.H246]); IF([.E246]=&quot;Short&quot;; [.G246]*([.H246]-[.M246]); &quot;&quot;)))">
            <text:p/>
          </table:table-cell>
          <table:table-cell table:formula="of:=IF(ISNUMBER([.P246]); IF([.P246]&gt;0; &quot;Win&quot;; &quot;Loss&quot;); &quot;&quot;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IF(OR(ISBLANK([.L247]); ISBLANK([.M247])); &quot;&quot;; IF([.E247]=&quot;Long&quot;; [.G247]*([.M247]-[.H247]); IF([.E247]=&quot;Short&quot;; [.G247]*([.H247]-[.M247]); &quot;&quot;)))">
            <text:p/>
          </table:table-cell>
          <table:table-cell table:formula="of:=IF(ISNUMBER([.P247]); IF([.P247]&gt;0; &quot;Win&quot;; &quot;Loss&quot;); &quot;&quot;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IF(OR(ISBLANK([.L248]); ISBLANK([.M248])); &quot;&quot;; IF([.E248]=&quot;Long&quot;; [.G248]*([.M248]-[.H248]); IF([.E248]=&quot;Short&quot;; [.G248]*([.H248]-[.M248]); &quot;&quot;)))">
            <text:p/>
          </table:table-cell>
          <table:table-cell table:formula="of:=IF(ISNUMBER([.P248]); IF([.P248]&gt;0; &quot;Win&quot;; &quot;Loss&quot;); &quot;&quot;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IF(OR(ISBLANK([.L249]); ISBLANK([.M249])); &quot;&quot;; IF([.E249]=&quot;Long&quot;; [.G249]*([.M249]-[.H249]); IF([.E249]=&quot;Short&quot;; [.G249]*([.H249]-[.M249]); &quot;&quot;)))">
            <text:p/>
          </table:table-cell>
          <table:table-cell table:formula="of:=IF(ISNUMBER([.P249]); IF([.P249]&gt;0; &quot;Win&quot;; &quot;Loss&quot;); &quot;&quot;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IF(OR(ISBLANK([.L250]); ISBLANK([.M250])); &quot;&quot;; IF([.E250]=&quot;Long&quot;; [.G250]*([.M250]-[.H250]); IF([.E250]=&quot;Short&quot;; [.G250]*([.H250]-[.M250]); &quot;&quot;)))">
            <text:p/>
          </table:table-cell>
          <table:table-cell table:formula="of:=IF(ISNUMBER([.P250]); IF([.P250]&gt;0; &quot;Win&quot;; &quot;Loss&quot;); &quot;&quot;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IF(OR(ISBLANK([.L251]); ISBLANK([.M251])); &quot;&quot;; IF([.E251]=&quot;Long&quot;; [.G251]*([.M251]-[.H251]); IF([.E251]=&quot;Short&quot;; [.G251]*([.H251]-[.M251]); &quot;&quot;)))">
            <text:p/>
          </table:table-cell>
          <table:table-cell table:formula="of:=IF(ISNUMBER([.P251]); IF([.P251]&gt;0; &quot;Win&quot;; &quot;Loss&quot;); &quot;&quot;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IF(OR(ISBLANK([.L252]); ISBLANK([.M252])); &quot;&quot;; IF([.E252]=&quot;Long&quot;; [.G252]*([.M252]-[.H252]); IF([.E252]=&quot;Short&quot;; [.G252]*([.H252]-[.M252]); &quot;&quot;)))">
            <text:p/>
          </table:table-cell>
          <table:table-cell table:formula="of:=IF(ISNUMBER([.P252]); IF([.P252]&gt;0; &quot;Win&quot;; &quot;Loss&quot;); &quot;&quot;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IF(OR(ISBLANK([.L253]); ISBLANK([.M253])); &quot;&quot;; IF([.E253]=&quot;Long&quot;; [.G253]*([.M253]-[.H253]); IF([.E253]=&quot;Short&quot;; [.G253]*([.H253]-[.M253]); &quot;&quot;)))">
            <text:p/>
          </table:table-cell>
          <table:table-cell table:formula="of:=IF(ISNUMBER([.P253]); IF([.P253]&gt;0; &quot;Win&quot;; &quot;Loss&quot;); &quot;&quot;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IF(OR(ISBLANK([.L254]); ISBLANK([.M254])); &quot;&quot;; IF([.E254]=&quot;Long&quot;; [.G254]*([.M254]-[.H254]); IF([.E254]=&quot;Short&quot;; [.G254]*([.H254]-[.M254]); &quot;&quot;)))">
            <text:p/>
          </table:table-cell>
          <table:table-cell table:formula="of:=IF(ISNUMBER([.P254]); IF([.P254]&gt;0; &quot;Win&quot;; &quot;Loss&quot;); &quot;&quot;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IF(OR(ISBLANK([.L255]); ISBLANK([.M255])); &quot;&quot;; IF([.E255]=&quot;Long&quot;; [.G255]*([.M255]-[.H255]); IF([.E255]=&quot;Short&quot;; [.G255]*([.H255]-[.M255]); &quot;&quot;)))">
            <text:p/>
          </table:table-cell>
          <table:table-cell table:formula="of:=IF(ISNUMBER([.P255]); IF([.P255]&gt;0; &quot;Win&quot;; &quot;Loss&quot;); &quot;&quot;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IF(OR(ISBLANK([.L256]); ISBLANK([.M256])); &quot;&quot;; IF([.E256]=&quot;Long&quot;; [.G256]*([.M256]-[.H256]); IF([.E256]=&quot;Short&quot;; [.G256]*([.H256]-[.M256]); &quot;&quot;)))">
            <text:p/>
          </table:table-cell>
          <table:table-cell table:formula="of:=IF(ISNUMBER([.P256]); IF([.P256]&gt;0; &quot;Win&quot;; &quot;Loss&quot;); &quot;&quot;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IF(OR(ISBLANK([.L257]); ISBLANK([.M257])); &quot;&quot;; IF([.E257]=&quot;Long&quot;; [.G257]*([.M257]-[.H257]); IF([.E257]=&quot;Short&quot;; [.G257]*([.H257]-[.M257]); &quot;&quot;)))">
            <text:p/>
          </table:table-cell>
          <table:table-cell table:formula="of:=IF(ISNUMBER([.P257]); IF([.P257]&gt;0; &quot;Win&quot;; &quot;Loss&quot;); &quot;&quot;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IF(OR(ISBLANK([.L258]); ISBLANK([.M258])); &quot;&quot;; IF([.E258]=&quot;Long&quot;; [.G258]*([.M258]-[.H258]); IF([.E258]=&quot;Short&quot;; [.G258]*([.H258]-[.M258]); &quot;&quot;)))">
            <text:p/>
          </table:table-cell>
          <table:table-cell table:formula="of:=IF(ISNUMBER([.P258]); IF([.P258]&gt;0; &quot;Win&quot;; &quot;Loss&quot;); &quot;&quot;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IF(OR(ISBLANK([.L259]); ISBLANK([.M259])); &quot;&quot;; IF([.E259]=&quot;Long&quot;; [.G259]*([.M259]-[.H259]); IF([.E259]=&quot;Short&quot;; [.G259]*([.H259]-[.M259]); &quot;&quot;)))">
            <text:p/>
          </table:table-cell>
          <table:table-cell table:formula="of:=IF(ISNUMBER([.P259]); IF([.P259]&gt;0; &quot;Win&quot;; &quot;Loss&quot;); &quot;&quot;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IF(OR(ISBLANK([.L260]); ISBLANK([.M260])); &quot;&quot;; IF([.E260]=&quot;Long&quot;; [.G260]*([.M260]-[.H260]); IF([.E260]=&quot;Short&quot;; [.G260]*([.H260]-[.M260]); &quot;&quot;)))">
            <text:p/>
          </table:table-cell>
          <table:table-cell table:formula="of:=IF(ISNUMBER([.P260]); IF([.P260]&gt;0; &quot;Win&quot;; &quot;Loss&quot;); &quot;&quot;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IF(OR(ISBLANK([.L261]); ISBLANK([.M261])); &quot;&quot;; IF([.E261]=&quot;Long&quot;; [.G261]*([.M261]-[.H261]); IF([.E261]=&quot;Short&quot;; [.G261]*([.H261]-[.M261]); &quot;&quot;)))">
            <text:p/>
          </table:table-cell>
          <table:table-cell table:formula="of:=IF(ISNUMBER([.P261]); IF([.P261]&gt;0; &quot;Win&quot;; &quot;Loss&quot;); &quot;&quot;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IF(OR(ISBLANK([.L262]); ISBLANK([.M262])); &quot;&quot;; IF([.E262]=&quot;Long&quot;; [.G262]*([.M262]-[.H262]); IF([.E262]=&quot;Short&quot;; [.G262]*([.H262]-[.M262]); &quot;&quot;)))">
            <text:p/>
          </table:table-cell>
          <table:table-cell table:formula="of:=IF(ISNUMBER([.P262]); IF([.P262]&gt;0; &quot;Win&quot;; &quot;Loss&quot;); &quot;&quot;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IF(OR(ISBLANK([.L263]); ISBLANK([.M263])); &quot;&quot;; IF([.E263]=&quot;Long&quot;; [.G263]*([.M263]-[.H263]); IF([.E263]=&quot;Short&quot;; [.G263]*([.H263]-[.M263]); &quot;&quot;)))">
            <text:p/>
          </table:table-cell>
          <table:table-cell table:formula="of:=IF(ISNUMBER([.P263]); IF([.P263]&gt;0; &quot;Win&quot;; &quot;Loss&quot;); &quot;&quot;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IF(OR(ISBLANK([.L264]); ISBLANK([.M264])); &quot;&quot;; IF([.E264]=&quot;Long&quot;; [.G264]*([.M264]-[.H264]); IF([.E264]=&quot;Short&quot;; [.G264]*([.H264]-[.M264]); &quot;&quot;)))">
            <text:p/>
          </table:table-cell>
          <table:table-cell table:formula="of:=IF(ISNUMBER([.P264]); IF([.P264]&gt;0; &quot;Win&quot;; &quot;Loss&quot;); &quot;&quot;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IF(OR(ISBLANK([.L265]); ISBLANK([.M265])); &quot;&quot;; IF([.E265]=&quot;Long&quot;; [.G265]*([.M265]-[.H265]); IF([.E265]=&quot;Short&quot;; [.G265]*([.H265]-[.M265]); &quot;&quot;)))">
            <text:p/>
          </table:table-cell>
          <table:table-cell table:formula="of:=IF(ISNUMBER([.P265]); IF([.P265]&gt;0; &quot;Win&quot;; &quot;Loss&quot;); &quot;&quot;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IF(OR(ISBLANK([.L266]); ISBLANK([.M266])); &quot;&quot;; IF([.E266]=&quot;Long&quot;; [.G266]*([.M266]-[.H266]); IF([.E266]=&quot;Short&quot;; [.G266]*([.H266]-[.M266]); &quot;&quot;)))">
            <text:p/>
          </table:table-cell>
          <table:table-cell table:formula="of:=IF(ISNUMBER([.P266]); IF([.P266]&gt;0; &quot;Win&quot;; &quot;Loss&quot;); &quot;&quot;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IF(OR(ISBLANK([.L267]); ISBLANK([.M267])); &quot;&quot;; IF([.E267]=&quot;Long&quot;; [.G267]*([.M267]-[.H267]); IF([.E267]=&quot;Short&quot;; [.G267]*([.H267]-[.M267]); &quot;&quot;)))">
            <text:p/>
          </table:table-cell>
          <table:table-cell table:formula="of:=IF(ISNUMBER([.P267]); IF([.P267]&gt;0; &quot;Win&quot;; &quot;Loss&quot;); &quot;&quot;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IF(OR(ISBLANK([.L268]); ISBLANK([.M268])); &quot;&quot;; IF([.E268]=&quot;Long&quot;; [.G268]*([.M268]-[.H268]); IF([.E268]=&quot;Short&quot;; [.G268]*([.H268]-[.M268]); &quot;&quot;)))">
            <text:p/>
          </table:table-cell>
          <table:table-cell table:formula="of:=IF(ISNUMBER([.P268]); IF([.P268]&gt;0; &quot;Win&quot;; &quot;Loss&quot;); &quot;&quot;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IF(OR(ISBLANK([.L269]); ISBLANK([.M269])); &quot;&quot;; IF([.E269]=&quot;Long&quot;; [.G269]*([.M269]-[.H269]); IF([.E269]=&quot;Short&quot;; [.G269]*([.H269]-[.M269]); &quot;&quot;)))">
            <text:p/>
          </table:table-cell>
          <table:table-cell table:formula="of:=IF(ISNUMBER([.P269]); IF([.P269]&gt;0; &quot;Win&quot;; &quot;Loss&quot;); &quot;&quot;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IF(OR(ISBLANK([.L270]); ISBLANK([.M270])); &quot;&quot;; IF([.E270]=&quot;Long&quot;; [.G270]*([.M270]-[.H270]); IF([.E270]=&quot;Short&quot;; [.G270]*([.H270]-[.M270]); &quot;&quot;)))">
            <text:p/>
          </table:table-cell>
          <table:table-cell table:formula="of:=IF(ISNUMBER([.P270]); IF([.P270]&gt;0; &quot;Win&quot;; &quot;Loss&quot;); &quot;&quot;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IF(OR(ISBLANK([.L271]); ISBLANK([.M271])); &quot;&quot;; IF([.E271]=&quot;Long&quot;; [.G271]*([.M271]-[.H271]); IF([.E271]=&quot;Short&quot;; [.G271]*([.H271]-[.M271]); &quot;&quot;)))">
            <text:p/>
          </table:table-cell>
          <table:table-cell table:formula="of:=IF(ISNUMBER([.P271]); IF([.P271]&gt;0; &quot;Win&quot;; &quot;Loss&quot;); &quot;&quot;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IF(OR(ISBLANK([.L272]); ISBLANK([.M272])); &quot;&quot;; IF([.E272]=&quot;Long&quot;; [.G272]*([.M272]-[.H272]); IF([.E272]=&quot;Short&quot;; [.G272]*([.H272]-[.M272]); &quot;&quot;)))">
            <text:p/>
          </table:table-cell>
          <table:table-cell table:formula="of:=IF(ISNUMBER([.P272]); IF([.P272]&gt;0; &quot;Win&quot;; &quot;Loss&quot;); &quot;&quot;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IF(OR(ISBLANK([.L273]); ISBLANK([.M273])); &quot;&quot;; IF([.E273]=&quot;Long&quot;; [.G273]*([.M273]-[.H273]); IF([.E273]=&quot;Short&quot;; [.G273]*([.H273]-[.M273]); &quot;&quot;)))">
            <text:p/>
          </table:table-cell>
          <table:table-cell table:formula="of:=IF(ISNUMBER([.P273]); IF([.P273]&gt;0; &quot;Win&quot;; &quot;Loss&quot;); &quot;&quot;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IF(OR(ISBLANK([.L274]); ISBLANK([.M274])); &quot;&quot;; IF([.E274]=&quot;Long&quot;; [.G274]*([.M274]-[.H274]); IF([.E274]=&quot;Short&quot;; [.G274]*([.H274]-[.M274]); &quot;&quot;)))">
            <text:p/>
          </table:table-cell>
          <table:table-cell table:formula="of:=IF(ISNUMBER([.P274]); IF([.P274]&gt;0; &quot;Win&quot;; &quot;Loss&quot;); &quot;&quot;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IF(OR(ISBLANK([.L275]); ISBLANK([.M275])); &quot;&quot;; IF([.E275]=&quot;Long&quot;; [.G275]*([.M275]-[.H275]); IF([.E275]=&quot;Short&quot;; [.G275]*([.H275]-[.M275]); &quot;&quot;)))">
            <text:p/>
          </table:table-cell>
          <table:table-cell table:formula="of:=IF(ISNUMBER([.P275]); IF([.P275]&gt;0; &quot;Win&quot;; &quot;Loss&quot;); &quot;&quot;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IF(OR(ISBLANK([.L276]); ISBLANK([.M276])); &quot;&quot;; IF([.E276]=&quot;Long&quot;; [.G276]*([.M276]-[.H276]); IF([.E276]=&quot;Short&quot;; [.G276]*([.H276]-[.M276]); &quot;&quot;)))">
            <text:p/>
          </table:table-cell>
          <table:table-cell table:formula="of:=IF(ISNUMBER([.P276]); IF([.P276]&gt;0; &quot;Win&quot;; &quot;Loss&quot;); &quot;&quot;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IF(OR(ISBLANK([.L277]); ISBLANK([.M277])); &quot;&quot;; IF([.E277]=&quot;Long&quot;; [.G277]*([.M277]-[.H277]); IF([.E277]=&quot;Short&quot;; [.G277]*([.H277]-[.M277]); &quot;&quot;)))">
            <text:p/>
          </table:table-cell>
          <table:table-cell table:formula="of:=IF(ISNUMBER([.P277]); IF([.P277]&gt;0; &quot;Win&quot;; &quot;Loss&quot;); &quot;&quot;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IF(OR(ISBLANK([.L278]); ISBLANK([.M278])); &quot;&quot;; IF([.E278]=&quot;Long&quot;; [.G278]*([.M278]-[.H278]); IF([.E278]=&quot;Short&quot;; [.G278]*([.H278]-[.M278]); &quot;&quot;)))">
            <text:p/>
          </table:table-cell>
          <table:table-cell table:formula="of:=IF(ISNUMBER([.P278]); IF([.P278]&gt;0; &quot;Win&quot;; &quot;Loss&quot;); &quot;&quot;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IF(OR(ISBLANK([.L279]); ISBLANK([.M279])); &quot;&quot;; IF([.E279]=&quot;Long&quot;; [.G279]*([.M279]-[.H279]); IF([.E279]=&quot;Short&quot;; [.G279]*([.H279]-[.M279]); &quot;&quot;)))">
            <text:p/>
          </table:table-cell>
          <table:table-cell table:formula="of:=IF(ISNUMBER([.P279]); IF([.P279]&gt;0; &quot;Win&quot;; &quot;Loss&quot;); &quot;&quot;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IF(OR(ISBLANK([.L280]); ISBLANK([.M280])); &quot;&quot;; IF([.E280]=&quot;Long&quot;; [.G280]*([.M280]-[.H280]); IF([.E280]=&quot;Short&quot;; [.G280]*([.H280]-[.M280]); &quot;&quot;)))">
            <text:p/>
          </table:table-cell>
          <table:table-cell table:formula="of:=IF(ISNUMBER([.P280]); IF([.P280]&gt;0; &quot;Win&quot;; &quot;Loss&quot;); &quot;&quot;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IF(OR(ISBLANK([.L281]); ISBLANK([.M281])); &quot;&quot;; IF([.E281]=&quot;Long&quot;; [.G281]*([.M281]-[.H281]); IF([.E281]=&quot;Short&quot;; [.G281]*([.H281]-[.M281]); &quot;&quot;)))">
            <text:p/>
          </table:table-cell>
          <table:table-cell table:formula="of:=IF(ISNUMBER([.P281]); IF([.P281]&gt;0; &quot;Win&quot;; &quot;Loss&quot;); &quot;&quot;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IF(OR(ISBLANK([.L282]); ISBLANK([.M282])); &quot;&quot;; IF([.E282]=&quot;Long&quot;; [.G282]*([.M282]-[.H282]); IF([.E282]=&quot;Short&quot;; [.G282]*([.H282]-[.M282]); &quot;&quot;)))">
            <text:p/>
          </table:table-cell>
          <table:table-cell table:formula="of:=IF(ISNUMBER([.P282]); IF([.P282]&gt;0; &quot;Win&quot;; &quot;Loss&quot;); &quot;&quot;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IF(OR(ISBLANK([.L283]); ISBLANK([.M283])); &quot;&quot;; IF([.E283]=&quot;Long&quot;; [.G283]*([.M283]-[.H283]); IF([.E283]=&quot;Short&quot;; [.G283]*([.H283]-[.M283]); &quot;&quot;)))">
            <text:p/>
          </table:table-cell>
          <table:table-cell table:formula="of:=IF(ISNUMBER([.P283]); IF([.P283]&gt;0; &quot;Win&quot;; &quot;Loss&quot;); &quot;&quot;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IF(OR(ISBLANK([.L284]); ISBLANK([.M284])); &quot;&quot;; IF([.E284]=&quot;Long&quot;; [.G284]*([.M284]-[.H284]); IF([.E284]=&quot;Short&quot;; [.G284]*([.H284]-[.M284]); &quot;&quot;)))">
            <text:p/>
          </table:table-cell>
          <table:table-cell table:formula="of:=IF(ISNUMBER([.P284]); IF([.P284]&gt;0; &quot;Win&quot;; &quot;Loss&quot;); &quot;&quot;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IF(OR(ISBLANK([.L285]); ISBLANK([.M285])); &quot;&quot;; IF([.E285]=&quot;Long&quot;; [.G285]*([.M285]-[.H285]); IF([.E285]=&quot;Short&quot;; [.G285]*([.H285]-[.M285]); &quot;&quot;)))">
            <text:p/>
          </table:table-cell>
          <table:table-cell table:formula="of:=IF(ISNUMBER([.P285]); IF([.P285]&gt;0; &quot;Win&quot;; &quot;Loss&quot;); &quot;&quot;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IF(OR(ISBLANK([.L286]); ISBLANK([.M286])); &quot;&quot;; IF([.E286]=&quot;Long&quot;; [.G286]*([.M286]-[.H286]); IF([.E286]=&quot;Short&quot;; [.G286]*([.H286]-[.M286]); &quot;&quot;)))">
            <text:p/>
          </table:table-cell>
          <table:table-cell table:formula="of:=IF(ISNUMBER([.P286]); IF([.P286]&gt;0; &quot;Win&quot;; &quot;Loss&quot;); &quot;&quot;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IF(OR(ISBLANK([.L287]); ISBLANK([.M287])); &quot;&quot;; IF([.E287]=&quot;Long&quot;; [.G287]*([.M287]-[.H287]); IF([.E287]=&quot;Short&quot;; [.G287]*([.H287]-[.M287]); &quot;&quot;)))">
            <text:p/>
          </table:table-cell>
          <table:table-cell table:formula="of:=IF(ISNUMBER([.P287]); IF([.P287]&gt;0; &quot;Win&quot;; &quot;Loss&quot;); &quot;&quot;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IF(OR(ISBLANK([.L288]); ISBLANK([.M288])); &quot;&quot;; IF([.E288]=&quot;Long&quot;; [.G288]*([.M288]-[.H288]); IF([.E288]=&quot;Short&quot;; [.G288]*([.H288]-[.M288]); &quot;&quot;)))">
            <text:p/>
          </table:table-cell>
          <table:table-cell table:formula="of:=IF(ISNUMBER([.P288]); IF([.P288]&gt;0; &quot;Win&quot;; &quot;Loss&quot;); &quot;&quot;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IF(OR(ISBLANK([.L289]); ISBLANK([.M289])); &quot;&quot;; IF([.E289]=&quot;Long&quot;; [.G289]*([.M289]-[.H289]); IF([.E289]=&quot;Short&quot;; [.G289]*([.H289]-[.M289]); &quot;&quot;)))">
            <text:p/>
          </table:table-cell>
          <table:table-cell table:formula="of:=IF(ISNUMBER([.P289]); IF([.P289]&gt;0; &quot;Win&quot;; &quot;Loss&quot;); &quot;&quot;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IF(OR(ISBLANK([.L290]); ISBLANK([.M290])); &quot;&quot;; IF([.E290]=&quot;Long&quot;; [.G290]*([.M290]-[.H290]); IF([.E290]=&quot;Short&quot;; [.G290]*([.H290]-[.M290]); &quot;&quot;)))">
            <text:p/>
          </table:table-cell>
          <table:table-cell table:formula="of:=IF(ISNUMBER([.P290]); IF([.P290]&gt;0; &quot;Win&quot;; &quot;Loss&quot;); &quot;&quot;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IF(OR(ISBLANK([.L291]); ISBLANK([.M291])); &quot;&quot;; IF([.E291]=&quot;Long&quot;; [.G291]*([.M291]-[.H291]); IF([.E291]=&quot;Short&quot;; [.G291]*([.H291]-[.M291]); &quot;&quot;)))">
            <text:p/>
          </table:table-cell>
          <table:table-cell table:formula="of:=IF(ISNUMBER([.P291]); IF([.P291]&gt;0; &quot;Win&quot;; &quot;Loss&quot;); &quot;&quot;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IF(OR(ISBLANK([.L292]); ISBLANK([.M292])); &quot;&quot;; IF([.E292]=&quot;Long&quot;; [.G292]*([.M292]-[.H292]); IF([.E292]=&quot;Short&quot;; [.G292]*([.H292]-[.M292]); &quot;&quot;)))">
            <text:p/>
          </table:table-cell>
          <table:table-cell table:formula="of:=IF(ISNUMBER([.P292]); IF([.P292]&gt;0; &quot;Win&quot;; &quot;Loss&quot;); &quot;&quot;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IF(OR(ISBLANK([.L293]); ISBLANK([.M293])); &quot;&quot;; IF([.E293]=&quot;Long&quot;; [.G293]*([.M293]-[.H293]); IF([.E293]=&quot;Short&quot;; [.G293]*([.H293]-[.M293]); &quot;&quot;)))">
            <text:p/>
          </table:table-cell>
          <table:table-cell table:formula="of:=IF(ISNUMBER([.P293]); IF([.P293]&gt;0; &quot;Win&quot;; &quot;Loss&quot;); &quot;&quot;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IF(OR(ISBLANK([.L294]); ISBLANK([.M294])); &quot;&quot;; IF([.E294]=&quot;Long&quot;; [.G294]*([.M294]-[.H294]); IF([.E294]=&quot;Short&quot;; [.G294]*([.H294]-[.M294]); &quot;&quot;)))">
            <text:p/>
          </table:table-cell>
          <table:table-cell table:formula="of:=IF(ISNUMBER([.P294]); IF([.P294]&gt;0; &quot;Win&quot;; &quot;Loss&quot;); &quot;&quot;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IF(OR(ISBLANK([.L295]); ISBLANK([.M295])); &quot;&quot;; IF([.E295]=&quot;Long&quot;; [.G295]*([.M295]-[.H295]); IF([.E295]=&quot;Short&quot;; [.G295]*([.H295]-[.M295]); &quot;&quot;)))">
            <text:p/>
          </table:table-cell>
          <table:table-cell table:formula="of:=IF(ISNUMBER([.P295]); IF([.P295]&gt;0; &quot;Win&quot;; &quot;Loss&quot;); &quot;&quot;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IF(OR(ISBLANK([.L296]); ISBLANK([.M296])); &quot;&quot;; IF([.E296]=&quot;Long&quot;; [.G296]*([.M296]-[.H296]); IF([.E296]=&quot;Short&quot;; [.G296]*([.H296]-[.M296]); &quot;&quot;)))">
            <text:p/>
          </table:table-cell>
          <table:table-cell table:formula="of:=IF(ISNUMBER([.P296]); IF([.P296]&gt;0; &quot;Win&quot;; &quot;Loss&quot;); &quot;&quot;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IF(OR(ISBLANK([.L297]); ISBLANK([.M297])); &quot;&quot;; IF([.E297]=&quot;Long&quot;; [.G297]*([.M297]-[.H297]); IF([.E297]=&quot;Short&quot;; [.G297]*([.H297]-[.M297]); &quot;&quot;)))">
            <text:p/>
          </table:table-cell>
          <table:table-cell table:formula="of:=IF(ISNUMBER([.P297]); IF([.P297]&gt;0; &quot;Win&quot;; &quot;Loss&quot;); &quot;&quot;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IF(OR(ISBLANK([.L298]); ISBLANK([.M298])); &quot;&quot;; IF([.E298]=&quot;Long&quot;; [.G298]*([.M298]-[.H298]); IF([.E298]=&quot;Short&quot;; [.G298]*([.H298]-[.M298]); &quot;&quot;)))">
            <text:p/>
          </table:table-cell>
          <table:table-cell table:formula="of:=IF(ISNUMBER([.P298]); IF([.P298]&gt;0; &quot;Win&quot;; &quot;Loss&quot;); &quot;&quot;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IF(OR(ISBLANK([.L299]); ISBLANK([.M299])); &quot;&quot;; IF([.E299]=&quot;Long&quot;; [.G299]*([.M299]-[.H299]); IF([.E299]=&quot;Short&quot;; [.G299]*([.H299]-[.M299]); &quot;&quot;)))">
            <text:p/>
          </table:table-cell>
          <table:table-cell table:formula="of:=IF(ISNUMBER([.P299]); IF([.P299]&gt;0; &quot;Win&quot;; &quot;Loss&quot;); &quot;&quot;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IF(OR(ISBLANK([.L300]); ISBLANK([.M300])); &quot;&quot;; IF([.E300]=&quot;Long&quot;; [.G300]*([.M300]-[.H300]); IF([.E300]=&quot;Short&quot;; [.G300]*([.H300]-[.M300]); &quot;&quot;)))">
            <text:p/>
          </table:table-cell>
          <table:table-cell table:formula="of:=IF(ISNUMBER([.P300]); IF([.P300]&gt;0; &quot;Win&quot;; &quot;Loss&quot;); &quot;&quot;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IF(OR(ISBLANK([.L301]); ISBLANK([.M301])); &quot;&quot;; IF([.E301]=&quot;Long&quot;; [.G301]*([.M301]-[.H301]); IF([.E301]=&quot;Short&quot;; [.G301]*([.H301]-[.M301]); &quot;&quot;)))">
            <text:p/>
          </table:table-cell>
          <table:table-cell table:formula="of:=IF(ISNUMBER([.P301]); IF([.P301]&gt;0; &quot;Win&quot;; &quot;Loss&quot;); &quot;&quot;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IF(OR(ISBLANK([.L302]); ISBLANK([.M302])); &quot;&quot;; IF([.E302]=&quot;Long&quot;; [.G302]*([.M302]-[.H302]); IF([.E302]=&quot;Short&quot;; [.G302]*([.H302]-[.M302]); &quot;&quot;)))">
            <text:p/>
          </table:table-cell>
          <table:table-cell table:formula="of:=IF(ISNUMBER([.P302]); IF([.P302]&gt;0; &quot;Win&quot;; &quot;Loss&quot;); &quot;&quot;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IF(OR(ISBLANK([.L303]); ISBLANK([.M303])); &quot;&quot;; IF([.E303]=&quot;Long&quot;; [.G303]*([.M303]-[.H303]); IF([.E303]=&quot;Short&quot;; [.G303]*([.H303]-[.M303]); &quot;&quot;)))">
            <text:p/>
          </table:table-cell>
          <table:table-cell table:formula="of:=IF(ISNUMBER([.P303]); IF([.P303]&gt;0; &quot;Win&quot;; &quot;Loss&quot;); &quot;&quot;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IF(OR(ISBLANK([.L304]); ISBLANK([.M304])); &quot;&quot;; IF([.E304]=&quot;Long&quot;; [.G304]*([.M304]-[.H304]); IF([.E304]=&quot;Short&quot;; [.G304]*([.H304]-[.M304]); &quot;&quot;)))">
            <text:p/>
          </table:table-cell>
          <table:table-cell table:formula="of:=IF(ISNUMBER([.P304]); IF([.P304]&gt;0; &quot;Win&quot;; &quot;Loss&quot;); &quot;&quot;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IF(OR(ISBLANK([.L305]); ISBLANK([.M305])); &quot;&quot;; IF([.E305]=&quot;Long&quot;; [.G305]*([.M305]-[.H305]); IF([.E305]=&quot;Short&quot;; [.G305]*([.H305]-[.M305]); &quot;&quot;)))">
            <text:p/>
          </table:table-cell>
          <table:table-cell table:formula="of:=IF(ISNUMBER([.P305]); IF([.P305]&gt;0; &quot;Win&quot;; &quot;Loss&quot;); &quot;&quot;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IF(OR(ISBLANK([.L306]); ISBLANK([.M306])); &quot;&quot;; IF([.E306]=&quot;Long&quot;; [.G306]*([.M306]-[.H306]); IF([.E306]=&quot;Short&quot;; [.G306]*([.H306]-[.M306]); &quot;&quot;)))">
            <text:p/>
          </table:table-cell>
          <table:table-cell table:formula="of:=IF(ISNUMBER([.P306]); IF([.P306]&gt;0; &quot;Win&quot;; &quot;Loss&quot;); &quot;&quot;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IF(OR(ISBLANK([.L307]); ISBLANK([.M307])); &quot;&quot;; IF([.E307]=&quot;Long&quot;; [.G307]*([.M307]-[.H307]); IF([.E307]=&quot;Short&quot;; [.G307]*([.H307]-[.M307]); &quot;&quot;)))">
            <text:p/>
          </table:table-cell>
          <table:table-cell table:formula="of:=IF(ISNUMBER([.P307]); IF([.P307]&gt;0; &quot;Win&quot;; &quot;Loss&quot;); &quot;&quot;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IF(OR(ISBLANK([.L308]); ISBLANK([.M308])); &quot;&quot;; IF([.E308]=&quot;Long&quot;; [.G308]*([.M308]-[.H308]); IF([.E308]=&quot;Short&quot;; [.G308]*([.H308]-[.M308]); &quot;&quot;)))">
            <text:p/>
          </table:table-cell>
          <table:table-cell table:formula="of:=IF(ISNUMBER([.P308]); IF([.P308]&gt;0; &quot;Win&quot;; &quot;Loss&quot;); &quot;&quot;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IF(OR(ISBLANK([.L309]); ISBLANK([.M309])); &quot;&quot;; IF([.E309]=&quot;Long&quot;; [.G309]*([.M309]-[.H309]); IF([.E309]=&quot;Short&quot;; [.G309]*([.H309]-[.M309]); &quot;&quot;)))">
            <text:p/>
          </table:table-cell>
          <table:table-cell table:formula="of:=IF(ISNUMBER([.P309]); IF([.P309]&gt;0; &quot;Win&quot;; &quot;Loss&quot;); &quot;&quot;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IF(OR(ISBLANK([.L310]); ISBLANK([.M310])); &quot;&quot;; IF([.E310]=&quot;Long&quot;; [.G310]*([.M310]-[.H310]); IF([.E310]=&quot;Short&quot;; [.G310]*([.H310]-[.M310]); &quot;&quot;)))">
            <text:p/>
          </table:table-cell>
          <table:table-cell table:formula="of:=IF(ISNUMBER([.P310]); IF([.P310]&gt;0; &quot;Win&quot;; &quot;Loss&quot;); &quot;&quot;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IF(OR(ISBLANK([.L311]); ISBLANK([.M311])); &quot;&quot;; IF([.E311]=&quot;Long&quot;; [.G311]*([.M311]-[.H311]); IF([.E311]=&quot;Short&quot;; [.G311]*([.H311]-[.M311]); &quot;&quot;)))">
            <text:p/>
          </table:table-cell>
          <table:table-cell table:formula="of:=IF(ISNUMBER([.P311]); IF([.P311]&gt;0; &quot;Win&quot;; &quot;Loss&quot;); &quot;&quot;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IF(OR(ISBLANK([.L312]); ISBLANK([.M312])); &quot;&quot;; IF([.E312]=&quot;Long&quot;; [.G312]*([.M312]-[.H312]); IF([.E312]=&quot;Short&quot;; [.G312]*([.H312]-[.M312]); &quot;&quot;)))">
            <text:p/>
          </table:table-cell>
          <table:table-cell table:formula="of:=IF(ISNUMBER([.P312]); IF([.P312]&gt;0; &quot;Win&quot;; &quot;Loss&quot;); &quot;&quot;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IF(OR(ISBLANK([.L313]); ISBLANK([.M313])); &quot;&quot;; IF([.E313]=&quot;Long&quot;; [.G313]*([.M313]-[.H313]); IF([.E313]=&quot;Short&quot;; [.G313]*([.H313]-[.M313]); &quot;&quot;)))">
            <text:p/>
          </table:table-cell>
          <table:table-cell table:formula="of:=IF(ISNUMBER([.P313]); IF([.P313]&gt;0; &quot;Win&quot;; &quot;Loss&quot;); &quot;&quot;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IF(OR(ISBLANK([.L314]); ISBLANK([.M314])); &quot;&quot;; IF([.E314]=&quot;Long&quot;; [.G314]*([.M314]-[.H314]); IF([.E314]=&quot;Short&quot;; [.G314]*([.H314]-[.M314]); &quot;&quot;)))">
            <text:p/>
          </table:table-cell>
          <table:table-cell table:formula="of:=IF(ISNUMBER([.P314]); IF([.P314]&gt;0; &quot;Win&quot;; &quot;Loss&quot;); &quot;&quot;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IF(OR(ISBLANK([.L315]); ISBLANK([.M315])); &quot;&quot;; IF([.E315]=&quot;Long&quot;; [.G315]*([.M315]-[.H315]); IF([.E315]=&quot;Short&quot;; [.G315]*([.H315]-[.M315]); &quot;&quot;)))">
            <text:p/>
          </table:table-cell>
          <table:table-cell table:formula="of:=IF(ISNUMBER([.P315]); IF([.P315]&gt;0; &quot;Win&quot;; &quot;Loss&quot;); &quot;&quot;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IF(OR(ISBLANK([.L316]); ISBLANK([.M316])); &quot;&quot;; IF([.E316]=&quot;Long&quot;; [.G316]*([.M316]-[.H316]); IF([.E316]=&quot;Short&quot;; [.G316]*([.H316]-[.M316]); &quot;&quot;)))">
            <text:p/>
          </table:table-cell>
          <table:table-cell table:formula="of:=IF(ISNUMBER([.P316]); IF([.P316]&gt;0; &quot;Win&quot;; &quot;Loss&quot;); &quot;&quot;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IF(OR(ISBLANK([.L317]); ISBLANK([.M317])); &quot;&quot;; IF([.E317]=&quot;Long&quot;; [.G317]*([.M317]-[.H317]); IF([.E317]=&quot;Short&quot;; [.G317]*([.H317]-[.M317]); &quot;&quot;)))">
            <text:p/>
          </table:table-cell>
          <table:table-cell table:formula="of:=IF(ISNUMBER([.P317]); IF([.P317]&gt;0; &quot;Win&quot;; &quot;Loss&quot;); &quot;&quot;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IF(OR(ISBLANK([.L318]); ISBLANK([.M318])); &quot;&quot;; IF([.E318]=&quot;Long&quot;; [.G318]*([.M318]-[.H318]); IF([.E318]=&quot;Short&quot;; [.G318]*([.H318]-[.M318]); &quot;&quot;)))">
            <text:p/>
          </table:table-cell>
          <table:table-cell table:formula="of:=IF(ISNUMBER([.P318]); IF([.P318]&gt;0; &quot;Win&quot;; &quot;Loss&quot;); &quot;&quot;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IF(OR(ISBLANK([.L319]); ISBLANK([.M319])); &quot;&quot;; IF([.E319]=&quot;Long&quot;; [.G319]*([.M319]-[.H319]); IF([.E319]=&quot;Short&quot;; [.G319]*([.H319]-[.M319]); &quot;&quot;)))">
            <text:p/>
          </table:table-cell>
          <table:table-cell table:formula="of:=IF(ISNUMBER([.P319]); IF([.P319]&gt;0; &quot;Win&quot;; &quot;Loss&quot;); &quot;&quot;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IF(OR(ISBLANK([.L320]); ISBLANK([.M320])); &quot;&quot;; IF([.E320]=&quot;Long&quot;; [.G320]*([.M320]-[.H320]); IF([.E320]=&quot;Short&quot;; [.G320]*([.H320]-[.M320]); &quot;&quot;)))">
            <text:p/>
          </table:table-cell>
          <table:table-cell table:formula="of:=IF(ISNUMBER([.P320]); IF([.P320]&gt;0; &quot;Win&quot;; &quot;Loss&quot;); &quot;&quot;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IF(OR(ISBLANK([.L321]); ISBLANK([.M321])); &quot;&quot;; IF([.E321]=&quot;Long&quot;; [.G321]*([.M321]-[.H321]); IF([.E321]=&quot;Short&quot;; [.G321]*([.H321]-[.M321]); &quot;&quot;)))">
            <text:p/>
          </table:table-cell>
          <table:table-cell table:formula="of:=IF(ISNUMBER([.P321]); IF([.P321]&gt;0; &quot;Win&quot;; &quot;Loss&quot;); &quot;&quot;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IF(OR(ISBLANK([.L322]); ISBLANK([.M322])); &quot;&quot;; IF([.E322]=&quot;Long&quot;; [.G322]*([.M322]-[.H322]); IF([.E322]=&quot;Short&quot;; [.G322]*([.H322]-[.M322]); &quot;&quot;)))">
            <text:p/>
          </table:table-cell>
          <table:table-cell table:formula="of:=IF(ISNUMBER([.P322]); IF([.P322]&gt;0; &quot;Win&quot;; &quot;Loss&quot;); &quot;&quot;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IF(OR(ISBLANK([.L323]); ISBLANK([.M323])); &quot;&quot;; IF([.E323]=&quot;Long&quot;; [.G323]*([.M323]-[.H323]); IF([.E323]=&quot;Short&quot;; [.G323]*([.H323]-[.M323]); &quot;&quot;)))">
            <text:p/>
          </table:table-cell>
          <table:table-cell table:formula="of:=IF(ISNUMBER([.P323]); IF([.P323]&gt;0; &quot;Win&quot;; &quot;Loss&quot;); &quot;&quot;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IF(OR(ISBLANK([.L324]); ISBLANK([.M324])); &quot;&quot;; IF([.E324]=&quot;Long&quot;; [.G324]*([.M324]-[.H324]); IF([.E324]=&quot;Short&quot;; [.G324]*([.H324]-[.M324]); &quot;&quot;)))">
            <text:p/>
          </table:table-cell>
          <table:table-cell table:formula="of:=IF(ISNUMBER([.P324]); IF([.P324]&gt;0; &quot;Win&quot;; &quot;Loss&quot;); &quot;&quot;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IF(OR(ISBLANK([.L325]); ISBLANK([.M325])); &quot;&quot;; IF([.E325]=&quot;Long&quot;; [.G325]*([.M325]-[.H325]); IF([.E325]=&quot;Short&quot;; [.G325]*([.H325]-[.M325]); &quot;&quot;)))">
            <text:p/>
          </table:table-cell>
          <table:table-cell table:formula="of:=IF(ISNUMBER([.P325]); IF([.P325]&gt;0; &quot;Win&quot;; &quot;Loss&quot;); &quot;&quot;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IF(OR(ISBLANK([.L326]); ISBLANK([.M326])); &quot;&quot;; IF([.E326]=&quot;Long&quot;; [.G326]*([.M326]-[.H326]); IF([.E326]=&quot;Short&quot;; [.G326]*([.H326]-[.M326]); &quot;&quot;)))">
            <text:p/>
          </table:table-cell>
          <table:table-cell table:formula="of:=IF(ISNUMBER([.P326]); IF([.P326]&gt;0; &quot;Win&quot;; &quot;Loss&quot;); &quot;&quot;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IF(OR(ISBLANK([.L327]); ISBLANK([.M327])); &quot;&quot;; IF([.E327]=&quot;Long&quot;; [.G327]*([.M327]-[.H327]); IF([.E327]=&quot;Short&quot;; [.G327]*([.H327]-[.M327]); &quot;&quot;)))">
            <text:p/>
          </table:table-cell>
          <table:table-cell table:formula="of:=IF(ISNUMBER([.P327]); IF([.P327]&gt;0; &quot;Win&quot;; &quot;Loss&quot;); &quot;&quot;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IF(OR(ISBLANK([.L328]); ISBLANK([.M328])); &quot;&quot;; IF([.E328]=&quot;Long&quot;; [.G328]*([.M328]-[.H328]); IF([.E328]=&quot;Short&quot;; [.G328]*([.H328]-[.M328]); &quot;&quot;)))">
            <text:p/>
          </table:table-cell>
          <table:table-cell table:formula="of:=IF(ISNUMBER([.P328]); IF([.P328]&gt;0; &quot;Win&quot;; &quot;Loss&quot;); &quot;&quot;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IF(OR(ISBLANK([.L329]); ISBLANK([.M329])); &quot;&quot;; IF([.E329]=&quot;Long&quot;; [.G329]*([.M329]-[.H329]); IF([.E329]=&quot;Short&quot;; [.G329]*([.H329]-[.M329]); &quot;&quot;)))">
            <text:p/>
          </table:table-cell>
          <table:table-cell table:formula="of:=IF(ISNUMBER([.P329]); IF([.P329]&gt;0; &quot;Win&quot;; &quot;Loss&quot;); &quot;&quot;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IF(OR(ISBLANK([.L330]); ISBLANK([.M330])); &quot;&quot;; IF([.E330]=&quot;Long&quot;; [.G330]*([.M330]-[.H330]); IF([.E330]=&quot;Short&quot;; [.G330]*([.H330]-[.M330]); &quot;&quot;)))">
            <text:p/>
          </table:table-cell>
          <table:table-cell table:formula="of:=IF(ISNUMBER([.P330]); IF([.P330]&gt;0; &quot;Win&quot;; &quot;Loss&quot;); &quot;&quot;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IF(OR(ISBLANK([.L331]); ISBLANK([.M331])); &quot;&quot;; IF([.E331]=&quot;Long&quot;; [.G331]*([.M331]-[.H331]); IF([.E331]=&quot;Short&quot;; [.G331]*([.H331]-[.M331]); &quot;&quot;)))">
            <text:p/>
          </table:table-cell>
          <table:table-cell table:formula="of:=IF(ISNUMBER([.P331]); IF([.P331]&gt;0; &quot;Win&quot;; &quot;Loss&quot;); &quot;&quot;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IF(OR(ISBLANK([.L332]); ISBLANK([.M332])); &quot;&quot;; IF([.E332]=&quot;Long&quot;; [.G332]*([.M332]-[.H332]); IF([.E332]=&quot;Short&quot;; [.G332]*([.H332]-[.M332]); &quot;&quot;)))">
            <text:p/>
          </table:table-cell>
          <table:table-cell table:formula="of:=IF(ISNUMBER([.P332]); IF([.P332]&gt;0; &quot;Win&quot;; &quot;Loss&quot;); &quot;&quot;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IF(OR(ISBLANK([.L333]); ISBLANK([.M333])); &quot;&quot;; IF([.E333]=&quot;Long&quot;; [.G333]*([.M333]-[.H333]); IF([.E333]=&quot;Short&quot;; [.G333]*([.H333]-[.M333]); &quot;&quot;)))">
            <text:p/>
          </table:table-cell>
          <table:table-cell table:formula="of:=IF(ISNUMBER([.P333]); IF([.P333]&gt;0; &quot;Win&quot;; &quot;Loss&quot;); &quot;&quot;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IF(OR(ISBLANK([.L334]); ISBLANK([.M334])); &quot;&quot;; IF([.E334]=&quot;Long&quot;; [.G334]*([.M334]-[.H334]); IF([.E334]=&quot;Short&quot;; [.G334]*([.H334]-[.M334]); &quot;&quot;)))">
            <text:p/>
          </table:table-cell>
          <table:table-cell table:formula="of:=IF(ISNUMBER([.P334]); IF([.P334]&gt;0; &quot;Win&quot;; &quot;Loss&quot;); &quot;&quot;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IF(OR(ISBLANK([.L335]); ISBLANK([.M335])); &quot;&quot;; IF([.E335]=&quot;Long&quot;; [.G335]*([.M335]-[.H335]); IF([.E335]=&quot;Short&quot;; [.G335]*([.H335]-[.M335]); &quot;&quot;)))">
            <text:p/>
          </table:table-cell>
          <table:table-cell table:formula="of:=IF(ISNUMBER([.P335]); IF([.P335]&gt;0; &quot;Win&quot;; &quot;Loss&quot;); &quot;&quot;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IF(OR(ISBLANK([.L336]); ISBLANK([.M336])); &quot;&quot;; IF([.E336]=&quot;Long&quot;; [.G336]*([.M336]-[.H336]); IF([.E336]=&quot;Short&quot;; [.G336]*([.H336]-[.M336]); &quot;&quot;)))">
            <text:p/>
          </table:table-cell>
          <table:table-cell table:formula="of:=IF(ISNUMBER([.P336]); IF([.P336]&gt;0; &quot;Win&quot;; &quot;Loss&quot;); &quot;&quot;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IF(OR(ISBLANK([.L337]); ISBLANK([.M337])); &quot;&quot;; IF([.E337]=&quot;Long&quot;; [.G337]*([.M337]-[.H337]); IF([.E337]=&quot;Short&quot;; [.G337]*([.H337]-[.M337]); &quot;&quot;)))">
            <text:p/>
          </table:table-cell>
          <table:table-cell table:formula="of:=IF(ISNUMBER([.P337]); IF([.P337]&gt;0; &quot;Win&quot;; &quot;Loss&quot;); &quot;&quot;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IF(OR(ISBLANK([.L338]); ISBLANK([.M338])); &quot;&quot;; IF([.E338]=&quot;Long&quot;; [.G338]*([.M338]-[.H338]); IF([.E338]=&quot;Short&quot;; [.G338]*([.H338]-[.M338]); &quot;&quot;)))">
            <text:p/>
          </table:table-cell>
          <table:table-cell table:formula="of:=IF(ISNUMBER([.P338]); IF([.P338]&gt;0; &quot;Win&quot;; &quot;Loss&quot;); &quot;&quot;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IF(OR(ISBLANK([.L339]); ISBLANK([.M339])); &quot;&quot;; IF([.E339]=&quot;Long&quot;; [.G339]*([.M339]-[.H339]); IF([.E339]=&quot;Short&quot;; [.G339]*([.H339]-[.M339]); &quot;&quot;)))">
            <text:p/>
          </table:table-cell>
          <table:table-cell table:formula="of:=IF(ISNUMBER([.P339]); IF([.P339]&gt;0; &quot;Win&quot;; &quot;Loss&quot;); &quot;&quot;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IF(OR(ISBLANK([.L340]); ISBLANK([.M340])); &quot;&quot;; IF([.E340]=&quot;Long&quot;; [.G340]*([.M340]-[.H340]); IF([.E340]=&quot;Short&quot;; [.G340]*([.H340]-[.M340]); &quot;&quot;)))">
            <text:p/>
          </table:table-cell>
          <table:table-cell table:formula="of:=IF(ISNUMBER([.P340]); IF([.P340]&gt;0; &quot;Win&quot;; &quot;Loss&quot;); &quot;&quot;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IF(OR(ISBLANK([.L341]); ISBLANK([.M341])); &quot;&quot;; IF([.E341]=&quot;Long&quot;; [.G341]*([.M341]-[.H341]); IF([.E341]=&quot;Short&quot;; [.G341]*([.H341]-[.M341]); &quot;&quot;)))">
            <text:p/>
          </table:table-cell>
          <table:table-cell table:formula="of:=IF(ISNUMBER([.P341]); IF([.P341]&gt;0; &quot;Win&quot;; &quot;Loss&quot;); &quot;&quot;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IF(OR(ISBLANK([.L342]); ISBLANK([.M342])); &quot;&quot;; IF([.E342]=&quot;Long&quot;; [.G342]*([.M342]-[.H342]); IF([.E342]=&quot;Short&quot;; [.G342]*([.H342]-[.M342]); &quot;&quot;)))">
            <text:p/>
          </table:table-cell>
          <table:table-cell table:formula="of:=IF(ISNUMBER([.P342]); IF([.P342]&gt;0; &quot;Win&quot;; &quot;Loss&quot;); &quot;&quot;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IF(OR(ISBLANK([.L343]); ISBLANK([.M343])); &quot;&quot;; IF([.E343]=&quot;Long&quot;; [.G343]*([.M343]-[.H343]); IF([.E343]=&quot;Short&quot;; [.G343]*([.H343]-[.M343]); &quot;&quot;)))">
            <text:p/>
          </table:table-cell>
          <table:table-cell table:formula="of:=IF(ISNUMBER([.P343]); IF([.P343]&gt;0; &quot;Win&quot;; &quot;Loss&quot;); &quot;&quot;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IF(OR(ISBLANK([.L344]); ISBLANK([.M344])); &quot;&quot;; IF([.E344]=&quot;Long&quot;; [.G344]*([.M344]-[.H344]); IF([.E344]=&quot;Short&quot;; [.G344]*([.H344]-[.M344]); &quot;&quot;)))">
            <text:p/>
          </table:table-cell>
          <table:table-cell table:formula="of:=IF(ISNUMBER([.P344]); IF([.P344]&gt;0; &quot;Win&quot;; &quot;Loss&quot;); &quot;&quot;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IF(OR(ISBLANK([.L345]); ISBLANK([.M345])); &quot;&quot;; IF([.E345]=&quot;Long&quot;; [.G345]*([.M345]-[.H345]); IF([.E345]=&quot;Short&quot;; [.G345]*([.H345]-[.M345]); &quot;&quot;)))">
            <text:p/>
          </table:table-cell>
          <table:table-cell table:formula="of:=IF(ISNUMBER([.P345]); IF([.P345]&gt;0; &quot;Win&quot;; &quot;Loss&quot;); &quot;&quot;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IF(OR(ISBLANK([.L346]); ISBLANK([.M346])); &quot;&quot;; IF([.E346]=&quot;Long&quot;; [.G346]*([.M346]-[.H346]); IF([.E346]=&quot;Short&quot;; [.G346]*([.H346]-[.M346]); &quot;&quot;)))">
            <text:p/>
          </table:table-cell>
          <table:table-cell table:formula="of:=IF(ISNUMBER([.P346]); IF([.P346]&gt;0; &quot;Win&quot;; &quot;Loss&quot;); &quot;&quot;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IF(OR(ISBLANK([.L347]); ISBLANK([.M347])); &quot;&quot;; IF([.E347]=&quot;Long&quot;; [.G347]*([.M347]-[.H347]); IF([.E347]=&quot;Short&quot;; [.G347]*([.H347]-[.M347]); &quot;&quot;)))">
            <text:p/>
          </table:table-cell>
          <table:table-cell table:formula="of:=IF(ISNUMBER([.P347]); IF([.P347]&gt;0; &quot;Win&quot;; &quot;Loss&quot;); &quot;&quot;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IF(OR(ISBLANK([.L348]); ISBLANK([.M348])); &quot;&quot;; IF([.E348]=&quot;Long&quot;; [.G348]*([.M348]-[.H348]); IF([.E348]=&quot;Short&quot;; [.G348]*([.H348]-[.M348]); &quot;&quot;)))">
            <text:p/>
          </table:table-cell>
          <table:table-cell table:formula="of:=IF(ISNUMBER([.P348]); IF([.P348]&gt;0; &quot;Win&quot;; &quot;Loss&quot;); &quot;&quot;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IF(OR(ISBLANK([.L349]); ISBLANK([.M349])); &quot;&quot;; IF([.E349]=&quot;Long&quot;; [.G349]*([.M349]-[.H349]); IF([.E349]=&quot;Short&quot;; [.G349]*([.H349]-[.M349]); &quot;&quot;)))">
            <text:p/>
          </table:table-cell>
          <table:table-cell table:formula="of:=IF(ISNUMBER([.P349]); IF([.P349]&gt;0; &quot;Win&quot;; &quot;Loss&quot;); &quot;&quot;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IF(OR(ISBLANK([.L350]); ISBLANK([.M350])); &quot;&quot;; IF([.E350]=&quot;Long&quot;; [.G350]*([.M350]-[.H350]); IF([.E350]=&quot;Short&quot;; [.G350]*([.H350]-[.M350]); &quot;&quot;)))">
            <text:p/>
          </table:table-cell>
          <table:table-cell table:formula="of:=IF(ISNUMBER([.P350]); IF([.P350]&gt;0; &quot;Win&quot;; &quot;Loss&quot;); &quot;&quot;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IF(OR(ISBLANK([.L351]); ISBLANK([.M351])); &quot;&quot;; IF([.E351]=&quot;Long&quot;; [.G351]*([.M351]-[.H351]); IF([.E351]=&quot;Short&quot;; [.G351]*([.H351]-[.M351]); &quot;&quot;)))">
            <text:p/>
          </table:table-cell>
          <table:table-cell table:formula="of:=IF(ISNUMBER([.P351]); IF([.P351]&gt;0; &quot;Win&quot;; &quot;Loss&quot;); &quot;&quot;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IF(OR(ISBLANK([.L352]); ISBLANK([.M352])); &quot;&quot;; IF([.E352]=&quot;Long&quot;; [.G352]*([.M352]-[.H352]); IF([.E352]=&quot;Short&quot;; [.G352]*([.H352]-[.M352]); &quot;&quot;)))">
            <text:p/>
          </table:table-cell>
          <table:table-cell table:formula="of:=IF(ISNUMBER([.P352]); IF([.P352]&gt;0; &quot;Win&quot;; &quot;Loss&quot;); &quot;&quot;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IF(OR(ISBLANK([.L353]); ISBLANK([.M353])); &quot;&quot;; IF([.E353]=&quot;Long&quot;; [.G353]*([.M353]-[.H353]); IF([.E353]=&quot;Short&quot;; [.G353]*([.H353]-[.M353]); &quot;&quot;)))">
            <text:p/>
          </table:table-cell>
          <table:table-cell table:formula="of:=IF(ISNUMBER([.P353]); IF([.P353]&gt;0; &quot;Win&quot;; &quot;Loss&quot;); &quot;&quot;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IF(OR(ISBLANK([.L354]); ISBLANK([.M354])); &quot;&quot;; IF([.E354]=&quot;Long&quot;; [.G354]*([.M354]-[.H354]); IF([.E354]=&quot;Short&quot;; [.G354]*([.H354]-[.M354]); &quot;&quot;)))">
            <text:p/>
          </table:table-cell>
          <table:table-cell table:formula="of:=IF(ISNUMBER([.P354]); IF([.P354]&gt;0; &quot;Win&quot;; &quot;Loss&quot;); &quot;&quot;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IF(OR(ISBLANK([.L355]); ISBLANK([.M355])); &quot;&quot;; IF([.E355]=&quot;Long&quot;; [.G355]*([.M355]-[.H355]); IF([.E355]=&quot;Short&quot;; [.G355]*([.H355]-[.M355]); &quot;&quot;)))">
            <text:p/>
          </table:table-cell>
          <table:table-cell table:formula="of:=IF(ISNUMBER([.P355]); IF([.P355]&gt;0; &quot;Win&quot;; &quot;Loss&quot;); &quot;&quot;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IF(OR(ISBLANK([.L356]); ISBLANK([.M356])); &quot;&quot;; IF([.E356]=&quot;Long&quot;; [.G356]*([.M356]-[.H356]); IF([.E356]=&quot;Short&quot;; [.G356]*([.H356]-[.M356]); &quot;&quot;)))">
            <text:p/>
          </table:table-cell>
          <table:table-cell table:formula="of:=IF(ISNUMBER([.P356]); IF([.P356]&gt;0; &quot;Win&quot;; &quot;Loss&quot;); &quot;&quot;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IF(OR(ISBLANK([.L357]); ISBLANK([.M357])); &quot;&quot;; IF([.E357]=&quot;Long&quot;; [.G357]*([.M357]-[.H357]); IF([.E357]=&quot;Short&quot;; [.G357]*([.H357]-[.M357]); &quot;&quot;)))">
            <text:p/>
          </table:table-cell>
          <table:table-cell table:formula="of:=IF(ISNUMBER([.P357]); IF([.P357]&gt;0; &quot;Win&quot;; &quot;Loss&quot;); &quot;&quot;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IF(OR(ISBLANK([.L358]); ISBLANK([.M358])); &quot;&quot;; IF([.E358]=&quot;Long&quot;; [.G358]*([.M358]-[.H358]); IF([.E358]=&quot;Short&quot;; [.G358]*([.H358]-[.M358]); &quot;&quot;)))">
            <text:p/>
          </table:table-cell>
          <table:table-cell table:formula="of:=IF(ISNUMBER([.P358]); IF([.P358]&gt;0; &quot;Win&quot;; &quot;Loss&quot;); &quot;&quot;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IF(OR(ISBLANK([.L359]); ISBLANK([.M359])); &quot;&quot;; IF([.E359]=&quot;Long&quot;; [.G359]*([.M359]-[.H359]); IF([.E359]=&quot;Short&quot;; [.G359]*([.H359]-[.M359]); &quot;&quot;)))">
            <text:p/>
          </table:table-cell>
          <table:table-cell table:formula="of:=IF(ISNUMBER([.P359]); IF([.P359]&gt;0; &quot;Win&quot;; &quot;Loss&quot;); &quot;&quot;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IF(OR(ISBLANK([.L360]); ISBLANK([.M360])); &quot;&quot;; IF([.E360]=&quot;Long&quot;; [.G360]*([.M360]-[.H360]); IF([.E360]=&quot;Short&quot;; [.G360]*([.H360]-[.M360]); &quot;&quot;)))">
            <text:p/>
          </table:table-cell>
          <table:table-cell table:formula="of:=IF(ISNUMBER([.P360]); IF([.P360]&gt;0; &quot;Win&quot;; &quot;Loss&quot;); &quot;&quot;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IF(OR(ISBLANK([.L361]); ISBLANK([.M361])); &quot;&quot;; IF([.E361]=&quot;Long&quot;; [.G361]*([.M361]-[.H361]); IF([.E361]=&quot;Short&quot;; [.G361]*([.H361]-[.M361]); &quot;&quot;)))">
            <text:p/>
          </table:table-cell>
          <table:table-cell table:formula="of:=IF(ISNUMBER([.P361]); IF([.P361]&gt;0; &quot;Win&quot;; &quot;Loss&quot;); &quot;&quot;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IF(OR(ISBLANK([.L362]); ISBLANK([.M362])); &quot;&quot;; IF([.E362]=&quot;Long&quot;; [.G362]*([.M362]-[.H362]); IF([.E362]=&quot;Short&quot;; [.G362]*([.H362]-[.M362]); &quot;&quot;)))">
            <text:p/>
          </table:table-cell>
          <table:table-cell table:formula="of:=IF(ISNUMBER([.P362]); IF([.P362]&gt;0; &quot;Win&quot;; &quot;Loss&quot;); &quot;&quot;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IF(OR(ISBLANK([.L363]); ISBLANK([.M363])); &quot;&quot;; IF([.E363]=&quot;Long&quot;; [.G363]*([.M363]-[.H363]); IF([.E363]=&quot;Short&quot;; [.G363]*([.H363]-[.M363]); &quot;&quot;)))">
            <text:p/>
          </table:table-cell>
          <table:table-cell table:formula="of:=IF(ISNUMBER([.P363]); IF([.P363]&gt;0; &quot;Win&quot;; &quot;Loss&quot;); &quot;&quot;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IF(OR(ISBLANK([.L364]); ISBLANK([.M364])); &quot;&quot;; IF([.E364]=&quot;Long&quot;; [.G364]*([.M364]-[.H364]); IF([.E364]=&quot;Short&quot;; [.G364]*([.H364]-[.M364]); &quot;&quot;)))">
            <text:p/>
          </table:table-cell>
          <table:table-cell table:formula="of:=IF(ISNUMBER([.P364]); IF([.P364]&gt;0; &quot;Win&quot;; &quot;Loss&quot;); &quot;&quot;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IF(OR(ISBLANK([.L365]); ISBLANK([.M365])); &quot;&quot;; IF([.E365]=&quot;Long&quot;; [.G365]*([.M365]-[.H365]); IF([.E365]=&quot;Short&quot;; [.G365]*([.H365]-[.M365]); &quot;&quot;)))">
            <text:p/>
          </table:table-cell>
          <table:table-cell table:formula="of:=IF(ISNUMBER([.P365]); IF([.P365]&gt;0; &quot;Win&quot;; &quot;Loss&quot;); &quot;&quot;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IF(OR(ISBLANK([.L366]); ISBLANK([.M366])); &quot;&quot;; IF([.E366]=&quot;Long&quot;; [.G366]*([.M366]-[.H366]); IF([.E366]=&quot;Short&quot;; [.G366]*([.H366]-[.M366]); &quot;&quot;)))">
            <text:p/>
          </table:table-cell>
          <table:table-cell table:formula="of:=IF(ISNUMBER([.P366]); IF([.P366]&gt;0; &quot;Win&quot;; &quot;Loss&quot;); &quot;&quot;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IF(OR(ISBLANK([.L367]); ISBLANK([.M367])); &quot;&quot;; IF([.E367]=&quot;Long&quot;; [.G367]*([.M367]-[.H367]); IF([.E367]=&quot;Short&quot;; [.G367]*([.H367]-[.M367]); &quot;&quot;)))">
            <text:p/>
          </table:table-cell>
          <table:table-cell table:formula="of:=IF(ISNUMBER([.P367]); IF([.P367]&gt;0; &quot;Win&quot;; &quot;Loss&quot;); &quot;&quot;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IF(OR(ISBLANK([.L368]); ISBLANK([.M368])); &quot;&quot;; IF([.E368]=&quot;Long&quot;; [.G368]*([.M368]-[.H368]); IF([.E368]=&quot;Short&quot;; [.G368]*([.H368]-[.M368]); &quot;&quot;)))">
            <text:p/>
          </table:table-cell>
          <table:table-cell table:formula="of:=IF(ISNUMBER([.P368]); IF([.P368]&gt;0; &quot;Win&quot;; &quot;Loss&quot;); &quot;&quot;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IF(OR(ISBLANK([.L369]); ISBLANK([.M369])); &quot;&quot;; IF([.E369]=&quot;Long&quot;; [.G369]*([.M369]-[.H369]); IF([.E369]=&quot;Short&quot;; [.G369]*([.H369]-[.M369]); &quot;&quot;)))">
            <text:p/>
          </table:table-cell>
          <table:table-cell table:formula="of:=IF(ISNUMBER([.P369]); IF([.P369]&gt;0; &quot;Win&quot;; &quot;Loss&quot;); &quot;&quot;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IF(OR(ISBLANK([.L370]); ISBLANK([.M370])); &quot;&quot;; IF([.E370]=&quot;Long&quot;; [.G370]*([.M370]-[.H370]); IF([.E370]=&quot;Short&quot;; [.G370]*([.H370]-[.M370]); &quot;&quot;)))">
            <text:p/>
          </table:table-cell>
          <table:table-cell table:formula="of:=IF(ISNUMBER([.P370]); IF([.P370]&gt;0; &quot;Win&quot;; &quot;Loss&quot;); &quot;&quot;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IF(OR(ISBLANK([.L371]); ISBLANK([.M371])); &quot;&quot;; IF([.E371]=&quot;Long&quot;; [.G371]*([.M371]-[.H371]); IF([.E371]=&quot;Short&quot;; [.G371]*([.H371]-[.M371]); &quot;&quot;)))">
            <text:p/>
          </table:table-cell>
          <table:table-cell table:formula="of:=IF(ISNUMBER([.P371]); IF([.P371]&gt;0; &quot;Win&quot;; &quot;Loss&quot;); &quot;&quot;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IF(OR(ISBLANK([.L372]); ISBLANK([.M372])); &quot;&quot;; IF([.E372]=&quot;Long&quot;; [.G372]*([.M372]-[.H372]); IF([.E372]=&quot;Short&quot;; [.G372]*([.H372]-[.M372]); &quot;&quot;)))">
            <text:p/>
          </table:table-cell>
          <table:table-cell table:formula="of:=IF(ISNUMBER([.P372]); IF([.P372]&gt;0; &quot;Win&quot;; &quot;Loss&quot;); &quot;&quot;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IF(OR(ISBLANK([.L373]); ISBLANK([.M373])); &quot;&quot;; IF([.E373]=&quot;Long&quot;; [.G373]*([.M373]-[.H373]); IF([.E373]=&quot;Short&quot;; [.G373]*([.H373]-[.M373]); &quot;&quot;)))">
            <text:p/>
          </table:table-cell>
          <table:table-cell table:formula="of:=IF(ISNUMBER([.P373]); IF([.P373]&gt;0; &quot;Win&quot;; &quot;Loss&quot;); &quot;&quot;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IF(OR(ISBLANK([.L374]); ISBLANK([.M374])); &quot;&quot;; IF([.E374]=&quot;Long&quot;; [.G374]*([.M374]-[.H374]); IF([.E374]=&quot;Short&quot;; [.G374]*([.H374]-[.M374]); &quot;&quot;)))">
            <text:p/>
          </table:table-cell>
          <table:table-cell table:formula="of:=IF(ISNUMBER([.P374]); IF([.P374]&gt;0; &quot;Win&quot;; &quot;Loss&quot;); &quot;&quot;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IF(OR(ISBLANK([.L375]); ISBLANK([.M375])); &quot;&quot;; IF([.E375]=&quot;Long&quot;; [.G375]*([.M375]-[.H375]); IF([.E375]=&quot;Short&quot;; [.G375]*([.H375]-[.M375]); &quot;&quot;)))">
            <text:p/>
          </table:table-cell>
          <table:table-cell table:formula="of:=IF(ISNUMBER([.P375]); IF([.P375]&gt;0; &quot;Win&quot;; &quot;Loss&quot;); &quot;&quot;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IF(OR(ISBLANK([.L376]); ISBLANK([.M376])); &quot;&quot;; IF([.E376]=&quot;Long&quot;; [.G376]*([.M376]-[.H376]); IF([.E376]=&quot;Short&quot;; [.G376]*([.H376]-[.M376]); &quot;&quot;)))">
            <text:p/>
          </table:table-cell>
          <table:table-cell table:formula="of:=IF(ISNUMBER([.P376]); IF([.P376]&gt;0; &quot;Win&quot;; &quot;Loss&quot;); &quot;&quot;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IF(OR(ISBLANK([.L377]); ISBLANK([.M377])); &quot;&quot;; IF([.E377]=&quot;Long&quot;; [.G377]*([.M377]-[.H377]); IF([.E377]=&quot;Short&quot;; [.G377]*([.H377]-[.M377]); &quot;&quot;)))">
            <text:p/>
          </table:table-cell>
          <table:table-cell table:formula="of:=IF(ISNUMBER([.P377]); IF([.P377]&gt;0; &quot;Win&quot;; &quot;Loss&quot;); &quot;&quot;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IF(OR(ISBLANK([.L378]); ISBLANK([.M378])); &quot;&quot;; IF([.E378]=&quot;Long&quot;; [.G378]*([.M378]-[.H378]); IF([.E378]=&quot;Short&quot;; [.G378]*([.H378]-[.M378]); &quot;&quot;)))">
            <text:p/>
          </table:table-cell>
          <table:table-cell table:formula="of:=IF(ISNUMBER([.P378]); IF([.P378]&gt;0; &quot;Win&quot;; &quot;Loss&quot;); &quot;&quot;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IF(OR(ISBLANK([.L379]); ISBLANK([.M379])); &quot;&quot;; IF([.E379]=&quot;Long&quot;; [.G379]*([.M379]-[.H379]); IF([.E379]=&quot;Short&quot;; [.G379]*([.H379]-[.M379]); &quot;&quot;)))">
            <text:p/>
          </table:table-cell>
          <table:table-cell table:formula="of:=IF(ISNUMBER([.P379]); IF([.P379]&gt;0; &quot;Win&quot;; &quot;Loss&quot;); &quot;&quot;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IF(OR(ISBLANK([.L380]); ISBLANK([.M380])); &quot;&quot;; IF([.E380]=&quot;Long&quot;; [.G380]*([.M380]-[.H380]); IF([.E380]=&quot;Short&quot;; [.G380]*([.H380]-[.M380]); &quot;&quot;)))">
            <text:p/>
          </table:table-cell>
          <table:table-cell table:formula="of:=IF(ISNUMBER([.P380]); IF([.P380]&gt;0; &quot;Win&quot;; &quot;Loss&quot;); &quot;&quot;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IF(OR(ISBLANK([.L381]); ISBLANK([.M381])); &quot;&quot;; IF([.E381]=&quot;Long&quot;; [.G381]*([.M381]-[.H381]); IF([.E381]=&quot;Short&quot;; [.G381]*([.H381]-[.M381]); &quot;&quot;)))">
            <text:p/>
          </table:table-cell>
          <table:table-cell table:formula="of:=IF(ISNUMBER([.P381]); IF([.P381]&gt;0; &quot;Win&quot;; &quot;Loss&quot;); &quot;&quot;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IF(OR(ISBLANK([.L382]); ISBLANK([.M382])); &quot;&quot;; IF([.E382]=&quot;Long&quot;; [.G382]*([.M382]-[.H382]); IF([.E382]=&quot;Short&quot;; [.G382]*([.H382]-[.M382]); &quot;&quot;)))">
            <text:p/>
          </table:table-cell>
          <table:table-cell table:formula="of:=IF(ISNUMBER([.P382]); IF([.P382]&gt;0; &quot;Win&quot;; &quot;Loss&quot;); &quot;&quot;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IF(OR(ISBLANK([.L383]); ISBLANK([.M383])); &quot;&quot;; IF([.E383]=&quot;Long&quot;; [.G383]*([.M383]-[.H383]); IF([.E383]=&quot;Short&quot;; [.G383]*([.H383]-[.M383]); &quot;&quot;)))">
            <text:p/>
          </table:table-cell>
          <table:table-cell table:formula="of:=IF(ISNUMBER([.P383]); IF([.P383]&gt;0; &quot;Win&quot;; &quot;Loss&quot;); &quot;&quot;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IF(OR(ISBLANK([.L384]); ISBLANK([.M384])); &quot;&quot;; IF([.E384]=&quot;Long&quot;; [.G384]*([.M384]-[.H384]); IF([.E384]=&quot;Short&quot;; [.G384]*([.H384]-[.M384]); &quot;&quot;)))">
            <text:p/>
          </table:table-cell>
          <table:table-cell table:formula="of:=IF(ISNUMBER([.P384]); IF([.P384]&gt;0; &quot;Win&quot;; &quot;Loss&quot;); &quot;&quot;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IF(OR(ISBLANK([.L385]); ISBLANK([.M385])); &quot;&quot;; IF([.E385]=&quot;Long&quot;; [.G385]*([.M385]-[.H385]); IF([.E385]=&quot;Short&quot;; [.G385]*([.H385]-[.M385]); &quot;&quot;)))">
            <text:p/>
          </table:table-cell>
          <table:table-cell table:formula="of:=IF(ISNUMBER([.P385]); IF([.P385]&gt;0; &quot;Win&quot;; &quot;Loss&quot;); &quot;&quot;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IF(OR(ISBLANK([.L386]); ISBLANK([.M386])); &quot;&quot;; IF([.E386]=&quot;Long&quot;; [.G386]*([.M386]-[.H386]); IF([.E386]=&quot;Short&quot;; [.G386]*([.H386]-[.M386]); &quot;&quot;)))">
            <text:p/>
          </table:table-cell>
          <table:table-cell table:formula="of:=IF(ISNUMBER([.P386]); IF([.P386]&gt;0; &quot;Win&quot;; &quot;Loss&quot;); &quot;&quot;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IF(OR(ISBLANK([.L387]); ISBLANK([.M387])); &quot;&quot;; IF([.E387]=&quot;Long&quot;; [.G387]*([.M387]-[.H387]); IF([.E387]=&quot;Short&quot;; [.G387]*([.H387]-[.M387]); &quot;&quot;)))">
            <text:p/>
          </table:table-cell>
          <table:table-cell table:formula="of:=IF(ISNUMBER([.P387]); IF([.P387]&gt;0; &quot;Win&quot;; &quot;Loss&quot;); &quot;&quot;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IF(OR(ISBLANK([.L388]); ISBLANK([.M388])); &quot;&quot;; IF([.E388]=&quot;Long&quot;; [.G388]*([.M388]-[.H388]); IF([.E388]=&quot;Short&quot;; [.G388]*([.H388]-[.M388]); &quot;&quot;)))">
            <text:p/>
          </table:table-cell>
          <table:table-cell table:formula="of:=IF(ISNUMBER([.P388]); IF([.P388]&gt;0; &quot;Win&quot;; &quot;Loss&quot;); &quot;&quot;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IF(OR(ISBLANK([.L389]); ISBLANK([.M389])); &quot;&quot;; IF([.E389]=&quot;Long&quot;; [.G389]*([.M389]-[.H389]); IF([.E389]=&quot;Short&quot;; [.G389]*([.H389]-[.M389]); &quot;&quot;)))">
            <text:p/>
          </table:table-cell>
          <table:table-cell table:formula="of:=IF(ISNUMBER([.P389]); IF([.P389]&gt;0; &quot;Win&quot;; &quot;Loss&quot;); &quot;&quot;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IF(OR(ISBLANK([.L390]); ISBLANK([.M390])); &quot;&quot;; IF([.E390]=&quot;Long&quot;; [.G390]*([.M390]-[.H390]); IF([.E390]=&quot;Short&quot;; [.G390]*([.H390]-[.M390]); &quot;&quot;)))">
            <text:p/>
          </table:table-cell>
          <table:table-cell table:formula="of:=IF(ISNUMBER([.P390]); IF([.P390]&gt;0; &quot;Win&quot;; &quot;Loss&quot;); &quot;&quot;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IF(OR(ISBLANK([.L391]); ISBLANK([.M391])); &quot;&quot;; IF([.E391]=&quot;Long&quot;; [.G391]*([.M391]-[.H391]); IF([.E391]=&quot;Short&quot;; [.G391]*([.H391]-[.M391]); &quot;&quot;)))">
            <text:p/>
          </table:table-cell>
          <table:table-cell table:formula="of:=IF(ISNUMBER([.P391]); IF([.P391]&gt;0; &quot;Win&quot;; &quot;Loss&quot;); &quot;&quot;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IF(OR(ISBLANK([.L392]); ISBLANK([.M392])); &quot;&quot;; IF([.E392]=&quot;Long&quot;; [.G392]*([.M392]-[.H392]); IF([.E392]=&quot;Short&quot;; [.G392]*([.H392]-[.M392]); &quot;&quot;)))">
            <text:p/>
          </table:table-cell>
          <table:table-cell table:formula="of:=IF(ISNUMBER([.P392]); IF([.P392]&gt;0; &quot;Win&quot;; &quot;Loss&quot;); &quot;&quot;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IF(OR(ISBLANK([.L393]); ISBLANK([.M393])); &quot;&quot;; IF([.E393]=&quot;Long&quot;; [.G393]*([.M393]-[.H393]); IF([.E393]=&quot;Short&quot;; [.G393]*([.H393]-[.M393]); &quot;&quot;)))">
            <text:p/>
          </table:table-cell>
          <table:table-cell table:formula="of:=IF(ISNUMBER([.P393]); IF([.P393]&gt;0; &quot;Win&quot;; &quot;Loss&quot;); &quot;&quot;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IF(OR(ISBLANK([.L394]); ISBLANK([.M394])); &quot;&quot;; IF([.E394]=&quot;Long&quot;; [.G394]*([.M394]-[.H394]); IF([.E394]=&quot;Short&quot;; [.G394]*([.H394]-[.M394]); &quot;&quot;)))">
            <text:p/>
          </table:table-cell>
          <table:table-cell table:formula="of:=IF(ISNUMBER([.P394]); IF([.P394]&gt;0; &quot;Win&quot;; &quot;Loss&quot;); &quot;&quot;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IF(OR(ISBLANK([.L395]); ISBLANK([.M395])); &quot;&quot;; IF([.E395]=&quot;Long&quot;; [.G395]*([.M395]-[.H395]); IF([.E395]=&quot;Short&quot;; [.G395]*([.H395]-[.M395]); &quot;&quot;)))">
            <text:p/>
          </table:table-cell>
          <table:table-cell table:formula="of:=IF(ISNUMBER([.P395]); IF([.P395]&gt;0; &quot;Win&quot;; &quot;Loss&quot;); &quot;&quot;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IF(OR(ISBLANK([.L396]); ISBLANK([.M396])); &quot;&quot;; IF([.E396]=&quot;Long&quot;; [.G396]*([.M396]-[.H396]); IF([.E396]=&quot;Short&quot;; [.G396]*([.H396]-[.M396]); &quot;&quot;)))">
            <text:p/>
          </table:table-cell>
          <table:table-cell table:formula="of:=IF(ISNUMBER([.P396]); IF([.P396]&gt;0; &quot;Win&quot;; &quot;Loss&quot;); &quot;&quot;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IF(OR(ISBLANK([.L397]); ISBLANK([.M397])); &quot;&quot;; IF([.E397]=&quot;Long&quot;; [.G397]*([.M397]-[.H397]); IF([.E397]=&quot;Short&quot;; [.G397]*([.H397]-[.M397]); &quot;&quot;)))">
            <text:p/>
          </table:table-cell>
          <table:table-cell table:formula="of:=IF(ISNUMBER([.P397]); IF([.P397]&gt;0; &quot;Win&quot;; &quot;Loss&quot;); &quot;&quot;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IF(OR(ISBLANK([.L398]); ISBLANK([.M398])); &quot;&quot;; IF([.E398]=&quot;Long&quot;; [.G398]*([.M398]-[.H398]); IF([.E398]=&quot;Short&quot;; [.G398]*([.H398]-[.M398]); &quot;&quot;)))">
            <text:p/>
          </table:table-cell>
          <table:table-cell table:formula="of:=IF(ISNUMBER([.P398]); IF([.P398]&gt;0; &quot;Win&quot;; &quot;Loss&quot;); &quot;&quot;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IF(OR(ISBLANK([.L399]); ISBLANK([.M399])); &quot;&quot;; IF([.E399]=&quot;Long&quot;; [.G399]*([.M399]-[.H399]); IF([.E399]=&quot;Short&quot;; [.G399]*([.H399]-[.M399]); &quot;&quot;)))">
            <text:p/>
          </table:table-cell>
          <table:table-cell table:formula="of:=IF(ISNUMBER([.P399]); IF([.P399]&gt;0; &quot;Win&quot;; &quot;Loss&quot;); &quot;&quot;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IF(OR(ISBLANK([.L400]); ISBLANK([.M400])); &quot;&quot;; IF([.E400]=&quot;Long&quot;; [.G400]*([.M400]-[.H400]); IF([.E400]=&quot;Short&quot;; [.G400]*([.H400]-[.M400]); &quot;&quot;)))">
            <text:p/>
          </table:table-cell>
          <table:table-cell table:formula="of:=IF(ISNUMBER([.P400]); IF([.P400]&gt;0; &quot;Win&quot;; &quot;Loss&quot;); &quot;&quot;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IF(OR(ISBLANK([.L401]); ISBLANK([.M401])); &quot;&quot;; IF([.E401]=&quot;Long&quot;; [.G401]*([.M401]-[.H401]); IF([.E401]=&quot;Short&quot;; [.G401]*([.H401]-[.M401]); &quot;&quot;)))">
            <text:p/>
          </table:table-cell>
          <table:table-cell table:formula="of:=IF(ISNUMBER([.P401]); IF([.P401]&gt;0; &quot;Win&quot;; &quot;Loss&quot;); &quot;&quot;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IF(OR(ISBLANK([.L402]); ISBLANK([.M402])); &quot;&quot;; IF([.E402]=&quot;Long&quot;; [.G402]*([.M402]-[.H402]); IF([.E402]=&quot;Short&quot;; [.G402]*([.H402]-[.M402]); &quot;&quot;)))">
            <text:p/>
          </table:table-cell>
          <table:table-cell table:formula="of:=IF(ISNUMBER([.P402]); IF([.P402]&gt;0; &quot;Win&quot;; &quot;Loss&quot;); &quot;&quot;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IF(OR(ISBLANK([.L403]); ISBLANK([.M403])); &quot;&quot;; IF([.E403]=&quot;Long&quot;; [.G403]*([.M403]-[.H403]); IF([.E403]=&quot;Short&quot;; [.G403]*([.H403]-[.M403]); &quot;&quot;)))">
            <text:p/>
          </table:table-cell>
          <table:table-cell table:formula="of:=IF(ISNUMBER([.P403]); IF([.P403]&gt;0; &quot;Win&quot;; &quot;Loss&quot;); &quot;&quot;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IF(OR(ISBLANK([.L404]); ISBLANK([.M404])); &quot;&quot;; IF([.E404]=&quot;Long&quot;; [.G404]*([.M404]-[.H404]); IF([.E404]=&quot;Short&quot;; [.G404]*([.H404]-[.M404]); &quot;&quot;)))">
            <text:p/>
          </table:table-cell>
          <table:table-cell table:formula="of:=IF(ISNUMBER([.P404]); IF([.P404]&gt;0; &quot;Win&quot;; &quot;Loss&quot;); &quot;&quot;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IF(OR(ISBLANK([.L405]); ISBLANK([.M405])); &quot;&quot;; IF([.E405]=&quot;Long&quot;; [.G405]*([.M405]-[.H405]); IF([.E405]=&quot;Short&quot;; [.G405]*([.H405]-[.M405]); &quot;&quot;)))">
            <text:p/>
          </table:table-cell>
          <table:table-cell table:formula="of:=IF(ISNUMBER([.P405]); IF([.P405]&gt;0; &quot;Win&quot;; &quot;Loss&quot;); &quot;&quot;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IF(OR(ISBLANK([.L406]); ISBLANK([.M406])); &quot;&quot;; IF([.E406]=&quot;Long&quot;; [.G406]*([.M406]-[.H406]); IF([.E406]=&quot;Short&quot;; [.G406]*([.H406]-[.M406]); &quot;&quot;)))">
            <text:p/>
          </table:table-cell>
          <table:table-cell table:formula="of:=IF(ISNUMBER([.P406]); IF([.P406]&gt;0; &quot;Win&quot;; &quot;Loss&quot;); &quot;&quot;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IF(OR(ISBLANK([.L407]); ISBLANK([.M407])); &quot;&quot;; IF([.E407]=&quot;Long&quot;; [.G407]*([.M407]-[.H407]); IF([.E407]=&quot;Short&quot;; [.G407]*([.H407]-[.M407]); &quot;&quot;)))">
            <text:p/>
          </table:table-cell>
          <table:table-cell table:formula="of:=IF(ISNUMBER([.P407]); IF([.P407]&gt;0; &quot;Win&quot;; &quot;Loss&quot;); &quot;&quot;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IF(OR(ISBLANK([.L408]); ISBLANK([.M408])); &quot;&quot;; IF([.E408]=&quot;Long&quot;; [.G408]*([.M408]-[.H408]); IF([.E408]=&quot;Short&quot;; [.G408]*([.H408]-[.M408]); &quot;&quot;)))">
            <text:p/>
          </table:table-cell>
          <table:table-cell table:formula="of:=IF(ISNUMBER([.P408]); IF([.P408]&gt;0; &quot;Win&quot;; &quot;Loss&quot;); &quot;&quot;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IF(OR(ISBLANK([.L409]); ISBLANK([.M409])); &quot;&quot;; IF([.E409]=&quot;Long&quot;; [.G409]*([.M409]-[.H409]); IF([.E409]=&quot;Short&quot;; [.G409]*([.H409]-[.M409]); &quot;&quot;)))">
            <text:p/>
          </table:table-cell>
          <table:table-cell table:formula="of:=IF(ISNUMBER([.P409]); IF([.P409]&gt;0; &quot;Win&quot;; &quot;Loss&quot;); &quot;&quot;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IF(OR(ISBLANK([.L410]); ISBLANK([.M410])); &quot;&quot;; IF([.E410]=&quot;Long&quot;; [.G410]*([.M410]-[.H410]); IF([.E410]=&quot;Short&quot;; [.G410]*([.H410]-[.M410]); &quot;&quot;)))">
            <text:p/>
          </table:table-cell>
          <table:table-cell table:formula="of:=IF(ISNUMBER([.P410]); IF([.P410]&gt;0; &quot;Win&quot;; &quot;Loss&quot;); &quot;&quot;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IF(OR(ISBLANK([.L411]); ISBLANK([.M411])); &quot;&quot;; IF([.E411]=&quot;Long&quot;; [.G411]*([.M411]-[.H411]); IF([.E411]=&quot;Short&quot;; [.G411]*([.H411]-[.M411]); &quot;&quot;)))">
            <text:p/>
          </table:table-cell>
          <table:table-cell table:formula="of:=IF(ISNUMBER([.P411]); IF([.P411]&gt;0; &quot;Win&quot;; &quot;Loss&quot;); &quot;&quot;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IF(OR(ISBLANK([.L412]); ISBLANK([.M412])); &quot;&quot;; IF([.E412]=&quot;Long&quot;; [.G412]*([.M412]-[.H412]); IF([.E412]=&quot;Short&quot;; [.G412]*([.H412]-[.M412]); &quot;&quot;)))">
            <text:p/>
          </table:table-cell>
          <table:table-cell table:formula="of:=IF(ISNUMBER([.P412]); IF([.P412]&gt;0; &quot;Win&quot;; &quot;Loss&quot;); &quot;&quot;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IF(OR(ISBLANK([.L413]); ISBLANK([.M413])); &quot;&quot;; IF([.E413]=&quot;Long&quot;; [.G413]*([.M413]-[.H413]); IF([.E413]=&quot;Short&quot;; [.G413]*([.H413]-[.M413]); &quot;&quot;)))">
            <text:p/>
          </table:table-cell>
          <table:table-cell table:formula="of:=IF(ISNUMBER([.P413]); IF([.P413]&gt;0; &quot;Win&quot;; &quot;Loss&quot;); &quot;&quot;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IF(OR(ISBLANK([.L414]); ISBLANK([.M414])); &quot;&quot;; IF([.E414]=&quot;Long&quot;; [.G414]*([.M414]-[.H414]); IF([.E414]=&quot;Short&quot;; [.G414]*([.H414]-[.M414]); &quot;&quot;)))">
            <text:p/>
          </table:table-cell>
          <table:table-cell table:formula="of:=IF(ISNUMBER([.P414]); IF([.P414]&gt;0; &quot;Win&quot;; &quot;Loss&quot;); &quot;&quot;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IF(OR(ISBLANK([.L415]); ISBLANK([.M415])); &quot;&quot;; IF([.E415]=&quot;Long&quot;; [.G415]*([.M415]-[.H415]); IF([.E415]=&quot;Short&quot;; [.G415]*([.H415]-[.M415]); &quot;&quot;)))">
            <text:p/>
          </table:table-cell>
          <table:table-cell table:formula="of:=IF(ISNUMBER([.P415]); IF([.P415]&gt;0; &quot;Win&quot;; &quot;Loss&quot;); &quot;&quot;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IF(OR(ISBLANK([.L416]); ISBLANK([.M416])); &quot;&quot;; IF([.E416]=&quot;Long&quot;; [.G416]*([.M416]-[.H416]); IF([.E416]=&quot;Short&quot;; [.G416]*([.H416]-[.M416]); &quot;&quot;)))">
            <text:p/>
          </table:table-cell>
          <table:table-cell table:formula="of:=IF(ISNUMBER([.P416]); IF([.P416]&gt;0; &quot;Win&quot;; &quot;Loss&quot;); &quot;&quot;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IF(OR(ISBLANK([.L417]); ISBLANK([.M417])); &quot;&quot;; IF([.E417]=&quot;Long&quot;; [.G417]*([.M417]-[.H417]); IF([.E417]=&quot;Short&quot;; [.G417]*([.H417]-[.M417]); &quot;&quot;)))">
            <text:p/>
          </table:table-cell>
          <table:table-cell table:formula="of:=IF(ISNUMBER([.P417]); IF([.P417]&gt;0; &quot;Win&quot;; &quot;Loss&quot;); &quot;&quot;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IF(OR(ISBLANK([.L418]); ISBLANK([.M418])); &quot;&quot;; IF([.E418]=&quot;Long&quot;; [.G418]*([.M418]-[.H418]); IF([.E418]=&quot;Short&quot;; [.G418]*([.H418]-[.M418]); &quot;&quot;)))">
            <text:p/>
          </table:table-cell>
          <table:table-cell table:formula="of:=IF(ISNUMBER([.P418]); IF([.P418]&gt;0; &quot;Win&quot;; &quot;Loss&quot;); &quot;&quot;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IF(OR(ISBLANK([.L419]); ISBLANK([.M419])); &quot;&quot;; IF([.E419]=&quot;Long&quot;; [.G419]*([.M419]-[.H419]); IF([.E419]=&quot;Short&quot;; [.G419]*([.H419]-[.M419]); &quot;&quot;)))">
            <text:p/>
          </table:table-cell>
          <table:table-cell table:formula="of:=IF(ISNUMBER([.P419]); IF([.P419]&gt;0; &quot;Win&quot;; &quot;Loss&quot;); &quot;&quot;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IF(OR(ISBLANK([.L420]); ISBLANK([.M420])); &quot;&quot;; IF([.E420]=&quot;Long&quot;; [.G420]*([.M420]-[.H420]); IF([.E420]=&quot;Short&quot;; [.G420]*([.H420]-[.M420]); &quot;&quot;)))">
            <text:p/>
          </table:table-cell>
          <table:table-cell table:formula="of:=IF(ISNUMBER([.P420]); IF([.P420]&gt;0; &quot;Win&quot;; &quot;Loss&quot;); &quot;&quot;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IF(OR(ISBLANK([.L421]); ISBLANK([.M421])); &quot;&quot;; IF([.E421]=&quot;Long&quot;; [.G421]*([.M421]-[.H421]); IF([.E421]=&quot;Short&quot;; [.G421]*([.H421]-[.M421]); &quot;&quot;)))">
            <text:p/>
          </table:table-cell>
          <table:table-cell table:formula="of:=IF(ISNUMBER([.P421]); IF([.P421]&gt;0; &quot;Win&quot;; &quot;Loss&quot;); &quot;&quot;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IF(OR(ISBLANK([.L422]); ISBLANK([.M422])); &quot;&quot;; IF([.E422]=&quot;Long&quot;; [.G422]*([.M422]-[.H422]); IF([.E422]=&quot;Short&quot;; [.G422]*([.H422]-[.M422]); &quot;&quot;)))">
            <text:p/>
          </table:table-cell>
          <table:table-cell table:formula="of:=IF(ISNUMBER([.P422]); IF([.P422]&gt;0; &quot;Win&quot;; &quot;Loss&quot;); &quot;&quot;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IF(OR(ISBLANK([.L423]); ISBLANK([.M423])); &quot;&quot;; IF([.E423]=&quot;Long&quot;; [.G423]*([.M423]-[.H423]); IF([.E423]=&quot;Short&quot;; [.G423]*([.H423]-[.M423]); &quot;&quot;)))">
            <text:p/>
          </table:table-cell>
          <table:table-cell table:formula="of:=IF(ISNUMBER([.P423]); IF([.P423]&gt;0; &quot;Win&quot;; &quot;Loss&quot;); &quot;&quot;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IF(OR(ISBLANK([.L424]); ISBLANK([.M424])); &quot;&quot;; IF([.E424]=&quot;Long&quot;; [.G424]*([.M424]-[.H424]); IF([.E424]=&quot;Short&quot;; [.G424]*([.H424]-[.M424]); &quot;&quot;)))">
            <text:p/>
          </table:table-cell>
          <table:table-cell table:formula="of:=IF(ISNUMBER([.P424]); IF([.P424]&gt;0; &quot;Win&quot;; &quot;Loss&quot;); &quot;&quot;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IF(OR(ISBLANK([.L425]); ISBLANK([.M425])); &quot;&quot;; IF([.E425]=&quot;Long&quot;; [.G425]*([.M425]-[.H425]); IF([.E425]=&quot;Short&quot;; [.G425]*([.H425]-[.M425]); &quot;&quot;)))">
            <text:p/>
          </table:table-cell>
          <table:table-cell table:formula="of:=IF(ISNUMBER([.P425]); IF([.P425]&gt;0; &quot;Win&quot;; &quot;Loss&quot;); &quot;&quot;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IF(OR(ISBLANK([.L426]); ISBLANK([.M426])); &quot;&quot;; IF([.E426]=&quot;Long&quot;; [.G426]*([.M426]-[.H426]); IF([.E426]=&quot;Short&quot;; [.G426]*([.H426]-[.M426]); &quot;&quot;)))">
            <text:p/>
          </table:table-cell>
          <table:table-cell table:formula="of:=IF(ISNUMBER([.P426]); IF([.P426]&gt;0; &quot;Win&quot;; &quot;Loss&quot;); &quot;&quot;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IF(OR(ISBLANK([.L427]); ISBLANK([.M427])); &quot;&quot;; IF([.E427]=&quot;Long&quot;; [.G427]*([.M427]-[.H427]); IF([.E427]=&quot;Short&quot;; [.G427]*([.H427]-[.M427]); &quot;&quot;)))">
            <text:p/>
          </table:table-cell>
          <table:table-cell table:formula="of:=IF(ISNUMBER([.P427]); IF([.P427]&gt;0; &quot;Win&quot;; &quot;Loss&quot;); &quot;&quot;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IF(OR(ISBLANK([.L428]); ISBLANK([.M428])); &quot;&quot;; IF([.E428]=&quot;Long&quot;; [.G428]*([.M428]-[.H428]); IF([.E428]=&quot;Short&quot;; [.G428]*([.H428]-[.M428]); &quot;&quot;)))">
            <text:p/>
          </table:table-cell>
          <table:table-cell table:formula="of:=IF(ISNUMBER([.P428]); IF([.P428]&gt;0; &quot;Win&quot;; &quot;Loss&quot;); &quot;&quot;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IF(OR(ISBLANK([.L429]); ISBLANK([.M429])); &quot;&quot;; IF([.E429]=&quot;Long&quot;; [.G429]*([.M429]-[.H429]); IF([.E429]=&quot;Short&quot;; [.G429]*([.H429]-[.M429]); &quot;&quot;)))">
            <text:p/>
          </table:table-cell>
          <table:table-cell table:formula="of:=IF(ISNUMBER([.P429]); IF([.P429]&gt;0; &quot;Win&quot;; &quot;Loss&quot;); &quot;&quot;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IF(OR(ISBLANK([.L430]); ISBLANK([.M430])); &quot;&quot;; IF([.E430]=&quot;Long&quot;; [.G430]*([.M430]-[.H430]); IF([.E430]=&quot;Short&quot;; [.G430]*([.H430]-[.M430]); &quot;&quot;)))">
            <text:p/>
          </table:table-cell>
          <table:table-cell table:formula="of:=IF(ISNUMBER([.P430]); IF([.P430]&gt;0; &quot;Win&quot;; &quot;Loss&quot;); &quot;&quot;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IF(OR(ISBLANK([.L431]); ISBLANK([.M431])); &quot;&quot;; IF([.E431]=&quot;Long&quot;; [.G431]*([.M431]-[.H431]); IF([.E431]=&quot;Short&quot;; [.G431]*([.H431]-[.M431]); &quot;&quot;)))">
            <text:p/>
          </table:table-cell>
          <table:table-cell table:formula="of:=IF(ISNUMBER([.P431]); IF([.P431]&gt;0; &quot;Win&quot;; &quot;Loss&quot;); &quot;&quot;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IF(OR(ISBLANK([.L432]); ISBLANK([.M432])); &quot;&quot;; IF([.E432]=&quot;Long&quot;; [.G432]*([.M432]-[.H432]); IF([.E432]=&quot;Short&quot;; [.G432]*([.H432]-[.M432]); &quot;&quot;)))">
            <text:p/>
          </table:table-cell>
          <table:table-cell table:formula="of:=IF(ISNUMBER([.P432]); IF([.P432]&gt;0; &quot;Win&quot;; &quot;Loss&quot;); &quot;&quot;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IF(OR(ISBLANK([.L433]); ISBLANK([.M433])); &quot;&quot;; IF([.E433]=&quot;Long&quot;; [.G433]*([.M433]-[.H433]); IF([.E433]=&quot;Short&quot;; [.G433]*([.H433]-[.M433]); &quot;&quot;)))">
            <text:p/>
          </table:table-cell>
          <table:table-cell table:formula="of:=IF(ISNUMBER([.P433]); IF([.P433]&gt;0; &quot;Win&quot;; &quot;Loss&quot;); &quot;&quot;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IF(OR(ISBLANK([.L434]); ISBLANK([.M434])); &quot;&quot;; IF([.E434]=&quot;Long&quot;; [.G434]*([.M434]-[.H434]); IF([.E434]=&quot;Short&quot;; [.G434]*([.H434]-[.M434]); &quot;&quot;)))">
            <text:p/>
          </table:table-cell>
          <table:table-cell table:formula="of:=IF(ISNUMBER([.P434]); IF([.P434]&gt;0; &quot;Win&quot;; &quot;Loss&quot;); &quot;&quot;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IF(OR(ISBLANK([.L435]); ISBLANK([.M435])); &quot;&quot;; IF([.E435]=&quot;Long&quot;; [.G435]*([.M435]-[.H435]); IF([.E435]=&quot;Short&quot;; [.G435]*([.H435]-[.M435]); &quot;&quot;)))">
            <text:p/>
          </table:table-cell>
          <table:table-cell table:formula="of:=IF(ISNUMBER([.P435]); IF([.P435]&gt;0; &quot;Win&quot;; &quot;Loss&quot;); &quot;&quot;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IF(OR(ISBLANK([.L436]); ISBLANK([.M436])); &quot;&quot;; IF([.E436]=&quot;Long&quot;; [.G436]*([.M436]-[.H436]); IF([.E436]=&quot;Short&quot;; [.G436]*([.H436]-[.M436]); &quot;&quot;)))">
            <text:p/>
          </table:table-cell>
          <table:table-cell table:formula="of:=IF(ISNUMBER([.P436]); IF([.P436]&gt;0; &quot;Win&quot;; &quot;Loss&quot;); &quot;&quot;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IF(OR(ISBLANK([.L437]); ISBLANK([.M437])); &quot;&quot;; IF([.E437]=&quot;Long&quot;; [.G437]*([.M437]-[.H437]); IF([.E437]=&quot;Short&quot;; [.G437]*([.H437]-[.M437]); &quot;&quot;)))">
            <text:p/>
          </table:table-cell>
          <table:table-cell table:formula="of:=IF(ISNUMBER([.P437]); IF([.P437]&gt;0; &quot;Win&quot;; &quot;Loss&quot;); &quot;&quot;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IF(OR(ISBLANK([.L438]); ISBLANK([.M438])); &quot;&quot;; IF([.E438]=&quot;Long&quot;; [.G438]*([.M438]-[.H438]); IF([.E438]=&quot;Short&quot;; [.G438]*([.H438]-[.M438]); &quot;&quot;)))">
            <text:p/>
          </table:table-cell>
          <table:table-cell table:formula="of:=IF(ISNUMBER([.P438]); IF([.P438]&gt;0; &quot;Win&quot;; &quot;Loss&quot;); &quot;&quot;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IF(OR(ISBLANK([.L439]); ISBLANK([.M439])); &quot;&quot;; IF([.E439]=&quot;Long&quot;; [.G439]*([.M439]-[.H439]); IF([.E439]=&quot;Short&quot;; [.G439]*([.H439]-[.M439]); &quot;&quot;)))">
            <text:p/>
          </table:table-cell>
          <table:table-cell table:formula="of:=IF(ISNUMBER([.P439]); IF([.P439]&gt;0; &quot;Win&quot;; &quot;Loss&quot;); &quot;&quot;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IF(OR(ISBLANK([.L440]); ISBLANK([.M440])); &quot;&quot;; IF([.E440]=&quot;Long&quot;; [.G440]*([.M440]-[.H440]); IF([.E440]=&quot;Short&quot;; [.G440]*([.H440]-[.M440]); &quot;&quot;)))">
            <text:p/>
          </table:table-cell>
          <table:table-cell table:formula="of:=IF(ISNUMBER([.P440]); IF([.P440]&gt;0; &quot;Win&quot;; &quot;Loss&quot;); &quot;&quot;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IF(OR(ISBLANK([.L441]); ISBLANK([.M441])); &quot;&quot;; IF([.E441]=&quot;Long&quot;; [.G441]*([.M441]-[.H441]); IF([.E441]=&quot;Short&quot;; [.G441]*([.H441]-[.M441]); &quot;&quot;)))">
            <text:p/>
          </table:table-cell>
          <table:table-cell table:formula="of:=IF(ISNUMBER([.P441]); IF([.P441]&gt;0; &quot;Win&quot;; &quot;Loss&quot;); &quot;&quot;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IF(OR(ISBLANK([.L442]); ISBLANK([.M442])); &quot;&quot;; IF([.E442]=&quot;Long&quot;; [.G442]*([.M442]-[.H442]); IF([.E442]=&quot;Short&quot;; [.G442]*([.H442]-[.M442]); &quot;&quot;)))">
            <text:p/>
          </table:table-cell>
          <table:table-cell table:formula="of:=IF(ISNUMBER([.P442]); IF([.P442]&gt;0; &quot;Win&quot;; &quot;Loss&quot;); &quot;&quot;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IF(OR(ISBLANK([.L443]); ISBLANK([.M443])); &quot;&quot;; IF([.E443]=&quot;Long&quot;; [.G443]*([.M443]-[.H443]); IF([.E443]=&quot;Short&quot;; [.G443]*([.H443]-[.M443]); &quot;&quot;)))">
            <text:p/>
          </table:table-cell>
          <table:table-cell table:formula="of:=IF(ISNUMBER([.P443]); IF([.P443]&gt;0; &quot;Win&quot;; &quot;Loss&quot;); &quot;&quot;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IF(OR(ISBLANK([.L444]); ISBLANK([.M444])); &quot;&quot;; IF([.E444]=&quot;Long&quot;; [.G444]*([.M444]-[.H444]); IF([.E444]=&quot;Short&quot;; [.G444]*([.H444]-[.M444]); &quot;&quot;)))">
            <text:p/>
          </table:table-cell>
          <table:table-cell table:formula="of:=IF(ISNUMBER([.P444]); IF([.P444]&gt;0; &quot;Win&quot;; &quot;Loss&quot;); &quot;&quot;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IF(OR(ISBLANK([.L445]); ISBLANK([.M445])); &quot;&quot;; IF([.E445]=&quot;Long&quot;; [.G445]*([.M445]-[.H445]); IF([.E445]=&quot;Short&quot;; [.G445]*([.H445]-[.M445]); &quot;&quot;)))">
            <text:p/>
          </table:table-cell>
          <table:table-cell table:formula="of:=IF(ISNUMBER([.P445]); IF([.P445]&gt;0; &quot;Win&quot;; &quot;Loss&quot;); &quot;&quot;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IF(OR(ISBLANK([.L446]); ISBLANK([.M446])); &quot;&quot;; IF([.E446]=&quot;Long&quot;; [.G446]*([.M446]-[.H446]); IF([.E446]=&quot;Short&quot;; [.G446]*([.H446]-[.M446]); &quot;&quot;)))">
            <text:p/>
          </table:table-cell>
          <table:table-cell table:formula="of:=IF(ISNUMBER([.P446]); IF([.P446]&gt;0; &quot;Win&quot;; &quot;Loss&quot;); &quot;&quot;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IF(OR(ISBLANK([.L447]); ISBLANK([.M447])); &quot;&quot;; IF([.E447]=&quot;Long&quot;; [.G447]*([.M447]-[.H447]); IF([.E447]=&quot;Short&quot;; [.G447]*([.H447]-[.M447]); &quot;&quot;)))">
            <text:p/>
          </table:table-cell>
          <table:table-cell table:formula="of:=IF(ISNUMBER([.P447]); IF([.P447]&gt;0; &quot;Win&quot;; &quot;Loss&quot;); &quot;&quot;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IF(OR(ISBLANK([.L448]); ISBLANK([.M448])); &quot;&quot;; IF([.E448]=&quot;Long&quot;; [.G448]*([.M448]-[.H448]); IF([.E448]=&quot;Short&quot;; [.G448]*([.H448]-[.M448]); &quot;&quot;)))">
            <text:p/>
          </table:table-cell>
          <table:table-cell table:formula="of:=IF(ISNUMBER([.P448]); IF([.P448]&gt;0; &quot;Win&quot;; &quot;Loss&quot;); &quot;&quot;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IF(OR(ISBLANK([.L449]); ISBLANK([.M449])); &quot;&quot;; IF([.E449]=&quot;Long&quot;; [.G449]*([.M449]-[.H449]); IF([.E449]=&quot;Short&quot;; [.G449]*([.H449]-[.M449]); &quot;&quot;)))">
            <text:p/>
          </table:table-cell>
          <table:table-cell table:formula="of:=IF(ISNUMBER([.P449]); IF([.P449]&gt;0; &quot;Win&quot;; &quot;Loss&quot;); &quot;&quot;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IF(OR(ISBLANK([.L450]); ISBLANK([.M450])); &quot;&quot;; IF([.E450]=&quot;Long&quot;; [.G450]*([.M450]-[.H450]); IF([.E450]=&quot;Short&quot;; [.G450]*([.H450]-[.M450]); &quot;&quot;)))">
            <text:p/>
          </table:table-cell>
          <table:table-cell table:formula="of:=IF(ISNUMBER([.P450]); IF([.P450]&gt;0; &quot;Win&quot;; &quot;Loss&quot;); &quot;&quot;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IF(OR(ISBLANK([.L451]); ISBLANK([.M451])); &quot;&quot;; IF([.E451]=&quot;Long&quot;; [.G451]*([.M451]-[.H451]); IF([.E451]=&quot;Short&quot;; [.G451]*([.H451]-[.M451]); &quot;&quot;)))">
            <text:p/>
          </table:table-cell>
          <table:table-cell table:formula="of:=IF(ISNUMBER([.P451]); IF([.P451]&gt;0; &quot;Win&quot;; &quot;Loss&quot;); &quot;&quot;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IF(OR(ISBLANK([.L452]); ISBLANK([.M452])); &quot;&quot;; IF([.E452]=&quot;Long&quot;; [.G452]*([.M452]-[.H452]); IF([.E452]=&quot;Short&quot;; [.G452]*([.H452]-[.M452]); &quot;&quot;)))">
            <text:p/>
          </table:table-cell>
          <table:table-cell table:formula="of:=IF(ISNUMBER([.P452]); IF([.P452]&gt;0; &quot;Win&quot;; &quot;Loss&quot;); &quot;&quot;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IF(OR(ISBLANK([.L453]); ISBLANK([.M453])); &quot;&quot;; IF([.E453]=&quot;Long&quot;; [.G453]*([.M453]-[.H453]); IF([.E453]=&quot;Short&quot;; [.G453]*([.H453]-[.M453]); &quot;&quot;)))">
            <text:p/>
          </table:table-cell>
          <table:table-cell table:formula="of:=IF(ISNUMBER([.P453]); IF([.P453]&gt;0; &quot;Win&quot;; &quot;Loss&quot;); &quot;&quot;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IF(OR(ISBLANK([.L454]); ISBLANK([.M454])); &quot;&quot;; IF([.E454]=&quot;Long&quot;; [.G454]*([.M454]-[.H454]); IF([.E454]=&quot;Short&quot;; [.G454]*([.H454]-[.M454]); &quot;&quot;)))">
            <text:p/>
          </table:table-cell>
          <table:table-cell table:formula="of:=IF(ISNUMBER([.P454]); IF([.P454]&gt;0; &quot;Win&quot;; &quot;Loss&quot;); &quot;&quot;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IF(OR(ISBLANK([.L455]); ISBLANK([.M455])); &quot;&quot;; IF([.E455]=&quot;Long&quot;; [.G455]*([.M455]-[.H455]); IF([.E455]=&quot;Short&quot;; [.G455]*([.H455]-[.M455]); &quot;&quot;)))">
            <text:p/>
          </table:table-cell>
          <table:table-cell table:formula="of:=IF(ISNUMBER([.P455]); IF([.P455]&gt;0; &quot;Win&quot;; &quot;Loss&quot;); &quot;&quot;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IF(OR(ISBLANK([.L456]); ISBLANK([.M456])); &quot;&quot;; IF([.E456]=&quot;Long&quot;; [.G456]*([.M456]-[.H456]); IF([.E456]=&quot;Short&quot;; [.G456]*([.H456]-[.M456]); &quot;&quot;)))">
            <text:p/>
          </table:table-cell>
          <table:table-cell table:formula="of:=IF(ISNUMBER([.P456]); IF([.P456]&gt;0; &quot;Win&quot;; &quot;Loss&quot;); &quot;&quot;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IF(OR(ISBLANK([.L457]); ISBLANK([.M457])); &quot;&quot;; IF([.E457]=&quot;Long&quot;; [.G457]*([.M457]-[.H457]); IF([.E457]=&quot;Short&quot;; [.G457]*([.H457]-[.M457]); &quot;&quot;)))">
            <text:p/>
          </table:table-cell>
          <table:table-cell table:formula="of:=IF(ISNUMBER([.P457]); IF([.P457]&gt;0; &quot;Win&quot;; &quot;Loss&quot;); &quot;&quot;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IF(OR(ISBLANK([.L458]); ISBLANK([.M458])); &quot;&quot;; IF([.E458]=&quot;Long&quot;; [.G458]*([.M458]-[.H458]); IF([.E458]=&quot;Short&quot;; [.G458]*([.H458]-[.M458]); &quot;&quot;)))">
            <text:p/>
          </table:table-cell>
          <table:table-cell table:formula="of:=IF(ISNUMBER([.P458]); IF([.P458]&gt;0; &quot;Win&quot;; &quot;Loss&quot;); &quot;&quot;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IF(OR(ISBLANK([.L459]); ISBLANK([.M459])); &quot;&quot;; IF([.E459]=&quot;Long&quot;; [.G459]*([.M459]-[.H459]); IF([.E459]=&quot;Short&quot;; [.G459]*([.H459]-[.M459]); &quot;&quot;)))">
            <text:p/>
          </table:table-cell>
          <table:table-cell table:formula="of:=IF(ISNUMBER([.P459]); IF([.P459]&gt;0; &quot;Win&quot;; &quot;Loss&quot;); &quot;&quot;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IF(OR(ISBLANK([.L460]); ISBLANK([.M460])); &quot;&quot;; IF([.E460]=&quot;Long&quot;; [.G460]*([.M460]-[.H460]); IF([.E460]=&quot;Short&quot;; [.G460]*([.H460]-[.M460]); &quot;&quot;)))">
            <text:p/>
          </table:table-cell>
          <table:table-cell table:formula="of:=IF(ISNUMBER([.P460]); IF([.P460]&gt;0; &quot;Win&quot;; &quot;Loss&quot;); &quot;&quot;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IF(OR(ISBLANK([.L461]); ISBLANK([.M461])); &quot;&quot;; IF([.E461]=&quot;Long&quot;; [.G461]*([.M461]-[.H461]); IF([.E461]=&quot;Short&quot;; [.G461]*([.H461]-[.M461]); &quot;&quot;)))">
            <text:p/>
          </table:table-cell>
          <table:table-cell table:formula="of:=IF(ISNUMBER([.P461]); IF([.P461]&gt;0; &quot;Win&quot;; &quot;Loss&quot;); &quot;&quot;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IF(OR(ISBLANK([.L462]); ISBLANK([.M462])); &quot;&quot;; IF([.E462]=&quot;Long&quot;; [.G462]*([.M462]-[.H462]); IF([.E462]=&quot;Short&quot;; [.G462]*([.H462]-[.M462]); &quot;&quot;)))">
            <text:p/>
          </table:table-cell>
          <table:table-cell table:formula="of:=IF(ISNUMBER([.P462]); IF([.P462]&gt;0; &quot;Win&quot;; &quot;Loss&quot;); &quot;&quot;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IF(OR(ISBLANK([.L463]); ISBLANK([.M463])); &quot;&quot;; IF([.E463]=&quot;Long&quot;; [.G463]*([.M463]-[.H463]); IF([.E463]=&quot;Short&quot;; [.G463]*([.H463]-[.M463]); &quot;&quot;)))">
            <text:p/>
          </table:table-cell>
          <table:table-cell table:formula="of:=IF(ISNUMBER([.P463]); IF([.P463]&gt;0; &quot;Win&quot;; &quot;Loss&quot;); &quot;&quot;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IF(OR(ISBLANK([.L464]); ISBLANK([.M464])); &quot;&quot;; IF([.E464]=&quot;Long&quot;; [.G464]*([.M464]-[.H464]); IF([.E464]=&quot;Short&quot;; [.G464]*([.H464]-[.M464]); &quot;&quot;)))">
            <text:p/>
          </table:table-cell>
          <table:table-cell table:formula="of:=IF(ISNUMBER([.P464]); IF([.P464]&gt;0; &quot;Win&quot;; &quot;Loss&quot;); &quot;&quot;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IF(OR(ISBLANK([.L465]); ISBLANK([.M465])); &quot;&quot;; IF([.E465]=&quot;Long&quot;; [.G465]*([.M465]-[.H465]); IF([.E465]=&quot;Short&quot;; [.G465]*([.H465]-[.M465]); &quot;&quot;)))">
            <text:p/>
          </table:table-cell>
          <table:table-cell table:formula="of:=IF(ISNUMBER([.P465]); IF([.P465]&gt;0; &quot;Win&quot;; &quot;Loss&quot;); &quot;&quot;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IF(OR(ISBLANK([.L466]); ISBLANK([.M466])); &quot;&quot;; IF([.E466]=&quot;Long&quot;; [.G466]*([.M466]-[.H466]); IF([.E466]=&quot;Short&quot;; [.G466]*([.H466]-[.M466]); &quot;&quot;)))">
            <text:p/>
          </table:table-cell>
          <table:table-cell table:formula="of:=IF(ISNUMBER([.P466]); IF([.P466]&gt;0; &quot;Win&quot;; &quot;Loss&quot;); &quot;&quot;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IF(OR(ISBLANK([.L467]); ISBLANK([.M467])); &quot;&quot;; IF([.E467]=&quot;Long&quot;; [.G467]*([.M467]-[.H467]); IF([.E467]=&quot;Short&quot;; [.G467]*([.H467]-[.M467]); &quot;&quot;)))">
            <text:p/>
          </table:table-cell>
          <table:table-cell table:formula="of:=IF(ISNUMBER([.P467]); IF([.P467]&gt;0; &quot;Win&quot;; &quot;Loss&quot;); &quot;&quot;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IF(OR(ISBLANK([.L468]); ISBLANK([.M468])); &quot;&quot;; IF([.E468]=&quot;Long&quot;; [.G468]*([.M468]-[.H468]); IF([.E468]=&quot;Short&quot;; [.G468]*([.H468]-[.M468]); &quot;&quot;)))">
            <text:p/>
          </table:table-cell>
          <table:table-cell table:formula="of:=IF(ISNUMBER([.P468]); IF([.P468]&gt;0; &quot;Win&quot;; &quot;Loss&quot;); &quot;&quot;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IF(OR(ISBLANK([.L469]); ISBLANK([.M469])); &quot;&quot;; IF([.E469]=&quot;Long&quot;; [.G469]*([.M469]-[.H469]); IF([.E469]=&quot;Short&quot;; [.G469]*([.H469]-[.M469]); &quot;&quot;)))">
            <text:p/>
          </table:table-cell>
          <table:table-cell table:formula="of:=IF(ISNUMBER([.P469]); IF([.P469]&gt;0; &quot;Win&quot;; &quot;Loss&quot;); &quot;&quot;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IF(OR(ISBLANK([.L470]); ISBLANK([.M470])); &quot;&quot;; IF([.E470]=&quot;Long&quot;; [.G470]*([.M470]-[.H470]); IF([.E470]=&quot;Short&quot;; [.G470]*([.H470]-[.M470]); &quot;&quot;)))">
            <text:p/>
          </table:table-cell>
          <table:table-cell table:formula="of:=IF(ISNUMBER([.P470]); IF([.P470]&gt;0; &quot;Win&quot;; &quot;Loss&quot;); &quot;&quot;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IF(OR(ISBLANK([.L471]); ISBLANK([.M471])); &quot;&quot;; IF([.E471]=&quot;Long&quot;; [.G471]*([.M471]-[.H471]); IF([.E471]=&quot;Short&quot;; [.G471]*([.H471]-[.M471]); &quot;&quot;)))">
            <text:p/>
          </table:table-cell>
          <table:table-cell table:formula="of:=IF(ISNUMBER([.P471]); IF([.P471]&gt;0; &quot;Win&quot;; &quot;Loss&quot;); &quot;&quot;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IF(OR(ISBLANK([.L472]); ISBLANK([.M472])); &quot;&quot;; IF([.E472]=&quot;Long&quot;; [.G472]*([.M472]-[.H472]); IF([.E472]=&quot;Short&quot;; [.G472]*([.H472]-[.M472]); &quot;&quot;)))">
            <text:p/>
          </table:table-cell>
          <table:table-cell table:formula="of:=IF(ISNUMBER([.P472]); IF([.P472]&gt;0; &quot;Win&quot;; &quot;Loss&quot;); &quot;&quot;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IF(OR(ISBLANK([.L473]); ISBLANK([.M473])); &quot;&quot;; IF([.E473]=&quot;Long&quot;; [.G473]*([.M473]-[.H473]); IF([.E473]=&quot;Short&quot;; [.G473]*([.H473]-[.M473]); &quot;&quot;)))">
            <text:p/>
          </table:table-cell>
          <table:table-cell table:formula="of:=IF(ISNUMBER([.P473]); IF([.P473]&gt;0; &quot;Win&quot;; &quot;Loss&quot;); &quot;&quot;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IF(OR(ISBLANK([.L474]); ISBLANK([.M474])); &quot;&quot;; IF([.E474]=&quot;Long&quot;; [.G474]*([.M474]-[.H474]); IF([.E474]=&quot;Short&quot;; [.G474]*([.H474]-[.M474]); &quot;&quot;)))">
            <text:p/>
          </table:table-cell>
          <table:table-cell table:formula="of:=IF(ISNUMBER([.P474]); IF([.P474]&gt;0; &quot;Win&quot;; &quot;Loss&quot;); &quot;&quot;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IF(OR(ISBLANK([.L475]); ISBLANK([.M475])); &quot;&quot;; IF([.E475]=&quot;Long&quot;; [.G475]*([.M475]-[.H475]); IF([.E475]=&quot;Short&quot;; [.G475]*([.H475]-[.M475]); &quot;&quot;)))">
            <text:p/>
          </table:table-cell>
          <table:table-cell table:formula="of:=IF(ISNUMBER([.P475]); IF([.P475]&gt;0; &quot;Win&quot;; &quot;Loss&quot;); &quot;&quot;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IF(OR(ISBLANK([.L476]); ISBLANK([.M476])); &quot;&quot;; IF([.E476]=&quot;Long&quot;; [.G476]*([.M476]-[.H476]); IF([.E476]=&quot;Short&quot;; [.G476]*([.H476]-[.M476]); &quot;&quot;)))">
            <text:p/>
          </table:table-cell>
          <table:table-cell table:formula="of:=IF(ISNUMBER([.P476]); IF([.P476]&gt;0; &quot;Win&quot;; &quot;Loss&quot;); &quot;&quot;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IF(OR(ISBLANK([.L477]); ISBLANK([.M477])); &quot;&quot;; IF([.E477]=&quot;Long&quot;; [.G477]*([.M477]-[.H477]); IF([.E477]=&quot;Short&quot;; [.G477]*([.H477]-[.M477]); &quot;&quot;)))">
            <text:p/>
          </table:table-cell>
          <table:table-cell table:formula="of:=IF(ISNUMBER([.P477]); IF([.P477]&gt;0; &quot;Win&quot;; &quot;Loss&quot;); &quot;&quot;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IF(OR(ISBLANK([.L478]); ISBLANK([.M478])); &quot;&quot;; IF([.E478]=&quot;Long&quot;; [.G478]*([.M478]-[.H478]); IF([.E478]=&quot;Short&quot;; [.G478]*([.H478]-[.M478]); &quot;&quot;)))">
            <text:p/>
          </table:table-cell>
          <table:table-cell table:formula="of:=IF(ISNUMBER([.P478]); IF([.P478]&gt;0; &quot;Win&quot;; &quot;Loss&quot;); &quot;&quot;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IF(OR(ISBLANK([.L479]); ISBLANK([.M479])); &quot;&quot;; IF([.E479]=&quot;Long&quot;; [.G479]*([.M479]-[.H479]); IF([.E479]=&quot;Short&quot;; [.G479]*([.H479]-[.M479]); &quot;&quot;)))">
            <text:p/>
          </table:table-cell>
          <table:table-cell table:formula="of:=IF(ISNUMBER([.P479]); IF([.P479]&gt;0; &quot;Win&quot;; &quot;Loss&quot;); &quot;&quot;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IF(OR(ISBLANK([.L480]); ISBLANK([.M480])); &quot;&quot;; IF([.E480]=&quot;Long&quot;; [.G480]*([.M480]-[.H480]); IF([.E480]=&quot;Short&quot;; [.G480]*([.H480]-[.M480]); &quot;&quot;)))">
            <text:p/>
          </table:table-cell>
          <table:table-cell table:formula="of:=IF(ISNUMBER([.P480]); IF([.P480]&gt;0; &quot;Win&quot;; &quot;Loss&quot;); &quot;&quot;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IF(OR(ISBLANK([.L481]); ISBLANK([.M481])); &quot;&quot;; IF([.E481]=&quot;Long&quot;; [.G481]*([.M481]-[.H481]); IF([.E481]=&quot;Short&quot;; [.G481]*([.H481]-[.M481]); &quot;&quot;)))">
            <text:p/>
          </table:table-cell>
          <table:table-cell table:formula="of:=IF(ISNUMBER([.P481]); IF([.P481]&gt;0; &quot;Win&quot;; &quot;Loss&quot;); &quot;&quot;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IF(OR(ISBLANK([.L482]); ISBLANK([.M482])); &quot;&quot;; IF([.E482]=&quot;Long&quot;; [.G482]*([.M482]-[.H482]); IF([.E482]=&quot;Short&quot;; [.G482]*([.H482]-[.M482]); &quot;&quot;)))">
            <text:p/>
          </table:table-cell>
          <table:table-cell table:formula="of:=IF(ISNUMBER([.P482]); IF([.P482]&gt;0; &quot;Win&quot;; &quot;Loss&quot;); &quot;&quot;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IF(OR(ISBLANK([.L483]); ISBLANK([.M483])); &quot;&quot;; IF([.E483]=&quot;Long&quot;; [.G483]*([.M483]-[.H483]); IF([.E483]=&quot;Short&quot;; [.G483]*([.H483]-[.M483]); &quot;&quot;)))">
            <text:p/>
          </table:table-cell>
          <table:table-cell table:formula="of:=IF(ISNUMBER([.P483]); IF([.P483]&gt;0; &quot;Win&quot;; &quot;Loss&quot;); &quot;&quot;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IF(OR(ISBLANK([.L484]); ISBLANK([.M484])); &quot;&quot;; IF([.E484]=&quot;Long&quot;; [.G484]*([.M484]-[.H484]); IF([.E484]=&quot;Short&quot;; [.G484]*([.H484]-[.M484]); &quot;&quot;)))">
            <text:p/>
          </table:table-cell>
          <table:table-cell table:formula="of:=IF(ISNUMBER([.P484]); IF([.P484]&gt;0; &quot;Win&quot;; &quot;Loss&quot;); &quot;&quot;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IF(OR(ISBLANK([.L485]); ISBLANK([.M485])); &quot;&quot;; IF([.E485]=&quot;Long&quot;; [.G485]*([.M485]-[.H485]); IF([.E485]=&quot;Short&quot;; [.G485]*([.H485]-[.M485]); &quot;&quot;)))">
            <text:p/>
          </table:table-cell>
          <table:table-cell table:formula="of:=IF(ISNUMBER([.P485]); IF([.P485]&gt;0; &quot;Win&quot;; &quot;Loss&quot;); &quot;&quot;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IF(OR(ISBLANK([.L486]); ISBLANK([.M486])); &quot;&quot;; IF([.E486]=&quot;Long&quot;; [.G486]*([.M486]-[.H486]); IF([.E486]=&quot;Short&quot;; [.G486]*([.H486]-[.M486]); &quot;&quot;)))">
            <text:p/>
          </table:table-cell>
          <table:table-cell table:formula="of:=IF(ISNUMBER([.P486]); IF([.P486]&gt;0; &quot;Win&quot;; &quot;Loss&quot;); &quot;&quot;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IF(OR(ISBLANK([.L487]); ISBLANK([.M487])); &quot;&quot;; IF([.E487]=&quot;Long&quot;; [.G487]*([.M487]-[.H487]); IF([.E487]=&quot;Short&quot;; [.G487]*([.H487]-[.M487]); &quot;&quot;)))">
            <text:p/>
          </table:table-cell>
          <table:table-cell table:formula="of:=IF(ISNUMBER([.P487]); IF([.P487]&gt;0; &quot;Win&quot;; &quot;Loss&quot;); &quot;&quot;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IF(OR(ISBLANK([.L488]); ISBLANK([.M488])); &quot;&quot;; IF([.E488]=&quot;Long&quot;; [.G488]*([.M488]-[.H488]); IF([.E488]=&quot;Short&quot;; [.G488]*([.H488]-[.M488]); &quot;&quot;)))">
            <text:p/>
          </table:table-cell>
          <table:table-cell table:formula="of:=IF(ISNUMBER([.P488]); IF([.P488]&gt;0; &quot;Win&quot;; &quot;Loss&quot;); &quot;&quot;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IF(OR(ISBLANK([.L489]); ISBLANK([.M489])); &quot;&quot;; IF([.E489]=&quot;Long&quot;; [.G489]*([.M489]-[.H489]); IF([.E489]=&quot;Short&quot;; [.G489]*([.H489]-[.M489]); &quot;&quot;)))">
            <text:p/>
          </table:table-cell>
          <table:table-cell table:formula="of:=IF(ISNUMBER([.P489]); IF([.P489]&gt;0; &quot;Win&quot;; &quot;Loss&quot;); &quot;&quot;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IF(OR(ISBLANK([.L490]); ISBLANK([.M490])); &quot;&quot;; IF([.E490]=&quot;Long&quot;; [.G490]*([.M490]-[.H490]); IF([.E490]=&quot;Short&quot;; [.G490]*([.H490]-[.M490]); &quot;&quot;)))">
            <text:p/>
          </table:table-cell>
          <table:table-cell table:formula="of:=IF(ISNUMBER([.P490]); IF([.P490]&gt;0; &quot;Win&quot;; &quot;Loss&quot;); &quot;&quot;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IF(OR(ISBLANK([.L491]); ISBLANK([.M491])); &quot;&quot;; IF([.E491]=&quot;Long&quot;; [.G491]*([.M491]-[.H491]); IF([.E491]=&quot;Short&quot;; [.G491]*([.H491]-[.M491]); &quot;&quot;)))">
            <text:p/>
          </table:table-cell>
          <table:table-cell table:formula="of:=IF(ISNUMBER([.P491]); IF([.P491]&gt;0; &quot;Win&quot;; &quot;Loss&quot;); &quot;&quot;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IF(OR(ISBLANK([.L492]); ISBLANK([.M492])); &quot;&quot;; IF([.E492]=&quot;Long&quot;; [.G492]*([.M492]-[.H492]); IF([.E492]=&quot;Short&quot;; [.G492]*([.H492]-[.M492]); &quot;&quot;)))">
            <text:p/>
          </table:table-cell>
          <table:table-cell table:formula="of:=IF(ISNUMBER([.P492]); IF([.P492]&gt;0; &quot;Win&quot;; &quot;Loss&quot;); &quot;&quot;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IF(OR(ISBLANK([.L493]); ISBLANK([.M493])); &quot;&quot;; IF([.E493]=&quot;Long&quot;; [.G493]*([.M493]-[.H493]); IF([.E493]=&quot;Short&quot;; [.G493]*([.H493]-[.M493]); &quot;&quot;)))">
            <text:p/>
          </table:table-cell>
          <table:table-cell table:formula="of:=IF(ISNUMBER([.P493]); IF([.P493]&gt;0; &quot;Win&quot;; &quot;Loss&quot;); &quot;&quot;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IF(OR(ISBLANK([.L494]); ISBLANK([.M494])); &quot;&quot;; IF([.E494]=&quot;Long&quot;; [.G494]*([.M494]-[.H494]); IF([.E494]=&quot;Short&quot;; [.G494]*([.H494]-[.M494]); &quot;&quot;)))">
            <text:p/>
          </table:table-cell>
          <table:table-cell table:formula="of:=IF(ISNUMBER([.P494]); IF([.P494]&gt;0; &quot;Win&quot;; &quot;Loss&quot;); &quot;&quot;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IF(OR(ISBLANK([.L495]); ISBLANK([.M495])); &quot;&quot;; IF([.E495]=&quot;Long&quot;; [.G495]*([.M495]-[.H495]); IF([.E495]=&quot;Short&quot;; [.G495]*([.H495]-[.M495]); &quot;&quot;)))">
            <text:p/>
          </table:table-cell>
          <table:table-cell table:formula="of:=IF(ISNUMBER([.P495]); IF([.P495]&gt;0; &quot;Win&quot;; &quot;Loss&quot;); &quot;&quot;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IF(OR(ISBLANK([.L496]); ISBLANK([.M496])); &quot;&quot;; IF([.E496]=&quot;Long&quot;; [.G496]*([.M496]-[.H496]); IF([.E496]=&quot;Short&quot;; [.G496]*([.H496]-[.M496]); &quot;&quot;)))">
            <text:p/>
          </table:table-cell>
          <table:table-cell table:formula="of:=IF(ISNUMBER([.P496]); IF([.P496]&gt;0; &quot;Win&quot;; &quot;Loss&quot;); &quot;&quot;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IF(OR(ISBLANK([.L497]); ISBLANK([.M497])); &quot;&quot;; IF([.E497]=&quot;Long&quot;; [.G497]*([.M497]-[.H497]); IF([.E497]=&quot;Short&quot;; [.G497]*([.H497]-[.M497]); &quot;&quot;)))">
            <text:p/>
          </table:table-cell>
          <table:table-cell table:formula="of:=IF(ISNUMBER([.P497]); IF([.P497]&gt;0; &quot;Win&quot;; &quot;Loss&quot;); &quot;&quot;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IF(OR(ISBLANK([.L498]); ISBLANK([.M498])); &quot;&quot;; IF([.E498]=&quot;Long&quot;; [.G498]*([.M498]-[.H498]); IF([.E498]=&quot;Short&quot;; [.G498]*([.H498]-[.M498]); &quot;&quot;)))">
            <text:p/>
          </table:table-cell>
          <table:table-cell table:formula="of:=IF(ISNUMBER([.P498]); IF([.P498]&gt;0; &quot;Win&quot;; &quot;Loss&quot;); &quot;&quot;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IF(OR(ISBLANK([.L499]); ISBLANK([.M499])); &quot;&quot;; IF([.E499]=&quot;Long&quot;; [.G499]*([.M499]-[.H499]); IF([.E499]=&quot;Short&quot;; [.G499]*([.H499]-[.M499]); &quot;&quot;)))">
            <text:p/>
          </table:table-cell>
          <table:table-cell table:formula="of:=IF(ISNUMBER([.P499]); IF([.P499]&gt;0; &quot;Win&quot;; &quot;Loss&quot;); &quot;&quot;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IF(OR(ISBLANK([.L500]); ISBLANK([.M500])); &quot;&quot;; IF([.E500]=&quot;Long&quot;; [.G500]*([.M500]-[.H500]); IF([.E500]=&quot;Short&quot;; [.G500]*([.H500]-[.M500]); &quot;&quot;)))">
            <text:p/>
          </table:table-cell>
          <table:table-cell table:formula="of:=IF(ISNUMBER([.P500]); IF([.P500]&gt;0; &quot;Win&quot;; &quot;Loss&quot;); &quot;&quot;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IF(OR(ISBLANK([.L501]); ISBLANK([.M501])); &quot;&quot;; IF([.E501]=&quot;Long&quot;; [.G501]*([.M501]-[.H501]); IF([.E501]=&quot;Short&quot;; [.G501]*([.H501]-[.M501]); &quot;&quot;)))">
            <text:p/>
          </table:table-cell>
          <table:table-cell table:formula="of:=IF(ISNUMBER([.P501]); IF([.P501]&gt;0; &quot;Win&quot;; &quot;Loss&quot;); &quot;&quot;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IF(OR(ISBLANK([.L502]); ISBLANK([.M502])); &quot;&quot;; IF([.E502]=&quot;Long&quot;; [.G502]*([.M502]-[.H502]); IF([.E502]=&quot;Short&quot;; [.G502]*([.H502]-[.M502]); &quot;&quot;)))">
            <text:p/>
          </table:table-cell>
          <table:table-cell table:formula="of:=IF(ISNUMBER([.P502]); IF([.P502]&gt;0; &quot;Win&quot;; &quot;Loss&quot;); &quot;&quot;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table:style-name="ce83"/>
          <table:table-cell table:style-name="ce91" table:number-columns-repeated="3"/>
          <table:table-cell table:style-name="ce98"/>
          <table:table-cell table:style-name="ce105"/>
          <table:table-cell table:style-name="ce91"/>
          <table:table-cell table:style-name="ce123"/>
          <table:table-cell table:style-name="ce128"/>
          <table:table-cell table:style-name="ce83"/>
          <table:table-cell table:style-name="ce91" table:number-columns-repeated="2"/>
          <table:table-cell table:style-name="ce123"/>
          <table:table-cell table:style-name="ce144"/>
          <table:table-cell table:style-name="ce148"/>
          <table:table-cell table:style-name="ce152"/>
          <table:table-cell table:style-name="ce156" table:number-columns-repeated="2"/>
          <table:table-cell table:style-name="ce160"/>
          <table:table-cell table:style-name="ce91"/>
          <table:table-cell table:style-name="ce128"/>
          <table:table-cell table:style-name="ce164" table:number-columns-repeated="1003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table:table-column table:style-name="co19" table:default-cell-style-name="ce180"/>
        <table:table-column table:style-name="co12" table:default-cell-style-name="ce180"/>
        <table:table-column table:style-name="co1" table:number-columns-repeated="62" table:default-cell-style-name="ce180"/>
        <table:table-row table:style-name="ro1">
          <table:table-cell table:number-columns-repeated="64"/>
        </table:table-row>
        <table:table-row table:style-name="ro4">
          <table:table-cell/>
          <table:table-cell table:style-name="ce181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Entry price</text:p>
          </table:table-cell>
          <table:table-cell table:style-name="ce188" office:value-type="float" office:value="24" calcext:value-type="float">
            <text:p>24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Stop loss</text:p>
          </table:table-cell>
          <table:table-cell table:style-name="ce188" office:value-type="float" office:value="25" calcext:value-type="float">
            <text:p>25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3" office:value-type="string" calcext:value-type="string">
            <text:p>Target</text:p>
          </table:table-cell>
          <table:table-cell table:style-name="ce191"/>
          <table:table-cell table:style-name="ce209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  <table:table-cell table:number-columns-repeated="60"/>
        </table:table-row>
        <table:table-row table:style-name="ro1">
          <table:table-cell/>
          <table:table-cell table:style-name="ce186" office:value-type="string" calcext:value-type="string">
            <text:p># Shares</text:p>
          </table:table-cell>
          <table:table-cell table:style-name="ce198" table:formula="of:=ABS([$Overview.C5]/([.C3]-[.C4]))" office:value-type="float" office:value="60" calcext:value-type="float">
            <text:p>60.00</text:p>
          </table:table-cell>
          <table:table-cell table:style-name="ce211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osition value</text:p>
          </table:table-cell>
          <table:table-cell table:style-name="ce202" table:formula="of:=[.C6]*[.C3]" office:value-type="float" office:value="1440" calcext:value-type="float">
            <text:p>1,44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er share profit</text:p>
          </table:table-cell>
          <table:table-cell table:style-name="ce202" table:formula="of:=IF([.C5]=&quot;&quot;; ABS([.D5]-[.C3]); ABS([.C5]-[.C3]))" office:value-type="float" office:value="2" calcext:value-type="float">
            <text:p>2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er share loss</text:p>
          </table:table-cell>
          <table:table-cell table:style-name="ce202" table:formula="of:=ABS([.C3]-[.C4])" office:value-type="float" office:value="1" calcext:value-type="float">
            <text:p>1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Total profit</text:p>
          </table:table-cell>
          <table:table-cell table:style-name="ce202" table:formula="of:=[.C8]*[.C6]" office:value-type="float" office:value="120" calcext:value-type="float">
            <text:p>12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Total loss</text:p>
          </table:table-cell>
          <table:table-cell table:style-name="ce202" table:formula="of:=[.C9]*[.C6]" office:value-type="float" office:value="60" calcext:value-type="float">
            <text:p>6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3" office:value-type="string" calcext:value-type="string">
            <text:p>Risk/Reward</text:p>
          </table:table-cell>
          <table:table-cell table:style-name="ce203" table:formula="of:=[.C8]/[.C9]" office:value-type="float" office:value="2" calcext:value-type="float">
            <text:p>2.00</text:p>
          </table:table-cell>
          <table:table-cell table:style-name="ce213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date-style style:name="N112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6P0"/>
    </number:currency-style>
    <number:date-style style:name="N13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 number:calendar="jewish"/>
      <number:text> </number:text>
      <number:month number:calendar="jewish" number:style="long" number:textual="true"/>
    </number:date-style>
    <number:date-style style:name="N144">
      <number:month number:calendar="jewish" number:style="long" number:textual="true"/>
      <number:text> </number:text>
      <number:day number:calendar="jewish"/>
    </number:date-style>
    <number:date-style style:name="N145">
      <number:month number:calendar="jewish" number:style="long" number:textual="true"/>
      <number:text> </number:text>
      <number:year number:calendar="jewish" number:style="long"/>
    </number:date-style>
    <number:date-style style:name="N146">
      <number:month number:calendar="jewish" number:style="long" number:textual="true"/>
    </number:date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50P0"/>
    </number:currency-style>
    <number:percentage-style style:name="N151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3:55:04.483142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deartha </meta:initial-creator>
    <meta:creation-date>2019-06-12T16:30:35.024638310</meta:creation-date>
    <dc:date>2020-12-02T00:25:02.951584841</dc:date>
    <meta:editing-duration>PT4H38M</meta:editing-duration>
    <meta:editing-cycles>57</meta:editing-cycles>
    <meta:generator>LibreOffice/6.4.7.2$Linux_X86_64 LibreOffice_project/40$Build-2</meta:generator>
    <dc:creator>codeartha </dc:creator>
    <meta:document-statistic meta:table-count="4" meta:cell-count="3209" meta:object-count="2"/>
  </office:meta>
</office:document-meta>
</file>